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automatic-styles>
    <style:style style:name="P1" style:family="paragraph" style:parent-style-name="Standard">
      <style:text-properties fo:font-weight="bold" officeooo:rsid="00146a09" officeooo:paragraph-rsid="00146a09" style:font-weight-asian="bold" style:font-weight-complex="bold"/>
    </style:style>
    <style:style style:name="P2" style:family="paragraph" style:parent-style-name="Standard">
      <style:text-properties fo:font-weight="bold" officeooo:rsid="00172051" officeooo:paragraph-rsid="00172051" style:font-weight-asian="bold" style:font-weight-complex="bold"/>
    </style:style>
    <style:style style:name="P3" style:family="paragraph" style:parent-style-name="Standard">
      <style:text-properties fo:font-weight="bold" officeooo:rsid="00199425" officeooo:paragraph-rsid="00199425" style:font-weight-asian="bold" style:font-weight-complex="bold"/>
    </style:style>
    <style:style style:name="P4" style:family="paragraph" style:parent-style-name="Standard">
      <style:text-properties fo:font-weight="bold" officeooo:rsid="002305d7" officeooo:paragraph-rsid="002305d7" style:font-weight-asian="bold" style:font-weight-complex="bold"/>
    </style:style>
    <style:style style:name="P5" style:family="paragraph" style:parent-style-name="Standard">
      <style:paragraph-properties fo:break-before="page"/>
      <style:text-properties fo:font-weight="bold" officeooo:rsid="00232284" officeooo:paragraph-rsid="00232284" style:font-weight-asian="bold" style:font-weight-complex="bold"/>
    </style:style>
    <style:style style:name="P6" style:family="paragraph" style:parent-style-name="Standard">
      <style:text-properties fo:font-weight="bold" officeooo:rsid="00251a67" officeooo:paragraph-rsid="00251a67" style:font-weight-asian="bold" style:font-weight-complex="bold"/>
    </style:style>
    <style:style style:name="P7" style:family="paragraph" style:parent-style-name="Standard">
      <style:text-properties fo:font-weight="bold" officeooo:rsid="0027dc30" officeooo:paragraph-rsid="0027dc30" style:font-weight-asian="bold" style:font-weight-complex="bold"/>
    </style:style>
    <style:style style:name="P8" style:family="paragraph" style:parent-style-name="Standard">
      <style:text-properties fo:font-weight="bold" officeooo:rsid="00297c68" officeooo:paragraph-rsid="00297c68" style:font-weight-asian="bold" style:font-weight-complex="bold"/>
    </style:style>
    <style:style style:name="P9" style:family="paragraph" style:parent-style-name="Standard">
      <style:text-properties fo:font-weight="bold" officeooo:rsid="00297c68" officeooo:paragraph-rsid="00a70663" style:font-weight-asian="bold" style:font-weight-complex="bold"/>
    </style:style>
    <style:style style:name="P10" style:family="paragraph" style:parent-style-name="Standard">
      <style:text-properties fo:font-weight="bold" officeooo:rsid="002a28db" officeooo:paragraph-rsid="002a28db" style:font-weight-asian="bold" style:font-weight-complex="bold"/>
    </style:style>
    <style:style style:name="P11" style:family="paragraph" style:parent-style-name="Standard">
      <style:text-properties fo:font-weight="bold" officeooo:rsid="006c8c64" officeooo:paragraph-rsid="006c8c64" style:font-weight-asian="bold" style:font-weight-complex="bold"/>
    </style:style>
    <style:style style:name="P12" style:family="paragraph" style:parent-style-name="Standard">
      <style:text-properties fo:font-weight="bold" officeooo:rsid="00286980" officeooo:paragraph-rsid="00286980" style:font-weight-asian="bold" style:font-weight-complex="bold"/>
    </style:style>
    <style:style style:name="P13" style:family="paragraph" style:parent-style-name="Standard">
      <style:text-properties fo:font-weight="normal" officeooo:rsid="0015b17c" officeooo:paragraph-rsid="0015b17c" style:font-weight-asian="normal" style:font-weight-complex="normal"/>
    </style:style>
    <style:style style:name="P14" style:family="paragraph" style:parent-style-name="Standard">
      <style:text-properties fo:font-weight="normal" officeooo:rsid="00172051" officeooo:paragraph-rsid="00172051" style:font-weight-asian="normal" style:font-weight-complex="normal"/>
    </style:style>
    <style:style style:name="P15" style:family="paragraph" style:parent-style-name="Standard">
      <style:text-properties fo:font-weight="normal" officeooo:rsid="0017feb0" officeooo:paragraph-rsid="0017feb0" style:font-weight-asian="normal" style:font-weight-complex="normal"/>
    </style:style>
    <style:style style:name="P16" style:family="paragraph" style:parent-style-name="Standard">
      <style:text-properties fo:font-weight="normal" officeooo:rsid="00198e87" officeooo:paragraph-rsid="00198e87" style:font-weight-asian="normal" style:font-weight-complex="normal"/>
    </style:style>
    <style:style style:name="P17" style:family="paragraph" style:parent-style-name="Standard">
      <style:text-properties fo:font-weight="normal" officeooo:rsid="00199425" officeooo:paragraph-rsid="00199425" style:font-weight-asian="normal" style:font-weight-complex="normal"/>
    </style:style>
    <style:style style:name="P18" style:family="paragraph" style:parent-style-name="Standard">
      <style:text-properties fo:font-weight="normal" officeooo:rsid="001d7c6e" officeooo:paragraph-rsid="001d7c6e" style:font-weight-asian="normal" style:font-weight-complex="normal"/>
    </style:style>
    <style:style style:name="P19" style:family="paragraph" style:parent-style-name="Standard">
      <style:text-properties fo:font-weight="normal" officeooo:rsid="001f5773" officeooo:paragraph-rsid="001f5773" style:font-weight-asian="normal" style:font-weight-complex="normal"/>
    </style:style>
    <style:style style:name="P20" style:family="paragraph" style:parent-style-name="Standard">
      <style:text-properties fo:font-weight="normal" officeooo:rsid="0020985c" officeooo:paragraph-rsid="0020985c" style:font-weight-asian="normal" style:font-weight-complex="normal"/>
    </style:style>
    <style:style style:name="P21" style:family="paragraph" style:parent-style-name="Standard">
      <style:text-properties fo:font-weight="normal" officeooo:rsid="002180c7" officeooo:paragraph-rsid="002180c7" style:font-weight-asian="normal" style:font-weight-complex="normal"/>
    </style:style>
    <style:style style:name="P22" style:family="paragraph" style:parent-style-name="Standard">
      <style:text-properties fo:font-weight="normal" officeooo:rsid="00222485" officeooo:paragraph-rsid="00222485" style:font-weight-asian="normal" style:font-weight-complex="normal"/>
    </style:style>
    <style:style style:name="P23" style:family="paragraph" style:parent-style-name="Standard">
      <style:text-properties fo:font-weight="normal" officeooo:rsid="002305d7" officeooo:paragraph-rsid="002305d7" style:font-weight-asian="normal" style:font-weight-complex="normal"/>
    </style:style>
    <style:style style:name="P24" style:family="paragraph" style:parent-style-name="Standard">
      <style:text-properties fo:font-weight="normal" officeooo:rsid="00232284" officeooo:paragraph-rsid="00232284" style:font-weight-asian="normal" style:font-weight-complex="normal"/>
    </style:style>
    <style:style style:name="P25" style:family="paragraph" style:parent-style-name="Standard">
      <style:text-properties fo:font-weight="normal" officeooo:rsid="0027dc30" officeooo:paragraph-rsid="0027dc30" style:font-weight-asian="normal" style:font-weight-complex="normal"/>
    </style:style>
    <style:style style:name="P26" style:family="paragraph" style:parent-style-name="Standard">
      <style:text-properties fo:font-weight="normal" officeooo:rsid="00280253" officeooo:paragraph-rsid="00280253" style:font-weight-asian="normal" style:font-weight-complex="normal"/>
    </style:style>
    <style:style style:name="P27" style:family="paragraph" style:parent-style-name="Standard">
      <style:text-properties fo:font-weight="normal" officeooo:rsid="00286980" officeooo:paragraph-rsid="00286980" style:font-weight-asian="normal" style:font-weight-complex="normal"/>
    </style:style>
    <style:style style:name="P28" style:family="paragraph" style:parent-style-name="Standard">
      <style:text-properties fo:font-weight="normal" officeooo:rsid="00286980" officeooo:paragraph-rsid="00a70663" style:font-weight-asian="normal" style:font-weight-complex="normal"/>
    </style:style>
    <style:style style:name="P29" style:family="paragraph" style:parent-style-name="Standard">
      <style:text-properties fo:font-weight="normal" officeooo:rsid="00297c68" officeooo:paragraph-rsid="00297c68" style:font-weight-asian="normal" style:font-weight-complex="normal"/>
    </style:style>
    <style:style style:name="P30" style:family="paragraph" style:parent-style-name="Standard">
      <style:text-properties fo:font-weight="normal" officeooo:rsid="00297c68" officeooo:paragraph-rsid="00a802a8" style:font-weight-asian="normal" style:font-weight-complex="normal"/>
    </style:style>
    <style:style style:name="P31" style:family="paragraph" style:parent-style-name="Standard">
      <style:text-properties fo:font-weight="normal" officeooo:rsid="0027136a" officeooo:paragraph-rsid="0027136a" style:font-weight-asian="normal" style:font-weight-complex="normal"/>
    </style:style>
    <style:style style:name="P32" style:family="paragraph" style:parent-style-name="Standard">
      <style:text-properties fo:font-weight="normal" officeooo:rsid="0029f4e3" officeooo:paragraph-rsid="0029f4e3" style:font-weight-asian="normal" style:font-weight-complex="normal"/>
    </style:style>
    <style:style style:name="P33" style:family="paragraph" style:parent-style-name="Standard">
      <style:text-properties fo:font-weight="normal" officeooo:rsid="0029f4e3" officeooo:paragraph-rsid="002a28db" style:font-weight-asian="normal" style:font-weight-complex="normal"/>
    </style:style>
    <style:style style:name="P34" style:family="paragraph" style:parent-style-name="Standard">
      <style:text-properties fo:font-weight="normal" officeooo:rsid="0029f4e3" officeooo:paragraph-rsid="00a802a8" style:font-weight-asian="normal" style:font-weight-complex="normal"/>
    </style:style>
    <style:style style:name="P35" style:family="paragraph" style:parent-style-name="Standard">
      <style:text-properties fo:font-weight="normal" officeooo:rsid="002a28db" officeooo:paragraph-rsid="002a28db" style:font-weight-asian="normal" style:font-weight-complex="normal"/>
    </style:style>
    <style:style style:name="P36" style:family="paragraph" style:parent-style-name="Standard">
      <style:text-properties fo:font-weight="normal" officeooo:rsid="005c4a82" officeooo:paragraph-rsid="005c4a82" style:font-weight-asian="normal" style:font-weight-complex="normal"/>
    </style:style>
    <style:style style:name="P37" style:family="paragraph" style:parent-style-name="Standard">
      <style:text-properties fo:font-weight="normal" officeooo:rsid="005d75b3" officeooo:paragraph-rsid="005d75b3" style:font-weight-asian="normal" style:font-weight-complex="normal"/>
    </style:style>
    <style:style style:name="P38" style:family="paragraph" style:parent-style-name="Standard">
      <style:text-properties fo:font-weight="normal" officeooo:rsid="005ef260" officeooo:paragraph-rsid="005ef260" style:font-weight-asian="normal" style:font-weight-complex="normal"/>
    </style:style>
    <style:style style:name="P39" style:family="paragraph" style:parent-style-name="Standard">
      <style:text-properties fo:font-weight="normal" officeooo:rsid="00251a67" officeooo:paragraph-rsid="00a5f48f" style:font-weight-asian="normal" style:font-weight-complex="normal"/>
    </style:style>
    <style:style style:name="P40" style:family="paragraph" style:parent-style-name="Standard">
      <style:text-properties fo:font-weight="normal" officeooo:rsid="00a5f48f" officeooo:paragraph-rsid="00a5f48f" style:font-weight-asian="normal" style:font-weight-complex="normal"/>
    </style:style>
    <style:style style:name="P41" style:family="paragraph" style:parent-style-name="Standard">
      <style:text-properties fo:font-weight="normal" officeooo:rsid="00a70663" officeooo:paragraph-rsid="00a70663" style:font-weight-asian="normal" style:font-weight-complex="normal"/>
    </style:style>
    <style:style style:name="P42" style:family="paragraph" style:parent-style-name="Standard">
      <style:text-properties fo:font-weight="normal" officeooo:rsid="00a802a8" officeooo:paragraph-rsid="00a802a8" style:font-weight-asian="normal" style:font-weight-complex="normal"/>
    </style:style>
    <style:style style:name="P43" style:family="paragraph" style:parent-style-name="Standard">
      <style:text-properties fo:font-size="20pt" fo:font-weight="bold" officeooo:rsid="002c250f" officeooo:paragraph-rsid="002c250f" style:font-size-asian="17.5pt" style:font-weight-asian="bold" style:font-size-complex="20pt" style:font-weight-complex="bold"/>
    </style:style>
    <style:style style:name="P44" style:family="paragraph" style:parent-style-name="Standard">
      <style:paragraph-properties fo:text-align="center" style:justify-single-word="false"/>
      <style:text-properties fo:font-size="20pt" fo:font-weight="bold" officeooo:rsid="003dee37" officeooo:paragraph-rsid="003dee37" style:font-size-asian="20pt" style:font-weight-asian="bold" style:font-size-complex="20pt" style:font-weight-complex="bold"/>
    </style:style>
    <style:style style:name="P45" style:family="paragraph" style:parent-style-name="Standard">
      <style:text-properties fo:font-size="12pt" fo:font-weight="bold" officeooo:rsid="002c250f" officeooo:paragraph-rsid="002c250f" style:font-size-asian="10.5pt" style:font-weight-asian="bold" style:font-size-complex="12pt" style:font-weight-complex="bold"/>
    </style:style>
    <style:style style:name="P46" style:family="paragraph" style:parent-style-name="Standard">
      <style:text-properties fo:font-size="12pt" fo:font-weight="bold" officeooo:rsid="002d6be4" officeooo:paragraph-rsid="002d6be4" style:font-size-asian="10.5pt" style:font-weight-asian="bold" style:font-size-complex="12pt" style:font-weight-complex="bold"/>
    </style:style>
    <style:style style:name="P47" style:family="paragraph" style:parent-style-name="Standard">
      <style:text-properties fo:font-size="12pt" fo:font-weight="bold" officeooo:rsid="002d6be4" officeooo:paragraph-rsid="00aac701" style:font-size-asian="10.5pt" style:font-weight-asian="bold" style:font-size-complex="12pt" style:font-weight-complex="bold"/>
    </style:style>
    <style:style style:name="P48" style:family="paragraph" style:parent-style-name="Standard">
      <style:text-properties fo:font-size="12pt" fo:font-weight="bold" officeooo:rsid="0030c791" officeooo:paragraph-rsid="0030c791" style:font-size-asian="10.5pt" style:font-weight-asian="bold" style:font-size-complex="12pt" style:font-weight-complex="bold"/>
    </style:style>
    <style:style style:name="P49" style:family="paragraph" style:parent-style-name="Standard">
      <style:text-properties fo:font-size="12pt" fo:font-weight="bold" officeooo:rsid="00321310" officeooo:paragraph-rsid="00321310" style:font-size-asian="10.5pt" style:font-weight-asian="bold" style:font-size-complex="12pt" style:font-weight-complex="bold"/>
    </style:style>
    <style:style style:name="P50" style:family="paragraph" style:parent-style-name="Standard">
      <style:text-properties fo:font-size="12pt" fo:font-weight="bold" officeooo:rsid="0033558f" officeooo:paragraph-rsid="0033558f" style:font-size-asian="10.5pt" style:font-weight-asian="bold" style:font-size-complex="12pt" style:font-weight-complex="bold"/>
    </style:style>
    <style:style style:name="P51" style:family="paragraph" style:parent-style-name="Standard">
      <style:text-properties fo:font-size="12pt" fo:font-weight="bold" officeooo:rsid="0033cdff" officeooo:paragraph-rsid="0033cdff" style:font-size-asian="10.5pt" style:font-weight-asian="bold" style:font-size-complex="12pt" style:font-weight-complex="bold"/>
    </style:style>
    <style:style style:name="P52" style:family="paragraph" style:parent-style-name="Standard">
      <style:text-properties fo:font-size="12pt" fo:font-weight="bold" officeooo:rsid="0036a839" officeooo:paragraph-rsid="0036a839" style:font-size-asian="10.5pt" style:font-weight-asian="bold" style:font-size-complex="12pt" style:font-weight-complex="bold"/>
    </style:style>
    <style:style style:name="P53" style:family="paragraph" style:parent-style-name="Standard">
      <style:text-properties fo:font-size="12pt" fo:font-weight="bold" officeooo:rsid="003815de" officeooo:paragraph-rsid="003815de" style:font-size-asian="10.5pt" style:font-weight-asian="bold" style:font-size-complex="12pt" style:font-weight-complex="bold"/>
    </style:style>
    <style:style style:name="P54" style:family="paragraph" style:parent-style-name="Standard">
      <style:text-properties fo:font-size="12pt" fo:font-weight="bold" officeooo:rsid="003a83de" officeooo:paragraph-rsid="003a83de" style:font-size-asian="10.5pt" style:font-weight-asian="bold" style:font-size-complex="12pt" style:font-weight-complex="bold"/>
    </style:style>
    <style:style style:name="P55" style:family="paragraph" style:parent-style-name="Standard">
      <style:text-properties fo:font-size="12pt" fo:font-weight="bold" officeooo:rsid="003d075b" officeooo:paragraph-rsid="003d075b" style:font-size-asian="10.5pt" style:font-weight-asian="bold" style:font-size-complex="12pt" style:font-weight-complex="bold"/>
    </style:style>
    <style:style style:name="P56" style:family="paragraph" style:parent-style-name="Standard">
      <style:paragraph-properties fo:text-align="start" style:justify-single-word="false"/>
      <style:text-properties fo:font-size="12pt" fo:font-weight="bold" officeooo:rsid="0045b514" officeooo:paragraph-rsid="0045b514" style:font-size-asian="10.5pt" style:font-weight-asian="bold" style:font-size-complex="12pt" style:font-weight-complex="bold"/>
    </style:style>
    <style:style style:name="P57" style:family="paragraph" style:parent-style-name="Standard">
      <style:paragraph-properties fo:text-align="start" style:justify-single-word="false"/>
      <style:text-properties fo:font-size="12pt" fo:font-weight="bold" officeooo:rsid="0048642b" officeooo:paragraph-rsid="0048642b" style:font-size-asian="10.5pt" style:font-weight-asian="bold" style:font-size-complex="12pt" style:font-weight-complex="bold"/>
    </style:style>
    <style:style style:name="P58" style:family="paragraph" style:parent-style-name="Standard">
      <style:paragraph-properties fo:text-align="start" style:justify-single-word="false"/>
      <style:text-properties fo:font-size="12pt" fo:font-weight="bold" officeooo:rsid="0052e0ec" officeooo:paragraph-rsid="0052e0ec" style:font-size-asian="10.5pt" style:font-weight-asian="bold" style:font-size-complex="12pt" style:font-weight-complex="bold"/>
    </style:style>
    <style:style style:name="P59" style:family="paragraph" style:parent-style-name="Standard">
      <style:paragraph-properties fo:text-align="start" style:justify-single-word="false"/>
      <style:text-properties fo:font-size="12pt" fo:font-weight="bold" officeooo:rsid="005463cd" officeooo:paragraph-rsid="005463cd" style:font-size-asian="10.5pt" style:font-weight-asian="bold" style:font-size-complex="12pt" style:font-weight-complex="bold"/>
    </style:style>
    <style:style style:name="P60" style:family="paragraph" style:parent-style-name="Standard">
      <style:paragraph-properties fo:text-align="start" style:justify-single-word="false"/>
      <style:text-properties fo:font-size="12pt" fo:font-weight="bold" officeooo:rsid="005a93fb" officeooo:paragraph-rsid="005a93fb" style:font-size-asian="10.5pt" style:font-weight-asian="bold" style:font-size-complex="12pt" style:font-weight-complex="bold"/>
    </style:style>
    <style:style style:name="P61" style:family="paragraph" style:parent-style-name="Standard">
      <style:paragraph-properties fo:text-align="start" style:justify-single-word="false"/>
      <style:text-properties fo:font-size="12pt" fo:font-weight="bold" officeooo:rsid="005ac61c" officeooo:paragraph-rsid="005ac61c" style:font-size-asian="10.5pt" style:font-weight-asian="bold" style:font-size-complex="12pt" style:font-weight-complex="bold"/>
    </style:style>
    <style:style style:name="P62" style:family="paragraph" style:parent-style-name="Standard">
      <style:text-properties fo:font-size="12pt" fo:font-weight="bold" officeooo:rsid="00ae69c3" officeooo:paragraph-rsid="00ae69c3" style:font-size-asian="10.5pt" style:font-weight-asian="bold" style:font-size-complex="12pt" style:font-weight-complex="bold"/>
    </style:style>
    <style:style style:name="P63" style:family="paragraph" style:parent-style-name="Standard">
      <style:text-properties fo:font-size="12pt" fo:font-weight="bold" officeooo:rsid="00bd86ea" officeooo:paragraph-rsid="00bd86ea" style:font-size-asian="10.5pt" style:font-weight-asian="bold" style:font-size-complex="12pt" style:font-weight-complex="bold"/>
    </style:style>
    <style:style style:name="P64" style:family="paragraph" style:parent-style-name="Standard">
      <style:text-properties fo:font-size="12pt" fo:font-weight="bold" officeooo:rsid="00bfee33" officeooo:paragraph-rsid="00bfee33" style:font-size-asian="10.5pt" style:font-weight-asian="bold" style:font-size-complex="12pt" style:font-weight-complex="bold"/>
    </style:style>
    <style:style style:name="P65" style:family="paragraph" style:parent-style-name="Standard">
      <style:text-properties fo:font-size="12pt" fo:font-weight="bold" officeooo:rsid="00c24c39" officeooo:paragraph-rsid="00c24c39" style:font-size-asian="10.5pt" style:font-weight-asian="bold" style:font-size-complex="12pt" style:font-weight-complex="bold"/>
    </style:style>
    <style:style style:name="P66" style:family="paragraph" style:parent-style-name="Standard">
      <style:text-properties fo:font-size="12pt" fo:font-weight="normal" officeooo:rsid="002c250f" officeooo:paragraph-rsid="002c250f" style:font-size-asian="10.5pt" style:font-weight-asian="normal" style:font-size-complex="12pt" style:font-weight-complex="normal"/>
    </style:style>
    <style:style style:name="P67" style:family="paragraph" style:parent-style-name="Standard">
      <style:text-properties fo:font-size="12pt" fo:font-weight="normal" officeooo:rsid="002d5a6d" officeooo:paragraph-rsid="002d5a6d" style:font-size-asian="10.5pt" style:font-weight-asian="normal" style:font-size-complex="12pt" style:font-weight-complex="normal"/>
    </style:style>
    <style:style style:name="P68" style:family="paragraph" style:parent-style-name="Standard">
      <style:text-properties fo:font-size="12pt" fo:font-weight="normal" officeooo:rsid="002d6be4" officeooo:paragraph-rsid="002d6be4" style:font-size-asian="10.5pt" style:font-weight-asian="normal" style:font-size-complex="12pt" style:font-weight-complex="normal"/>
    </style:style>
    <style:style style:name="P69" style:family="paragraph" style:parent-style-name="Standard">
      <style:text-properties fo:font-size="12pt" fo:font-weight="normal" officeooo:rsid="002e3d57" officeooo:paragraph-rsid="002e3d57" style:font-size-asian="10.5pt" style:font-weight-asian="normal" style:font-size-complex="12pt" style:font-weight-complex="normal"/>
    </style:style>
    <style:style style:name="P70" style:family="paragraph" style:parent-style-name="Standard">
      <style:text-properties fo:font-size="12pt" fo:font-weight="normal" officeooo:rsid="002e3d57" officeooo:paragraph-rsid="002d6be4" style:font-size-asian="10.5pt" style:font-weight-asian="normal" style:font-size-complex="12pt" style:font-weight-complex="normal"/>
    </style:style>
    <style:style style:name="P71" style:family="paragraph" style:parent-style-name="Standard">
      <style:text-properties fo:font-size="12pt" fo:font-weight="normal" officeooo:rsid="0030c791" officeooo:paragraph-rsid="0030c791" style:font-size-asian="10.5pt" style:font-weight-asian="normal" style:font-size-complex="12pt" style:font-weight-complex="normal"/>
    </style:style>
    <style:style style:name="P72" style:family="paragraph" style:parent-style-name="Standard">
      <style:text-properties fo:font-size="12pt" fo:font-weight="normal" officeooo:rsid="0033558f" officeooo:paragraph-rsid="00321310" style:font-size-asian="10.5pt" style:font-weight-asian="normal" style:font-size-complex="12pt" style:font-weight-complex="normal"/>
    </style:style>
    <style:style style:name="P73" style:family="paragraph" style:parent-style-name="Standard">
      <style:text-properties fo:font-size="12pt" fo:font-weight="normal" officeooo:rsid="0033558f" officeooo:paragraph-rsid="0033558f" style:font-size-asian="10.5pt" style:font-weight-asian="normal" style:font-size-complex="12pt" style:font-weight-complex="normal"/>
    </style:style>
    <style:style style:name="P74" style:family="paragraph" style:parent-style-name="Standard">
      <style:text-properties fo:font-size="12pt" fo:font-weight="normal" officeooo:rsid="0033cdff" officeooo:paragraph-rsid="0033cdff" style:font-size-asian="10.5pt" style:font-weight-asian="normal" style:font-size-complex="12pt" style:font-weight-complex="normal"/>
    </style:style>
    <style:style style:name="P75" style:family="paragraph" style:parent-style-name="Standard">
      <style:text-properties fo:font-size="12pt" fo:font-weight="normal" officeooo:rsid="003815de" officeooo:paragraph-rsid="003815de"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size="12pt" fo:font-weight="normal" officeooo:rsid="003dee37" officeooo:paragraph-rsid="003dee37" style:font-size-asian="10.5pt" style:font-weight-asian="normal" style:font-size-complex="12pt" style:font-weight-complex="normal"/>
    </style:style>
    <style:style style:name="P77" style:family="paragraph" style:parent-style-name="Standard">
      <style:text-properties fo:font-size="12pt" fo:font-weight="normal" officeooo:rsid="0036a839" officeooo:paragraph-rsid="0033cdff" style:font-size-asian="10.5pt" style:font-weight-asian="normal" style:font-size-complex="12pt" style:font-weight-complex="normal"/>
    </style:style>
    <style:style style:name="P78" style:family="paragraph" style:parent-style-name="Standard">
      <style:text-properties fo:font-size="12pt" fo:font-weight="normal" officeooo:rsid="0036a839" officeooo:paragraph-rsid="0036a839" style:font-size-asian="10.5pt" style:font-weight-asian="normal" style:font-size-complex="12pt" style:font-weight-complex="normal"/>
    </style:style>
    <style:style style:name="P79" style:family="paragraph" style:parent-style-name="Standard">
      <style:text-properties fo:font-size="12pt" fo:font-weight="normal" officeooo:rsid="003769c3" officeooo:paragraph-rsid="003769c3" style:font-size-asian="10.5pt" style:font-weight-asian="normal" style:font-size-complex="12pt" style:font-weight-complex="normal"/>
    </style:style>
    <style:style style:name="P80" style:family="paragraph" style:parent-style-name="Standard">
      <style:text-properties fo:font-size="12pt" fo:font-weight="normal" officeooo:rsid="0039bb37" officeooo:paragraph-rsid="0039bb37" style:font-size-asian="10.5pt" style:font-weight-asian="normal" style:font-size-complex="12pt" style:font-weight-complex="normal"/>
    </style:style>
    <style:style style:name="P81" style:family="paragraph" style:parent-style-name="Standard">
      <style:text-properties fo:font-size="12pt" fo:font-weight="normal" officeooo:rsid="003a83de" officeooo:paragraph-rsid="003a83de" style:font-size-asian="10.5pt" style:font-weight-asian="normal" style:font-size-complex="12pt" style:font-weight-complex="normal"/>
    </style:style>
    <style:style style:name="P82" style:family="paragraph" style:parent-style-name="Standard">
      <style:text-properties fo:font-size="12pt" fo:font-weight="normal" officeooo:rsid="003b102b" officeooo:paragraph-rsid="003a83de" style:font-size-asian="10.5pt" style:font-weight-asian="normal" style:font-size-complex="12pt" style:font-weight-complex="normal"/>
    </style:style>
    <style:style style:name="P83" style:family="paragraph" style:parent-style-name="Standard">
      <style:text-properties fo:font-size="12pt" fo:font-weight="normal" officeooo:rsid="003d075b" officeooo:paragraph-rsid="003d075b" style:font-size-asian="10.5pt" style:font-weight-asian="normal" style:font-size-complex="12pt" style:font-weight-complex="normal"/>
    </style:style>
    <style:style style:name="P84" style:family="paragraph" style:parent-style-name="Standard">
      <style:text-properties fo:font-size="12pt" fo:font-weight="normal" officeooo:rsid="003d4f84" officeooo:paragraph-rsid="003d4f84" style:font-size-asian="10.5pt" style:font-weight-asian="normal" style:font-size-complex="12pt" style:font-weight-complex="normal"/>
    </style:style>
    <style:style style:name="P85" style:family="paragraph" style:parent-style-name="Standard">
      <style:text-properties fo:font-size="12pt" fo:font-weight="normal" officeooo:rsid="003dda86" officeooo:paragraph-rsid="003dda86"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fo:font-weight="normal" officeooo:rsid="0041f73c" officeooo:paragraph-rsid="0041f73c"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fo:font-weight="normal" officeooo:rsid="004081bc" officeooo:paragraph-rsid="004081bc"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font-weight="normal" officeooo:rsid="0044bd2f" officeooo:paragraph-rsid="0044bd2f"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fo:font-weight="normal" officeooo:rsid="0045b514" officeooo:paragraph-rsid="0045b514"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12pt" fo:font-weight="normal" officeooo:rsid="0048642b" officeooo:paragraph-rsid="0048642b"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fo:font-weight="normal" officeooo:rsid="0048c6f3" officeooo:paragraph-rsid="0048c6f3"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font-size="12pt" fo:font-weight="normal" officeooo:rsid="004960a0" officeooo:paragraph-rsid="004960a0"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font-size="12pt" fo:font-weight="normal" officeooo:rsid="004d3461" officeooo:paragraph-rsid="004d3461"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font-size="12pt" fo:font-weight="normal" officeooo:rsid="004e3a9d" officeooo:paragraph-rsid="004e3a9d"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font-size="12pt" fo:font-weight="normal" officeooo:rsid="004f300e" officeooo:paragraph-rsid="004f300e"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fo:font-weight="normal" officeooo:rsid="0051815b" officeooo:paragraph-rsid="0051815b"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fo:font-weight="normal" officeooo:rsid="0052e0ec" officeooo:paragraph-rsid="0052e0ec"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font-size="12pt" fo:font-weight="normal" officeooo:rsid="005463cd" officeooo:paragraph-rsid="005463cd"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font-size="12pt" fo:font-weight="normal" officeooo:rsid="00559636" officeooo:paragraph-rsid="00559636"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fo:font-weight="normal" officeooo:rsid="005a93fb" officeooo:paragraph-rsid="005a93fb"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font-size="12pt" fo:font-weight="normal" officeooo:rsid="005ac61c" officeooo:paragraph-rsid="005ac61c" style:font-size-asian="10.5pt" style:font-weight-asian="normal" style:font-size-complex="12pt" style:font-weight-complex="normal"/>
    </style:style>
    <style:style style:name="P102" style:family="paragraph" style:parent-style-name="Standard">
      <style:text-properties fo:font-size="12pt" fo:font-weight="normal" officeooo:rsid="00b8c3c0" officeooo:paragraph-rsid="00b8c3c0" style:font-size-asian="10.5pt" style:font-weight-asian="normal" style:font-size-complex="12pt" style:font-weight-complex="normal"/>
    </style:style>
    <style:style style:name="P103" style:family="paragraph" style:parent-style-name="Standard">
      <style:text-properties fo:font-size="12pt" fo:font-weight="normal" officeooo:rsid="00ba495b" officeooo:paragraph-rsid="00ba495b" style:font-size-asian="10.5pt" style:font-weight-asian="normal" style:font-size-complex="12pt" style:font-weight-complex="normal"/>
    </style:style>
    <style:style style:name="P104" style:family="paragraph" style:parent-style-name="Standard">
      <style:text-properties fo:font-size="12pt" fo:font-weight="normal" officeooo:rsid="00bcb90a" officeooo:paragraph-rsid="00bcb90a" style:font-size-asian="10.5pt" style:font-weight-asian="normal" style:font-size-complex="12pt" style:font-weight-complex="normal"/>
    </style:style>
    <style:style style:name="P105" style:family="paragraph" style:parent-style-name="Standard">
      <style:text-properties fo:font-size="12pt" fo:font-weight="normal" officeooo:rsid="00bd86ea" officeooo:paragraph-rsid="00bd86ea" style:font-size-asian="10.5pt" style:font-weight-asian="normal" style:font-size-complex="12pt" style:font-weight-complex="normal"/>
    </style:style>
    <style:style style:name="P106" style:family="paragraph" style:parent-style-name="Standard">
      <style:text-properties fo:font-size="12pt" fo:font-weight="normal" officeooo:rsid="00bf55b3" officeooo:paragraph-rsid="00bf55b3" style:font-size-asian="10.5pt" style:font-weight-asian="normal" style:font-size-complex="12pt" style:font-weight-complex="normal"/>
    </style:style>
    <style:style style:name="P107" style:family="paragraph" style:parent-style-name="Standard">
      <style:text-properties fo:font-size="12pt" style:text-underline-style="none" fo:font-weight="normal" officeooo:rsid="005fbba0" officeooo:paragraph-rsid="005fbba0" style:font-size-asian="10.5pt" style:font-weight-asian="normal" style:font-size-complex="12pt" style:font-weight-complex="normal"/>
    </style:style>
    <style:style style:name="P108" style:family="paragraph" style:parent-style-name="Standard">
      <style:text-properties fo:font-size="12pt" style:text-underline-style="none" fo:font-weight="normal" officeooo:rsid="0061744a" officeooo:paragraph-rsid="0061744a" style:font-size-asian="10.5pt" style:font-weight-asian="normal" style:font-size-complex="12pt" style:font-weight-complex="normal"/>
    </style:style>
    <style:style style:name="P109" style:family="paragraph" style:parent-style-name="Standard">
      <style:text-properties fo:font-size="12pt" style:text-underline-style="none" fo:font-weight="normal" officeooo:rsid="0063792f" officeooo:paragraph-rsid="0063792f" style:font-size-asian="10.5pt" style:font-weight-asian="normal" style:font-size-complex="12pt" style:font-weight-complex="normal"/>
    </style:style>
    <style:style style:name="P110" style:family="paragraph" style:parent-style-name="Standard">
      <style:text-properties fo:font-size="12pt" style:text-underline-style="none" fo:font-weight="normal" officeooo:rsid="00676134" officeooo:paragraph-rsid="00676134" style:font-size-asian="10.5pt" style:font-weight-asian="normal" style:font-size-complex="12pt" style:font-weight-complex="normal"/>
    </style:style>
    <style:style style:name="P111" style:family="paragraph" style:parent-style-name="Standard">
      <style:text-properties fo:font-size="12pt" style:text-underline-style="none" fo:font-weight="normal" officeooo:rsid="0067c2a6" officeooo:paragraph-rsid="0067c2a6" style:font-size-asian="10.5pt" style:font-weight-asian="normal" style:font-size-complex="12pt" style:font-weight-complex="normal"/>
    </style:style>
    <style:style style:name="P112" style:family="paragraph" style:parent-style-name="Standard">
      <style:text-properties fo:font-size="12pt" style:text-underline-style="none" fo:font-weight="normal" officeooo:rsid="00683f8e" officeooo:paragraph-rsid="00683f8e" style:font-size-asian="10.5pt" style:font-weight-asian="normal" style:font-size-complex="12pt" style:font-weight-complex="normal"/>
    </style:style>
    <style:style style:name="P113" style:family="paragraph" style:parent-style-name="Standard">
      <style:text-properties fo:font-size="12pt" style:text-underline-style="none" fo:font-weight="normal" officeooo:rsid="006961cb" officeooo:paragraph-rsid="006961cb" style:font-size-asian="10.5pt" style:font-weight-asian="normal" style:font-size-complex="12pt" style:font-weight-complex="normal"/>
    </style:style>
    <style:style style:name="P114" style:family="paragraph" style:parent-style-name="Standard">
      <style:text-properties fo:font-size="12pt" style:text-underline-style="none" fo:font-weight="normal" officeooo:rsid="006b58fc" officeooo:paragraph-rsid="006b58fc" style:font-size-asian="10.5pt" style:font-weight-asian="normal" style:font-size-complex="12pt" style:font-weight-complex="normal"/>
    </style:style>
    <style:style style:name="P115" style:family="paragraph" style:parent-style-name="Standard">
      <style:text-properties fo:font-size="12pt" style:text-underline-style="none" fo:font-weight="normal" officeooo:rsid="006c8c64" officeooo:paragraph-rsid="006c8c64" style:font-size-asian="10.5pt" style:font-weight-asian="normal" style:font-size-complex="12pt" style:font-weight-complex="normal"/>
    </style:style>
    <style:style style:name="P116" style:family="paragraph" style:parent-style-name="Standard">
      <style:text-properties fo:font-size="12pt" style:text-underline-style="none" fo:font-weight="normal" officeooo:rsid="006e841b" officeooo:paragraph-rsid="006e841b" style:font-size-asian="10.5pt" style:font-weight-asian="normal" style:font-size-complex="12pt" style:font-weight-complex="normal"/>
    </style:style>
    <style:style style:name="P117" style:family="paragraph" style:parent-style-name="Standard">
      <style:text-properties fo:font-size="12pt" style:text-underline-style="none" fo:font-weight="normal" officeooo:rsid="006e841b" officeooo:paragraph-rsid="00afdb9e" style:font-size-asian="10.5pt" style:font-weight-asian="normal" style:font-size-complex="12pt" style:font-weight-complex="normal"/>
    </style:style>
    <style:style style:name="P118" style:family="paragraph" style:parent-style-name="Standard">
      <style:text-properties fo:font-size="12pt" style:text-underline-style="none" fo:font-weight="normal" officeooo:rsid="0071574b" officeooo:paragraph-rsid="0071574b" style:font-size-asian="10.5pt" style:font-weight-asian="normal" style:font-size-complex="12pt" style:font-weight-complex="normal"/>
    </style:style>
    <style:style style:name="P119" style:family="paragraph" style:parent-style-name="Standard">
      <style:text-properties fo:font-size="12pt" style:text-underline-style="none" fo:font-weight="normal" officeooo:rsid="0072a36d" officeooo:paragraph-rsid="0072a36d" style:font-size-asian="10.5pt" style:font-weight-asian="normal" style:font-size-complex="12pt" style:font-weight-complex="normal"/>
    </style:style>
    <style:style style:name="P120" style:family="paragraph" style:parent-style-name="Standard">
      <style:text-properties fo:font-size="12pt" style:text-underline-style="none" fo:font-weight="normal" officeooo:rsid="00731bb6" officeooo:paragraph-rsid="00731bb6" style:font-size-asian="10.5pt" style:font-weight-asian="normal" style:font-size-complex="12pt" style:font-weight-complex="normal"/>
    </style:style>
    <style:style style:name="P121" style:family="paragraph" style:parent-style-name="Standard">
      <style:text-properties fo:font-size="12pt" style:text-underline-style="none" fo:font-weight="normal" officeooo:rsid="00747386" officeooo:paragraph-rsid="00747386" style:font-size-asian="10.5pt" style:font-weight-asian="normal" style:font-size-complex="12pt" style:font-weight-complex="normal"/>
    </style:style>
    <style:style style:name="P122" style:family="paragraph" style:parent-style-name="Standard">
      <style:text-properties fo:font-size="12pt" style:text-underline-style="none" fo:font-weight="normal" officeooo:rsid="007d7598" officeooo:paragraph-rsid="007d7598" style:font-size-asian="10.5pt" style:font-weight-asian="normal" style:font-size-complex="12pt" style:font-weight-complex="normal"/>
    </style:style>
    <style:style style:name="P123" style:family="paragraph" style:parent-style-name="Standard">
      <style:text-properties fo:font-size="12pt" style:text-underline-style="none" fo:font-weight="normal" officeooo:rsid="00764aaf" officeooo:paragraph-rsid="00764aaf" style:font-size-asian="10.5pt" style:font-weight-asian="normal" style:font-size-complex="12pt" style:font-weight-complex="normal"/>
    </style:style>
    <style:style style:name="P124" style:family="paragraph" style:parent-style-name="Standard">
      <style:text-properties fo:font-size="12pt" style:text-underline-style="none" fo:font-weight="normal" officeooo:rsid="007afa32" officeooo:paragraph-rsid="007afa32" style:font-size-asian="10.5pt" style:font-weight-asian="normal" style:font-size-complex="12pt" style:font-weight-complex="normal"/>
    </style:style>
    <style:style style:name="P125" style:family="paragraph" style:parent-style-name="Standard">
      <style:text-properties fo:font-size="12pt" style:text-underline-style="none" fo:font-weight="normal" officeooo:rsid="007e3ae5" officeooo:paragraph-rsid="007e3ae5" style:font-size-asian="10.5pt" style:font-weight-asian="normal" style:font-size-complex="12pt" style:font-weight-complex="normal"/>
    </style:style>
    <style:style style:name="P126" style:family="paragraph" style:parent-style-name="Standard">
      <style:text-properties fo:font-size="12pt" style:text-underline-style="none" fo:font-weight="normal" officeooo:rsid="007e9c70" officeooo:paragraph-rsid="007e9c70" style:font-size-asian="10.5pt" style:font-weight-asian="normal" style:font-size-complex="12pt" style:font-weight-complex="normal"/>
    </style:style>
    <style:style style:name="P127" style:family="paragraph" style:parent-style-name="Standard">
      <style:text-properties fo:font-size="12pt" style:text-underline-style="none" fo:font-weight="normal" officeooo:rsid="00915576" officeooo:paragraph-rsid="00915576" style:font-size-asian="10.5pt" style:font-weight-asian="normal" style:font-size-complex="12pt" style:font-weight-complex="normal"/>
    </style:style>
    <style:style style:name="P128" style:family="paragraph" style:parent-style-name="Standard">
      <style:text-properties fo:font-size="12pt" style:text-underline-style="none" fo:font-weight="normal" officeooo:rsid="0091cdc8" officeooo:paragraph-rsid="0091cdc8" style:font-size-asian="10.5pt" style:font-weight-asian="normal" style:font-size-complex="12pt" style:font-weight-complex="normal"/>
    </style:style>
    <style:style style:name="P129" style:family="paragraph" style:parent-style-name="Standard">
      <style:text-properties fo:font-size="12pt" style:text-underline-style="none" fo:font-weight="normal" officeooo:rsid="00925df0" officeooo:paragraph-rsid="00925df0" style:font-size-asian="10.5pt" style:font-weight-asian="normal" style:font-size-complex="12pt" style:font-weight-complex="normal"/>
    </style:style>
    <style:style style:name="P130" style:family="paragraph" style:parent-style-name="Standard">
      <style:text-properties fo:font-size="12pt" style:text-underline-style="none" fo:font-weight="normal" officeooo:rsid="0092dac2" officeooo:paragraph-rsid="0092dac2" style:font-size-asian="10.5pt" style:font-weight-asian="normal" style:font-size-complex="12pt" style:font-weight-complex="normal"/>
    </style:style>
    <style:style style:name="P131" style:family="paragraph" style:parent-style-name="Standard">
      <style:text-properties fo:font-size="12pt" style:text-underline-style="none" fo:font-weight="normal" officeooo:rsid="00943760" officeooo:paragraph-rsid="00943760" style:font-size-asian="10.5pt" style:font-weight-asian="normal" style:font-size-complex="12pt" style:font-weight-complex="normal"/>
    </style:style>
    <style:style style:name="P132" style:family="paragraph" style:parent-style-name="Standard">
      <style:text-properties fo:font-size="12pt" style:text-underline-style="none" fo:font-weight="normal" officeooo:rsid="00956042" officeooo:paragraph-rsid="00956042" style:font-size-asian="10.5pt" style:font-weight-asian="normal" style:font-size-complex="12pt" style:font-weight-complex="normal"/>
    </style:style>
    <style:style style:name="P133" style:family="paragraph" style:parent-style-name="Standard">
      <style:text-properties fo:font-size="12pt" style:text-underline-style="none" fo:font-weight="normal" officeooo:rsid="00974546" officeooo:paragraph-rsid="00974546" style:font-size-asian="10.5pt" style:font-weight-asian="normal" style:font-size-complex="12pt" style:font-weight-complex="normal"/>
    </style:style>
    <style:style style:name="P134" style:family="paragraph" style:parent-style-name="Standard">
      <style:text-properties fo:font-size="12pt" style:text-underline-style="none" fo:font-weight="normal" officeooo:rsid="0097c950" officeooo:paragraph-rsid="0097c950" style:font-size-asian="10.5pt" style:font-weight-asian="normal" style:font-size-complex="12pt" style:font-weight-complex="normal"/>
    </style:style>
    <style:style style:name="P135" style:family="paragraph" style:parent-style-name="Standard">
      <style:text-properties fo:font-size="12pt" style:text-underline-style="none" fo:font-weight="normal" officeooo:rsid="009820b3" officeooo:paragraph-rsid="009820b3" style:font-size-asian="10.5pt" style:font-weight-asian="normal" style:font-size-complex="12pt" style:font-weight-complex="normal"/>
    </style:style>
    <style:style style:name="P136" style:family="paragraph" style:parent-style-name="Standard">
      <style:text-properties fo:font-size="12pt" style:text-underline-style="none" fo:font-weight="normal" officeooo:rsid="0099a6d6" officeooo:paragraph-rsid="0099a6d6" style:font-size-asian="10.5pt" style:font-weight-asian="normal" style:font-size-complex="12pt" style:font-weight-complex="normal"/>
    </style:style>
    <style:style style:name="P137" style:family="paragraph" style:parent-style-name="Standard">
      <style:text-properties fo:font-size="12pt" style:text-underline-style="none" fo:font-weight="normal" officeooo:rsid="009a3110" officeooo:paragraph-rsid="009a3110" style:font-size-asian="10.5pt" style:font-weight-asian="normal" style:font-size-complex="12pt" style:font-weight-complex="normal"/>
    </style:style>
    <style:style style:name="P138" style:family="paragraph" style:parent-style-name="Standard">
      <style:text-properties fo:font-size="12pt" style:text-underline-style="none" fo:font-weight="normal" officeooo:rsid="009d784a" officeooo:paragraph-rsid="009d784a" style:font-size-asian="10.5pt" style:font-weight-asian="normal" style:font-size-complex="12pt" style:font-weight-complex="normal"/>
    </style:style>
    <style:style style:name="P139" style:family="paragraph" style:parent-style-name="Standard">
      <style:text-properties fo:font-size="12pt" style:text-underline-style="none" fo:font-weight="normal" officeooo:rsid="009e4896" officeooo:paragraph-rsid="009e4896" style:font-size-asian="10.5pt" style:font-weight-asian="normal" style:font-size-complex="12pt" style:font-weight-complex="normal"/>
    </style:style>
    <style:style style:name="P140" style:family="paragraph" style:parent-style-name="Standard">
      <style:text-properties fo:font-size="12pt" style:text-underline-style="none" fo:font-weight="normal" officeooo:rsid="009bb5c4" officeooo:paragraph-rsid="009bb5c4" style:font-size-asian="10.5pt" style:font-weight-asian="normal" style:font-size-complex="12pt" style:font-weight-complex="normal"/>
    </style:style>
    <style:style style:name="P141" style:family="paragraph" style:parent-style-name="Standard">
      <style:text-properties fo:font-size="12pt" style:text-underline-style="none" fo:font-weight="normal" officeooo:rsid="009f5cdb" officeooo:paragraph-rsid="009f5cdb" style:font-size-asian="10.5pt" style:font-weight-asian="normal" style:font-size-complex="12pt" style:font-weight-complex="normal"/>
    </style:style>
    <style:style style:name="P142" style:family="paragraph" style:parent-style-name="Standard">
      <style:text-properties fo:font-size="12pt" style:text-underline-style="none" fo:font-weight="normal" officeooo:rsid="00a37816" officeooo:paragraph-rsid="00a37816" style:font-size-asian="10.5pt" style:font-weight-asian="normal" style:font-size-complex="12pt" style:font-weight-complex="normal"/>
    </style:style>
    <style:style style:name="P143" style:family="paragraph" style:parent-style-name="Standard">
      <style:text-properties fo:font-size="12pt" style:text-underline-style="none" fo:font-weight="normal" officeooo:rsid="00a53364" officeooo:paragraph-rsid="00a53364" style:font-size-asian="10.5pt" style:font-weight-asian="normal" style:font-size-complex="12pt" style:font-weight-complex="normal"/>
    </style:style>
    <style:style style:name="P144" style:family="paragraph" style:parent-style-name="Standard">
      <style:text-properties fo:font-size="12pt" style:text-underline-style="none" fo:font-weight="normal" officeooo:rsid="009fefd9" officeooo:paragraph-rsid="009fefd9" style:font-size-asian="10.5pt" style:font-weight-asian="normal" style:font-size-complex="12pt" style:font-weight-complex="normal"/>
    </style:style>
    <style:style style:name="P145" style:family="paragraph" style:parent-style-name="Standard">
      <style:text-properties fo:font-size="12pt" style:text-underline-style="none" fo:font-weight="normal" officeooo:rsid="00b329e7" officeooo:paragraph-rsid="00b329e7" style:font-size-asian="10.5pt" style:font-weight-asian="normal" style:font-size-complex="12pt" style:font-weight-complex="normal"/>
    </style:style>
    <style:style style:name="P146" style:family="paragraph" style:parent-style-name="Standard">
      <style:text-properties fo:font-size="12pt" style:text-underline-style="none" fo:font-weight="bold" officeooo:rsid="00676134" officeooo:paragraph-rsid="00676134" style:font-size-asian="10.5pt" style:font-weight-asian="bold" style:font-size-complex="12pt" style:font-weight-complex="bold"/>
    </style:style>
    <style:style style:name="P147" style:family="paragraph" style:parent-style-name="Standard">
      <style:text-properties fo:font-size="12pt" style:text-underline-style="none" fo:font-weight="bold" officeooo:rsid="006961cb" officeooo:paragraph-rsid="006961cb" style:font-size-asian="10.5pt" style:font-weight-asian="bold" style:font-size-complex="12pt" style:font-weight-complex="bold"/>
    </style:style>
    <style:style style:name="P148" style:family="paragraph" style:parent-style-name="Standard">
      <style:text-properties fo:font-size="12pt" style:text-underline-style="none" fo:font-weight="bold" officeooo:rsid="006b10d9" officeooo:paragraph-rsid="006b10d9" style:font-size-asian="10.5pt" style:font-weight-asian="bold" style:font-size-complex="12pt" style:font-weight-complex="bold"/>
    </style:style>
    <style:style style:name="P149" style:family="paragraph" style:parent-style-name="Standard">
      <style:text-properties fo:font-size="12pt" style:text-underline-style="none" fo:font-weight="bold" officeooo:rsid="006e841b" officeooo:paragraph-rsid="006e841b" style:font-size-asian="10.5pt" style:font-weight-asian="bold" style:font-size-complex="12pt" style:font-weight-complex="bold"/>
    </style:style>
    <style:style style:name="P150" style:family="paragraph" style:parent-style-name="Standard">
      <style:text-properties fo:font-size="12pt" style:text-underline-style="none" fo:font-weight="bold" officeooo:rsid="00764aaf" officeooo:paragraph-rsid="00764aaf" style:font-size-asian="10.5pt" style:font-weight-asian="bold" style:font-size-complex="12pt" style:font-weight-complex="bold"/>
    </style:style>
    <style:style style:name="P151" style:family="paragraph" style:parent-style-name="Standard">
      <style:text-properties fo:font-size="12pt" style:text-underline-style="none" fo:font-weight="bold" officeooo:rsid="00764aaf" officeooo:paragraph-rsid="007678cd" style:font-size-asian="10.5pt" style:font-weight-asian="bold" style:font-size-complex="12pt" style:font-weight-complex="bold"/>
    </style:style>
    <style:style style:name="P152" style:family="paragraph" style:parent-style-name="Standard">
      <style:text-properties fo:font-size="12pt" style:text-underline-style="none" fo:font-weight="bold" officeooo:rsid="007678cd" officeooo:paragraph-rsid="007678cd" style:font-size-asian="10.5pt" style:font-weight-asian="bold" style:font-size-complex="12pt" style:font-weight-complex="bold"/>
    </style:style>
    <style:style style:name="P153" style:family="paragraph" style:parent-style-name="Standard">
      <style:text-properties fo:font-size="12pt" style:text-underline-style="none" fo:font-weight="bold" officeooo:rsid="007a8a02" officeooo:paragraph-rsid="007a8a02" style:font-size-asian="10.5pt" style:font-weight-asian="bold" style:font-size-complex="12pt" style:font-weight-complex="bold"/>
    </style:style>
    <style:style style:name="P154" style:family="paragraph" style:parent-style-name="Standard">
      <style:text-properties fo:font-size="12pt" style:text-underline-style="none" fo:font-weight="bold" officeooo:rsid="007afa32" officeooo:paragraph-rsid="007afa32" style:font-size-asian="10.5pt" style:font-weight-asian="bold" style:font-size-complex="12pt" style:font-weight-complex="bold"/>
    </style:style>
    <style:style style:name="P155" style:family="paragraph" style:parent-style-name="Standard">
      <style:text-properties fo:font-size="12pt" style:text-underline-style="none" fo:font-weight="bold" officeooo:rsid="007d7598" officeooo:paragraph-rsid="007d7598" style:font-size-asian="10.5pt" style:font-weight-asian="bold" style:font-size-complex="12pt" style:font-weight-complex="bold"/>
    </style:style>
    <style:style style:name="P156" style:family="paragraph" style:parent-style-name="Standard">
      <style:text-properties fo:font-size="12pt" style:text-underline-style="none" fo:font-weight="bold" officeooo:rsid="007e3ae5" officeooo:paragraph-rsid="007e3ae5" style:font-size-asian="10.5pt" style:font-weight-asian="bold" style:font-size-complex="12pt" style:font-weight-complex="bold"/>
    </style:style>
    <style:style style:name="P157" style:family="paragraph" style:parent-style-name="Standard">
      <style:text-properties fo:font-size="12pt" style:text-underline-style="none" fo:font-weight="bold" officeooo:rsid="007e9c70" officeooo:paragraph-rsid="007e9c70" style:font-size-asian="10.5pt" style:font-weight-asian="bold" style:font-size-complex="12pt" style:font-weight-complex="bold"/>
    </style:style>
    <style:style style:name="P158" style:family="paragraph" style:parent-style-name="Standard">
      <style:text-properties fo:font-size="12pt" style:text-underline-style="none" fo:font-weight="bold" officeooo:rsid="008095b2" officeooo:paragraph-rsid="008095b2" style:font-size-asian="10.5pt" style:font-weight-asian="bold" style:font-size-complex="12pt" style:font-weight-complex="bold"/>
    </style:style>
    <style:style style:name="P159" style:family="paragraph" style:parent-style-name="Standard">
      <style:text-properties fo:font-size="12pt" style:text-underline-style="none" fo:font-weight="bold" officeooo:rsid="0082839d" officeooo:paragraph-rsid="0082839d" style:font-size-asian="10.5pt" style:font-weight-asian="bold" style:font-size-complex="12pt" style:font-weight-complex="bold"/>
    </style:style>
    <style:style style:name="P160" style:family="paragraph" style:parent-style-name="Standard">
      <style:text-properties fo:font-size="12pt" style:text-underline-style="none" fo:font-weight="bold" officeooo:rsid="0091cdc8" officeooo:paragraph-rsid="0091cdc8" style:font-size-asian="10.5pt" style:font-weight-asian="bold" style:font-size-complex="12pt" style:font-weight-complex="bold"/>
    </style:style>
    <style:style style:name="P161" style:family="paragraph" style:parent-style-name="Standard">
      <style:text-properties fo:font-size="12pt" style:text-underline-style="none" fo:font-weight="bold" officeooo:rsid="00925df0" officeooo:paragraph-rsid="00925df0" style:font-size-asian="10.5pt" style:font-weight-asian="bold" style:font-size-complex="12pt" style:font-weight-complex="bold"/>
    </style:style>
    <style:style style:name="P162" style:family="paragraph" style:parent-style-name="Standard">
      <style:text-properties fo:font-size="12pt" style:text-underline-style="none" fo:font-weight="bold" officeooo:rsid="00943760" officeooo:paragraph-rsid="00943760" style:font-size-asian="10.5pt" style:font-weight-asian="bold" style:font-size-complex="12pt" style:font-weight-complex="bold"/>
    </style:style>
    <style:style style:name="P163" style:family="paragraph" style:parent-style-name="Standard">
      <style:text-properties fo:font-size="12pt" style:text-underline-style="none" fo:font-weight="bold" officeooo:rsid="00974546" officeooo:paragraph-rsid="00974546" style:font-size-asian="10.5pt" style:font-weight-asian="bold" style:font-size-complex="12pt" style:font-weight-complex="bold"/>
    </style:style>
    <style:style style:name="P164" style:family="paragraph" style:parent-style-name="Standard">
      <style:text-properties fo:font-size="12pt" style:text-underline-style="none" fo:font-weight="bold" officeooo:rsid="0097c950" officeooo:paragraph-rsid="0097c950" style:font-size-asian="10.5pt" style:font-weight-asian="bold" style:font-size-complex="12pt" style:font-weight-complex="bold"/>
    </style:style>
    <style:style style:name="P165" style:family="paragraph" style:parent-style-name="Standard">
      <style:text-properties fo:font-size="12pt" style:text-underline-style="none" fo:font-weight="bold" officeooo:rsid="009820b3" officeooo:paragraph-rsid="009820b3" style:font-size-asian="10.5pt" style:font-weight-asian="bold" style:font-size-complex="12pt" style:font-weight-complex="bold"/>
    </style:style>
    <style:style style:name="P166" style:family="paragraph" style:parent-style-name="Standard">
      <style:text-properties fo:font-size="12pt" style:text-underline-style="none" fo:font-weight="bold" officeooo:rsid="0099a6d6" officeooo:paragraph-rsid="0099a6d6" style:font-size-asian="10.5pt" style:font-weight-asian="bold" style:font-size-complex="12pt" style:font-weight-complex="bold"/>
    </style:style>
    <style:style style:name="P167" style:family="paragraph" style:parent-style-name="Standard">
      <style:text-properties fo:font-size="12pt" style:text-underline-style="none" fo:font-weight="bold" officeooo:rsid="009a3110" officeooo:paragraph-rsid="009a3110" style:font-size-asian="10.5pt" style:font-weight-asian="bold" style:font-size-complex="12pt" style:font-weight-complex="bold"/>
    </style:style>
    <style:style style:name="P168" style:family="paragraph" style:parent-style-name="Standard">
      <style:text-properties fo:font-size="12pt" style:text-underline-style="none" fo:font-weight="bold" officeooo:rsid="009bb5c4" officeooo:paragraph-rsid="009bb5c4" style:font-size-asian="10.5pt" style:font-weight-asian="bold" style:font-size-complex="12pt" style:font-weight-complex="bold"/>
    </style:style>
    <style:style style:name="P169" style:family="paragraph" style:parent-style-name="Standard">
      <style:text-properties fo:font-size="12pt" style:text-underline-style="none" fo:font-weight="bold" officeooo:rsid="009d784a" officeooo:paragraph-rsid="009d784a" style:font-size-asian="10.5pt" style:font-weight-asian="bold" style:font-size-complex="12pt" style:font-weight-complex="bold"/>
    </style:style>
    <style:style style:name="P170" style:family="paragraph" style:parent-style-name="Standard">
      <style:text-properties fo:font-size="12pt" style:text-underline-style="none" fo:font-weight="bold" officeooo:rsid="009f5cdb" officeooo:paragraph-rsid="009f5cdb" style:font-size-asian="10.5pt" style:font-weight-asian="bold" style:font-size-complex="12pt" style:font-weight-complex="bold"/>
    </style:style>
    <style:style style:name="P171" style:family="paragraph" style:parent-style-name="Standard">
      <style:text-properties fo:font-size="12pt" style:text-underline-style="none" fo:font-weight="bold" officeooo:rsid="009fefd9" officeooo:paragraph-rsid="009fefd9" style:font-size-asian="10.5pt" style:font-weight-asian="bold" style:font-size-complex="12pt" style:font-weight-complex="bold"/>
    </style:style>
    <style:style style:name="P172" style:family="paragraph" style:parent-style-name="Standard">
      <style:text-properties fo:font-size="12pt" style:text-underline-style="none" fo:font-weight="bold" officeooo:rsid="00a1879f" officeooo:paragraph-rsid="00a1879f" style:font-size-asian="10.5pt" style:font-weight-asian="bold" style:font-size-complex="12pt" style:font-weight-complex="bold"/>
    </style:style>
    <style:style style:name="P173" style:family="paragraph" style:parent-style-name="Standard">
      <style:text-properties fo:font-size="12pt" style:text-underline-style="none" fo:font-weight="bold" officeooo:rsid="00a37816" officeooo:paragraph-rsid="00a37816" style:font-size-asian="10.5pt" style:font-weight-asian="bold" style:font-size-complex="12pt" style:font-weight-complex="bold"/>
    </style:style>
    <style:style style:name="P174" style:family="paragraph" style:parent-style-name="Standard">
      <style:text-properties fo:font-size="12pt" style:text-underline-style="none" fo:font-weight="bold" officeooo:rsid="00a53364" officeooo:paragraph-rsid="00a53364" style:font-size-asian="10.5pt" style:font-weight-asian="bold" style:font-size-complex="12pt" style:font-weight-complex="bold"/>
    </style:style>
    <style:style style:name="P175" style:family="paragraph" style:parent-style-name="Standard">
      <style:text-properties fo:font-size="12pt" style:text-underline-style="none" fo:font-weight="bold" officeooo:rsid="00b329e7" officeooo:paragraph-rsid="00b329e7" style:font-size-asian="10.5pt" style:font-weight-asian="bold" style:font-size-complex="12pt" style:font-weight-complex="bold"/>
    </style:style>
    <style:style style:name="P176" style:family="paragraph" style:parent-style-name="Standard">
      <style:text-properties fo:font-size="15pt" fo:font-weight="bold" officeooo:rsid="002e3d57" officeooo:paragraph-rsid="002e3d57" style:font-size-asian="13.1000003814697pt" style:font-weight-asian="bold" style:font-size-complex="15pt" style:font-weight-complex="bold"/>
    </style:style>
    <style:style style:name="P177" style:family="paragraph" style:parent-style-name="Standard">
      <style:text-properties officeooo:rsid="005c4a82" officeooo:paragraph-rsid="005c4a82"/>
    </style:style>
    <style:style style:name="P178" style:family="paragraph" style:parent-style-name="Standard">
      <style:text-properties style:text-underline-style="none" fo:font-weight="bold" officeooo:rsid="005c4a82" officeooo:paragraph-rsid="005c4a82" style:font-weight-asian="bold" style:font-weight-complex="bold"/>
    </style:style>
    <style:style style:name="P179" style:family="paragraph" style:parent-style-name="Standard">
      <style:text-properties style:text-underline-style="none" fo:font-weight="normal" officeooo:rsid="005c4a82" officeooo:paragraph-rsid="005c4a82" style:font-weight-asian="normal" style:font-weight-complex="normal"/>
    </style:style>
    <style:style style:name="P180" style:family="paragraph" style:parent-style-name="Standard">
      <style:text-properties style:text-underline-style="none" fo:font-weight="normal" officeooo:rsid="005ef260" officeooo:paragraph-rsid="005ef260" style:font-weight-asian="normal" style:font-weight-complex="normal"/>
    </style:style>
    <style:style style:name="P181" style:family="paragraph" style:parent-style-name="Standard">
      <style:text-properties fo:font-size="16pt" style:text-underline-style="none" fo:font-weight="bold" officeooo:rsid="005fbba0" officeooo:paragraph-rsid="005fbba0" style:font-size-asian="14pt" style:font-weight-asian="bold" style:font-size-complex="16pt" style:font-weight-complex="bold"/>
    </style:style>
    <style:style style:name="P182" style:family="paragraph" style:parent-style-name="Standard">
      <style:text-properties fo:font-size="16pt" style:text-underline-style="none" fo:font-weight="bold" officeooo:rsid="00747386" officeooo:paragraph-rsid="00747386" style:font-size-asian="14pt" style:font-weight-asian="bold" style:font-size-complex="16pt" style:font-weight-complex="bold"/>
    </style:style>
    <style:style style:name="P183" style:family="paragraph" style:parent-style-name="Standard">
      <style:paragraph-properties fo:break-before="page"/>
      <style:text-properties fo:font-size="16pt" style:text-underline-style="none" fo:font-weight="bold" officeooo:rsid="007d7598" officeooo:paragraph-rsid="007d7598" style:font-size-asian="14pt" style:font-weight-asian="bold" style:font-size-complex="16pt" style:font-weight-complex="bold"/>
    </style:style>
    <style:style style:name="P184" style:family="paragraph" style:parent-style-name="Standard">
      <style:text-properties fo:font-size="16pt" style:text-underline-style="none" fo:font-weight="bold" officeooo:rsid="0087a702" officeooo:paragraph-rsid="0087a702" style:font-size-asian="14pt" style:font-weight-asian="bold" style:font-size-complex="16pt" style:font-weight-complex="bold"/>
    </style:style>
    <style:style style:name="P185" style:family="paragraph" style:parent-style-name="Standard">
      <style:text-properties fo:font-size="16pt" style:text-underline-style="none" fo:font-weight="bold" officeooo:rsid="00892475" officeooo:paragraph-rsid="00892475" style:font-size-asian="14pt" style:font-weight-asian="bold" style:font-size-complex="16pt" style:font-weight-complex="bold"/>
    </style:style>
    <style:style style:name="P186" style:family="paragraph" style:parent-style-name="Standard">
      <style:text-properties fo:font-size="16pt" style:text-underline-style="none" fo:font-weight="bold" officeooo:rsid="008a6c6c" officeooo:paragraph-rsid="008a6c6c" style:font-size-asian="14pt" style:font-weight-asian="bold" style:font-size-complex="16pt" style:font-weight-complex="bold"/>
    </style:style>
    <style:style style:name="P187" style:family="paragraph" style:parent-style-name="Standard">
      <style:text-properties fo:font-size="16pt" style:text-underline-style="none" fo:font-weight="bold" officeooo:rsid="008dc1b9" officeooo:paragraph-rsid="008dc1b9" style:font-size-asian="14pt" style:font-weight-asian="bold" style:font-size-complex="16pt" style:font-weight-complex="bold"/>
    </style:style>
    <style:style style:name="P188" style:family="paragraph" style:parent-style-name="Standard">
      <style:text-properties fo:font-size="16pt" style:text-underline-style="none" fo:font-weight="bold" officeooo:rsid="008f5ec9" officeooo:paragraph-rsid="008f5ec9" style:font-size-asian="14pt" style:font-weight-asian="bold" style:font-size-complex="16pt" style:font-weight-complex="bold"/>
    </style:style>
    <style:style style:name="P189" style:family="paragraph" style:parent-style-name="Standard">
      <style:text-properties fo:font-size="16pt" style:text-underline-style="none" fo:font-weight="bold" officeooo:rsid="0090ca76" officeooo:paragraph-rsid="0090ca76" style:font-size-asian="14pt" style:font-weight-asian="bold" style:font-size-complex="16pt" style:font-weight-complex="bold"/>
    </style:style>
    <style:style style:name="P190" style:family="paragraph" style:parent-style-name="Standard">
      <style:text-properties fo:font-size="16pt" style:text-underline-style="none" fo:font-weight="bold" officeooo:rsid="009d784a" officeooo:paragraph-rsid="009d784a" style:font-size-asian="14pt" style:font-weight-asian="bold" style:font-size-complex="16pt" style:font-weight-complex="bold"/>
    </style:style>
    <style:style style:name="P191" style:family="paragraph" style:parent-style-name="Standard">
      <style:text-properties fo:font-size="16pt" fo:font-weight="bold" officeooo:rsid="00b72ac0" officeooo:paragraph-rsid="00b72ac0" style:font-size-asian="14pt" style:font-weight-asian="bold" style:font-size-complex="16pt" style:font-weight-complex="bold"/>
    </style:style>
    <style:style style:name="P192" style:family="paragraph" style:parent-style-name="Standard">
      <style:text-properties fo:font-size="14pt" style:text-underline-style="none" fo:font-weight="bold" officeooo:rsid="0090ca76" officeooo:paragraph-rsid="0090ca76" style:font-size-asian="12.25pt" style:font-weight-asian="bold" style:font-size-complex="14pt" style:font-weight-complex="bold"/>
    </style:style>
    <style:style style:name="P193" style:family="paragraph" style:parent-style-name="Standard">
      <style:text-properties fo:font-size="14pt" style:text-underline-style="none" fo:font-weight="bold" officeooo:rsid="0091cdc8" officeooo:paragraph-rsid="0091cdc8" style:font-size-asian="12.25pt" style:font-weight-asian="bold" style:font-size-complex="14pt" style:font-weight-complex="bold"/>
    </style:style>
    <style:style style:name="P194" style:family="paragraph" style:parent-style-name="Standard">
      <style:text-properties fo:font-size="14pt" style:text-underline-style="none" fo:font-weight="bold" officeooo:rsid="00925df0" officeooo:paragraph-rsid="00925df0" style:font-size-asian="12.25pt" style:font-weight-asian="bold" style:font-size-complex="14pt" style:font-weight-complex="bold"/>
    </style:style>
    <style:style style:name="P195" style:family="paragraph" style:parent-style-name="Standard">
      <style:text-properties fo:font-size="14pt" style:text-underline-style="none" fo:font-weight="bold" officeooo:rsid="0092dac2" officeooo:paragraph-rsid="0092dac2" style:font-size-asian="12.25pt" style:font-weight-asian="bold" style:font-size-complex="14pt" style:font-weight-complex="bold"/>
    </style:style>
    <style:style style:name="P196" style:family="paragraph" style:parent-style-name="Standard">
      <style:text-properties fo:font-size="14pt" style:text-underline-style="none" fo:font-weight="normal" officeooo:rsid="0091cdc8" officeooo:paragraph-rsid="0091cdc8" style:font-size-asian="12.25pt" style:font-weight-asian="normal" style:font-size-complex="14pt" style:font-weight-complex="normal"/>
    </style:style>
    <style:style style:name="P197" style:family="paragraph" style:parent-style-name="Standard">
      <style:text-properties fo:font-size="14pt" style:text-underline-style="none" fo:font-weight="normal" officeooo:rsid="00925df0" officeooo:paragraph-rsid="00925df0" style:font-size-asian="12.25pt" style:font-weight-asian="normal" style:font-size-complex="14pt" style:font-weight-complex="normal"/>
    </style:style>
    <style:style style:name="P198" style:family="paragraph" style:parent-style-name="Standard">
      <style:text-properties fo:font-size="14pt" style:text-underline-style="none" fo:font-weight="normal" officeooo:rsid="00943760" officeooo:paragraph-rsid="00943760" style:font-size-asian="12.25pt" style:font-weight-asian="normal" style:font-size-complex="14pt" style:font-weight-complex="normal"/>
    </style:style>
    <style:style style:name="P199" style:family="paragraph" style:parent-style-name="Standard">
      <style:text-properties officeooo:paragraph-rsid="00a53364"/>
    </style:style>
    <style:style style:name="P200" style:family="paragraph" style:parent-style-name="Standard">
      <style:text-properties officeooo:rsid="00a53364" officeooo:paragraph-rsid="00a53364"/>
    </style:style>
    <style:style style:name="P201" style:family="paragraph" style:parent-style-name="Standard" style:list-style-name="L1">
      <style:text-properties fo:font-weight="normal" officeooo:rsid="0017feb0" officeooo:paragraph-rsid="0017feb0" style:font-weight-asian="normal" style:font-weight-complex="normal"/>
    </style:style>
    <style:style style:name="P202" style:family="paragraph" style:parent-style-name="Standard" style:list-style-name="L2">
      <style:text-properties fo:font-weight="normal" officeooo:rsid="00251a67" officeooo:paragraph-rsid="00a5f48f" style:font-weight-asian="normal" style:font-weight-complex="normal"/>
    </style:style>
    <style:style style:name="P203" style:family="paragraph" style:parent-style-name="Standard" style:list-style-name="L2">
      <style:text-properties fo:font-weight="normal" officeooo:rsid="00251a67" officeooo:paragraph-rsid="00251a67" style:font-weight-asian="normal" style:font-weight-complex="normal"/>
    </style:style>
    <style:style style:name="P204" style:family="paragraph" style:parent-style-name="Standard" style:list-style-name="L3">
      <style:text-properties fo:font-weight="normal" officeooo:rsid="00251a67" officeooo:paragraph-rsid="00251a67" style:font-weight-asian="normal" style:font-weight-complex="normal"/>
    </style:style>
    <style:style style:name="P205" style:family="paragraph" style:parent-style-name="Standard" style:list-style-name="L3">
      <style:text-properties fo:font-weight="normal" officeooo:rsid="00251a67" officeooo:paragraph-rsid="00a5f48f" style:font-weight-asian="normal" style:font-weight-complex="normal"/>
    </style:style>
    <style:style style:name="P206" style:family="paragraph" style:parent-style-name="Standard" style:list-style-name="L1">
      <style:text-properties fo:font-weight="bold" officeooo:rsid="00a5f48f" officeooo:paragraph-rsid="00a5f48f" style:font-weight-asian="bold" style:font-weight-complex="bold"/>
    </style:style>
    <style:style style:name="P207" style:family="paragraph" style:parent-style-name="Standard" style:list-style-name="L11">
      <style:text-properties fo:font-weight="bold" officeooo:rsid="006b58fc" officeooo:paragraph-rsid="006b58fc" style:font-weight-asian="bold" style:font-weight-complex="bold"/>
    </style:style>
    <style:style style:name="P208" style:family="paragraph" style:parent-style-name="Standard" style:list-style-name="L4">
      <style:text-properties fo:font-size="12pt" fo:font-weight="normal" officeooo:rsid="002c250f" officeooo:paragraph-rsid="002c250f" style:font-size-asian="10.5pt" style:font-weight-asian="normal" style:font-size-complex="12pt" style:font-weight-complex="normal"/>
    </style:style>
    <style:style style:name="P209" style:family="paragraph" style:parent-style-name="Standard" style:list-style-name="L5">
      <style:text-properties fo:font-size="12pt" fo:font-weight="normal" officeooo:rsid="002d6be4" officeooo:paragraph-rsid="002d6be4" style:font-size-asian="10.5pt" style:font-weight-asian="normal" style:font-size-complex="12pt" style:font-weight-complex="normal"/>
    </style:style>
    <style:style style:name="P210" style:family="paragraph" style:parent-style-name="Standard" style:list-style-name="L6">
      <style:text-properties fo:font-size="12pt" fo:font-weight="normal" officeooo:rsid="003d075b" officeooo:paragraph-rsid="003d075b" style:font-size-asian="10.5pt" style:font-weight-asian="normal" style:font-size-complex="12pt" style:font-weight-complex="normal"/>
    </style:style>
    <style:style style:name="P211" style:family="paragraph" style:parent-style-name="Standard" style:list-style-name="L7">
      <style:paragraph-properties fo:text-align="start" style:justify-single-word="false"/>
      <style:text-properties fo:font-size="12pt" fo:font-weight="normal" officeooo:rsid="005463cd" officeooo:paragraph-rsid="005463cd" style:font-size-asian="10.5pt" style:font-weight-asian="normal" style:font-size-complex="12pt" style:font-weight-complex="normal"/>
    </style:style>
    <style:style style:name="P212" style:family="paragraph" style:parent-style-name="Standard" style:list-style-name="L7">
      <style:paragraph-properties fo:text-align="start" style:justify-single-word="false"/>
      <style:text-properties fo:font-size="12pt" fo:font-weight="normal" officeooo:rsid="00559636" officeooo:paragraph-rsid="00559636" style:font-size-asian="10.5pt" style:font-weight-asian="normal" style:font-size-complex="12pt" style:font-weight-complex="normal"/>
    </style:style>
    <style:style style:name="P213" style:family="paragraph" style:parent-style-name="Standard" style:list-style-name="L8">
      <style:paragraph-properties fo:text-align="start" style:justify-single-word="false"/>
      <style:text-properties fo:font-size="12pt" fo:font-weight="normal" officeooo:rsid="005a93fb" officeooo:paragraph-rsid="005a93fb" style:font-size-asian="10.5pt" style:font-weight-asian="normal" style:font-size-complex="12pt" style:font-weight-complex="normal"/>
    </style:style>
    <style:style style:name="P214" style:family="paragraph" style:parent-style-name="Standard">
      <style:text-properties fo:font-size="12pt" fo:font-weight="normal" officeooo:rsid="00bfee33" officeooo:paragraph-rsid="00bfee33" style:font-size-asian="10.5pt" style:font-weight-asian="normal" style:font-size-complex="12pt" style:font-weight-complex="normal"/>
    </style:style>
    <style:style style:name="P215" style:family="paragraph" style:parent-style-name="Standard">
      <style:text-properties fo:font-size="12pt" fo:font-weight="normal" officeooo:rsid="00c3cbff" officeooo:paragraph-rsid="00c3cbff" style:font-size-asian="10.5pt" style:font-weight-asian="normal" style:font-size-complex="12pt" style:font-weight-complex="normal"/>
    </style:style>
    <style:style style:name="P216" style:family="paragraph" style:parent-style-name="Standard">
      <style:text-properties fo:font-size="12pt" fo:font-weight="normal" officeooo:rsid="00c51095" officeooo:paragraph-rsid="00c51095" style:font-size-asian="10.5pt" style:font-weight-asian="normal" style:font-size-complex="12pt" style:font-weight-complex="normal"/>
    </style:style>
    <style:style style:name="P217" style:family="paragraph" style:parent-style-name="Standard">
      <style:text-properties fo:font-size="12pt" fo:font-weight="normal" officeooo:rsid="00d5a185" officeooo:paragraph-rsid="00d5a185" style:font-size-asian="10.5pt" style:font-weight-asian="normal" style:font-size-complex="12pt" style:font-weight-complex="normal"/>
    </style:style>
    <style:style style:name="P218" style:family="paragraph" style:parent-style-name="Standard">
      <style:text-properties fo:font-size="12pt" fo:font-weight="normal" officeooo:rsid="00d870ed" officeooo:paragraph-rsid="00d870ed" style:font-size-asian="10.5pt" style:font-weight-asian="normal" style:font-size-complex="12pt" style:font-weight-complex="normal"/>
    </style:style>
    <style:style style:name="P219" style:family="paragraph" style:parent-style-name="Standard">
      <style:text-properties fo:font-size="12pt" fo:font-weight="normal" officeooo:rsid="00d9110d" officeooo:paragraph-rsid="00d9110d" style:font-size-asian="10.5pt" style:font-weight-asian="normal" style:font-size-complex="12pt" style:font-weight-complex="normal"/>
    </style:style>
    <style:style style:name="P220" style:family="paragraph" style:parent-style-name="Standard" style:list-style-name="L4">
      <style:text-properties fo:font-size="12pt" fo:font-weight="bold" officeooo:rsid="002c250f" officeooo:paragraph-rsid="002c250f" style:font-size-asian="10.5pt" style:font-weight-asian="bold" style:font-size-complex="12pt" style:font-weight-complex="bold"/>
    </style:style>
    <style:style style:name="P221" style:family="paragraph" style:parent-style-name="Standard" style:list-style-name="L6">
      <style:text-properties fo:font-size="12pt" fo:font-weight="bold" officeooo:rsid="003d075b" officeooo:paragraph-rsid="003d075b" style:font-size-asian="10.5pt" style:font-weight-asian="bold" style:font-size-complex="12pt" style:font-weight-complex="bold"/>
    </style:style>
    <style:style style:name="P222" style:family="paragraph" style:parent-style-name="Standard" style:list-style-name="L19">
      <style:text-properties fo:font-size="12pt" fo:font-weight="bold" officeooo:rsid="00bfee33" officeooo:paragraph-rsid="00bfee33" style:font-size-asian="10.5pt" style:font-weight-asian="bold" style:font-size-complex="12pt" style:font-weight-complex="bold"/>
    </style:style>
    <style:style style:name="P223" style:family="paragraph" style:parent-style-name="Standard">
      <style:text-properties fo:font-size="12pt" fo:font-weight="bold" officeooo:rsid="00c2c9ee" officeooo:paragraph-rsid="00c2c9ee" style:font-size-asian="10.5pt" style:font-weight-asian="bold" style:font-size-complex="12pt" style:font-weight-complex="bold"/>
    </style:style>
    <style:style style:name="P224" style:family="paragraph" style:parent-style-name="Standard">
      <style:text-properties fo:font-size="12pt" fo:font-weight="bold" officeooo:rsid="00c3cbff" officeooo:paragraph-rsid="00c3cbff" style:font-size-asian="10.5pt" style:font-weight-asian="bold" style:font-size-complex="12pt" style:font-weight-complex="bold"/>
    </style:style>
    <style:style style:name="P225" style:family="paragraph" style:parent-style-name="Standard">
      <style:text-properties fo:font-size="12pt" fo:font-weight="bold" officeooo:rsid="00c51095" officeooo:paragraph-rsid="00c51095" style:font-size-asian="10.5pt" style:font-weight-asian="bold" style:font-size-complex="12pt" style:font-weight-complex="bold"/>
    </style:style>
    <style:style style:name="P226" style:family="paragraph" style:parent-style-name="Standard">
      <style:text-properties fo:font-size="12pt" fo:font-weight="bold" officeooo:rsid="00c685e7" officeooo:paragraph-rsid="00c685e7" style:font-size-asian="10.5pt" style:font-weight-asian="bold" style:font-size-complex="12pt" style:font-weight-complex="bold"/>
    </style:style>
    <style:style style:name="P227" style:family="paragraph" style:parent-style-name="Standard">
      <style:text-properties fo:font-size="12pt" fo:font-weight="bold" officeooo:rsid="00c723bd" officeooo:paragraph-rsid="00c723bd" style:font-size-asian="10.5pt" style:font-weight-asian="bold" style:font-size-complex="12pt" style:font-weight-complex="bold"/>
    </style:style>
    <style:style style:name="P228" style:family="paragraph" style:parent-style-name="Standard">
      <style:text-properties fo:font-size="12pt" fo:font-weight="bold" officeooo:rsid="00cb774f" officeooo:paragraph-rsid="00cb774f" style:font-size-asian="10.5pt" style:font-weight-asian="bold" style:font-size-complex="12pt" style:font-weight-complex="bold"/>
    </style:style>
    <style:style style:name="P229" style:family="paragraph" style:parent-style-name="Standard">
      <style:text-properties fo:font-size="12pt" fo:font-weight="bold" officeooo:rsid="00cc2f23" officeooo:paragraph-rsid="00cc2f23" style:font-size-asian="10.5pt" style:font-weight-asian="bold" style:font-size-complex="12pt" style:font-weight-complex="bold"/>
    </style:style>
    <style:style style:name="P230" style:family="paragraph" style:parent-style-name="Standard">
      <style:text-properties fo:font-size="12pt" fo:font-weight="bold" officeooo:rsid="00cd5f4a" officeooo:paragraph-rsid="00cd5f4a" style:font-size-asian="10.5pt" style:font-weight-asian="bold" style:font-size-complex="12pt" style:font-weight-complex="bold"/>
    </style:style>
    <style:style style:name="P231" style:family="paragraph" style:parent-style-name="Standard">
      <style:text-properties fo:font-size="12pt" fo:font-weight="bold" officeooo:rsid="00ced266" officeooo:paragraph-rsid="00ced266" style:font-size-asian="10.5pt" style:font-weight-asian="bold" style:font-size-complex="12pt" style:font-weight-complex="bold"/>
    </style:style>
    <style:style style:name="P232" style:family="paragraph" style:parent-style-name="Standard">
      <style:text-properties fo:font-size="12pt" fo:font-weight="bold" officeooo:rsid="00ced32a" officeooo:paragraph-rsid="00ced32a" style:font-size-asian="10.5pt" style:font-weight-asian="bold" style:font-size-complex="12pt" style:font-weight-complex="bold"/>
    </style:style>
    <style:style style:name="P233" style:family="paragraph" style:parent-style-name="Standard">
      <style:text-properties fo:font-size="12pt" fo:font-weight="bold" officeooo:rsid="00d153d2" officeooo:paragraph-rsid="00d153d2" style:font-size-asian="10.5pt" style:font-weight-asian="bold" style:font-size-complex="12pt" style:font-weight-complex="bold"/>
    </style:style>
    <style:style style:name="P234" style:family="paragraph" style:parent-style-name="Standard">
      <style:text-properties fo:font-size="12pt" fo:font-weight="bold" officeooo:rsid="00d1ae4a" officeooo:paragraph-rsid="00d1ae4a" style:font-size-asian="10.5pt" style:font-weight-asian="bold" style:font-size-complex="12pt" style:font-weight-complex="bold"/>
    </style:style>
    <style:style style:name="P235" style:family="paragraph" style:parent-style-name="Standard">
      <style:text-properties fo:font-size="12pt" fo:font-weight="bold" officeooo:rsid="00d3b52e" officeooo:paragraph-rsid="00d3b52e" style:font-size-asian="10.5pt" style:font-weight-asian="bold" style:font-size-complex="12pt" style:font-weight-complex="bold"/>
    </style:style>
    <style:style style:name="P236" style:family="paragraph" style:parent-style-name="Standard">
      <style:text-properties fo:font-size="12pt" fo:font-weight="bold" officeooo:rsid="00d5a185" officeooo:paragraph-rsid="00d5a185" style:font-size-asian="10.5pt" style:font-weight-asian="bold" style:font-size-complex="12pt" style:font-weight-complex="bold"/>
    </style:style>
    <style:style style:name="P237" style:family="paragraph" style:parent-style-name="Standard">
      <style:text-properties fo:font-size="12pt" fo:font-weight="bold" officeooo:rsid="00d9110d" officeooo:paragraph-rsid="00d9110d" style:font-size-asian="10.5pt" style:font-weight-asian="bold" style:font-size-complex="12pt" style:font-weight-complex="bold"/>
    </style:style>
    <style:style style:name="P238" style:family="paragraph" style:parent-style-name="Standard" style:list-style-name="L9">
      <style:text-properties fo:font-size="12pt" style:text-underline-style="none" fo:font-weight="normal" officeooo:rsid="006961cb" officeooo:paragraph-rsid="006961cb" style:font-size-asian="10.5pt" style:font-weight-asian="normal" style:font-size-complex="12pt" style:font-weight-complex="normal"/>
    </style:style>
    <style:style style:name="P239" style:family="paragraph" style:parent-style-name="Standard" style:list-style-name="L12">
      <style:text-properties fo:font-size="12pt" style:text-underline-style="none" fo:font-weight="normal" officeooo:rsid="006e841b" officeooo:paragraph-rsid="006e841b" style:font-size-asian="10.5pt" style:font-weight-asian="normal" style:font-size-complex="12pt" style:font-weight-complex="normal"/>
    </style:style>
    <style:style style:name="P240" style:family="paragraph" style:parent-style-name="Standard" style:list-style-name="L17">
      <style:text-properties fo:font-size="12pt" style:text-underline-style="none" fo:font-weight="normal" officeooo:rsid="009820b3" officeooo:paragraph-rsid="009820b3" style:font-size-asian="10.5pt" style:font-weight-asian="normal" style:font-size-complex="12pt" style:font-weight-complex="normal"/>
    </style:style>
    <style:style style:name="P241" style:family="paragraph" style:parent-style-name="Standard" style:list-style-name="L18">
      <style:text-properties fo:font-size="12pt" style:text-underline-style="none" fo:font-weight="normal" officeooo:rsid="009d784a" officeooo:paragraph-rsid="009d784a" style:font-size-asian="10.5pt" style:font-weight-asian="normal" style:font-size-complex="12pt" style:font-weight-complex="normal"/>
    </style:style>
    <style:style style:name="P242" style:family="paragraph" style:parent-style-name="Standard" style:list-style-name="L9">
      <style:text-properties fo:font-size="12pt" style:text-underline-style="none" fo:font-weight="bold" officeooo:rsid="006961cb" officeooo:paragraph-rsid="006961cb" style:font-size-asian="10.5pt" style:font-weight-asian="bold" style:font-size-complex="12pt" style:font-weight-complex="bold"/>
    </style:style>
    <style:style style:name="P243" style:family="paragraph" style:parent-style-name="Standard" style:list-style-name="L10">
      <style:text-properties fo:font-size="12pt" style:text-underline-style="none" fo:font-weight="bold" officeooo:rsid="006b10d9" officeooo:paragraph-rsid="006b10d9" style:font-size-asian="10.5pt" style:font-weight-asian="bold" style:font-size-complex="12pt" style:font-weight-complex="bold"/>
    </style:style>
    <style:style style:name="P244" style:family="paragraph" style:parent-style-name="Standard" style:list-style-name="L13">
      <style:text-properties fo:font-size="12pt" style:text-underline-style="none" fo:font-weight="bold" officeooo:rsid="00747386" officeooo:paragraph-rsid="00747386" style:font-size-asian="10.5pt" style:font-weight-asian="bold" style:font-size-complex="12pt" style:font-weight-complex="bold"/>
    </style:style>
    <style:style style:name="P245" style:family="paragraph" style:parent-style-name="Standard" style:list-style-name="L14">
      <style:text-properties fo:font-size="12pt" style:text-underline-style="none" fo:font-weight="bold" officeooo:rsid="007e9c70" officeooo:paragraph-rsid="007e9c70" style:font-size-asian="10.5pt" style:font-weight-asian="bold" style:font-size-complex="12pt" style:font-weight-complex="bold"/>
    </style:style>
    <style:style style:name="P246" style:family="paragraph" style:parent-style-name="Standard" style:list-style-name="L15">
      <style:text-properties fo:font-size="12pt" style:text-underline-style="none" fo:font-weight="bold" officeooo:rsid="008095b2" officeooo:paragraph-rsid="008095b2" style:font-size-asian="10.5pt" style:font-weight-asian="bold" style:font-size-complex="12pt" style:font-weight-complex="bold"/>
    </style:style>
    <style:style style:name="P247" style:family="paragraph" style:parent-style-name="Standard" style:list-style-name="L15">
      <style:text-properties fo:font-size="12pt" style:text-underline-style="none" fo:font-weight="bold" officeooo:rsid="008095b2" officeooo:paragraph-rsid="00b44246" style:font-size-asian="10.5pt" style:font-weight-asian="bold" style:font-size-complex="12pt" style:font-weight-complex="bold"/>
    </style:style>
    <style:style style:name="P248" style:family="paragraph" style:parent-style-name="Standard" style:list-style-name="L15">
      <style:text-properties fo:font-size="12pt" style:text-underline-style="none" fo:font-weight="bold" officeooo:rsid="0082839d" officeooo:paragraph-rsid="0082839d" style:font-size-asian="10.5pt" style:font-weight-asian="bold" style:font-size-complex="12pt" style:font-weight-complex="bold"/>
    </style:style>
    <style:style style:name="P249" style:family="paragraph" style:parent-style-name="Standard" style:list-style-name="L11">
      <style:text-properties officeooo:paragraph-rsid="006b58fc"/>
    </style:style>
    <style:style style:name="P250" style:family="paragraph" style:parent-style-name="Standard" style:list-style-name="L16">
      <style:text-properties fo:font-size="14pt" style:text-underline-style="none" fo:font-weight="bold" officeooo:rsid="0091cdc8" officeooo:paragraph-rsid="0091cdc8" style:font-size-asian="12.25pt" style:font-weight-asian="bold" style:font-size-complex="14pt" style:font-weight-complex="bold"/>
    </style:style>
    <style:style style:name="P251" style:family="paragraph" style:parent-style-name="Standard">
      <style:paragraph-properties fo:break-before="page"/>
      <style:text-properties fo:font-size="16pt" fo:font-weight="bold" officeooo:rsid="00c3cbff" officeooo:paragraph-rsid="00c3cbff" style:font-size-asian="14pt" style:font-weight-asian="bold" style:font-size-complex="16pt" style:font-weight-complex="bold"/>
    </style:style>
    <style:style style:name="T1" style:family="text">
      <style:text-properties officeooo:rsid="0016e1f2"/>
    </style:style>
    <style:style style:name="T2" style:family="text">
      <style:text-properties fo:font-weight="bold" style:font-weight-asian="bold" style:font-weight-complex="bold"/>
    </style:style>
    <style:style style:name="T3" style:family="text">
      <style:text-properties fo:font-weight="bold" officeooo:rsid="001a0235" style:font-weight-asian="bold" style:font-weight-complex="bold"/>
    </style:style>
    <style:style style:name="T4" style:family="text">
      <style:text-properties fo:font-weight="bold" officeooo:rsid="001bf86d" style:font-weight-asian="bold" style:font-weight-complex="bold"/>
    </style:style>
    <style:style style:name="T5" style:family="text">
      <style:text-properties fo:font-weight="bold" officeooo:rsid="002a28db" style:font-weight-asian="bold" style:font-weight-complex="bold"/>
    </style:style>
    <style:style style:name="T6" style:family="text">
      <style:text-properties fo:font-weight="bold" officeooo:rsid="00a5f48f" style:font-weight-asian="bold" style:font-weight-complex="bold"/>
    </style:style>
    <style:style style:name="T7" style:family="text">
      <style:text-properties fo:font-weight="bold" officeooo:rsid="00297c68" style:font-weight-asian="bold" style:font-weight-complex="bold"/>
    </style:style>
    <style:style style:name="T8" style:family="text">
      <style:text-properties fo:font-weight="bold" officeooo:rsid="00ae69c3" style:font-weight-asian="bold" style:font-weight-complex="bold"/>
    </style:style>
    <style:style style:name="T9" style:family="text">
      <style:text-properties fo:font-weight="bold" officeooo:rsid="00b329e7" style:font-weight-asian="bold" style:font-weight-complex="bold"/>
    </style:style>
    <style:style style:name="T10" style:family="text">
      <style:text-properties officeooo:rsid="001a0235"/>
    </style:style>
    <style:style style:name="T11" style:family="text">
      <style:text-properties officeooo:rsid="001bf86d"/>
    </style:style>
    <style:style style:name="T12" style:family="text">
      <style:text-properties officeooo:rsid="001d0009"/>
    </style:style>
    <style:style style:name="T13" style:family="text">
      <style:text-properties officeooo:rsid="001f5773"/>
    </style:style>
    <style:style style:name="T14" style:family="text">
      <style:text-properties officeooo:rsid="00232284"/>
    </style:style>
    <style:style style:name="T15" style:family="text">
      <style:text-properties fo:font-weight="normal" style:font-weight-asian="normal" style:font-weight-complex="normal"/>
    </style:style>
    <style:style style:name="T16" style:family="text">
      <style:text-properties fo:font-weight="normal" officeooo:rsid="002e3d57" style:font-weight-asian="normal" style:font-weight-complex="normal"/>
    </style:style>
    <style:style style:name="T17" style:family="text">
      <style:text-properties fo:font-weight="normal" officeooo:rsid="0033558f" style:font-weight-asian="normal" style:font-weight-complex="normal"/>
    </style:style>
    <style:style style:name="T18" style:family="text">
      <style:text-properties fo:font-weight="normal" officeooo:rsid="0034bc41" style:font-weight-asian="normal" style:font-weight-complex="normal"/>
    </style:style>
    <style:style style:name="T19" style:family="text">
      <style:text-properties fo:font-weight="normal" officeooo:rsid="0039bb37" style:font-weight-asian="normal" style:font-weight-complex="normal"/>
    </style:style>
    <style:style style:name="T20" style:family="text">
      <style:text-properties fo:font-weight="normal" officeooo:rsid="003b102b" style:font-weight-asian="normal" style:font-weight-complex="normal"/>
    </style:style>
    <style:style style:name="T21" style:family="text">
      <style:text-properties fo:font-weight="normal" officeooo:rsid="003d4f84" style:font-weight-asian="normal" style:font-weight-complex="normal"/>
    </style:style>
    <style:style style:name="T22" style:family="text">
      <style:text-properties fo:font-weight="normal" officeooo:rsid="005ac61c" style:font-weight-asian="normal" style:font-weight-complex="normal"/>
    </style:style>
    <style:style style:name="T23" style:family="text">
      <style:text-properties fo:font-weight="normal" officeooo:rsid="006b10d9" style:font-weight-asian="normal" style:font-weight-complex="normal"/>
    </style:style>
    <style:style style:name="T24" style:family="text">
      <style:text-properties fo:font-weight="normal" officeooo:rsid="00776d50" style:font-weight-asian="normal" style:font-weight-complex="normal"/>
    </style:style>
    <style:style style:name="T25" style:family="text">
      <style:text-properties fo:font-weight="normal" officeooo:rsid="007923a0" style:font-weight-asian="normal" style:font-weight-complex="normal"/>
    </style:style>
    <style:style style:name="T26" style:family="text">
      <style:text-properties fo:font-weight="normal" officeooo:rsid="007c7e22" style:font-weight-asian="normal" style:font-weight-complex="normal"/>
    </style:style>
    <style:style style:name="T27" style:family="text">
      <style:text-properties fo:font-weight="normal" officeooo:rsid="007ea2de" style:font-weight-asian="normal" style:font-weight-complex="normal"/>
    </style:style>
    <style:style style:name="T28" style:family="text">
      <style:text-properties fo:font-weight="normal" officeooo:rsid="008095b2" style:font-weight-asian="normal" style:font-weight-complex="normal"/>
    </style:style>
    <style:style style:name="T29" style:family="text">
      <style:text-properties fo:font-weight="normal" officeooo:rsid="0083b4ff" style:font-weight-asian="normal" style:font-weight-complex="normal"/>
    </style:style>
    <style:style style:name="T30" style:family="text">
      <style:text-properties fo:font-weight="normal" officeooo:rsid="00851014" style:font-weight-asian="normal" style:font-weight-complex="normal"/>
    </style:style>
    <style:style style:name="T31" style:family="text">
      <style:text-properties fo:font-weight="normal" officeooo:rsid="0086e301" style:font-weight-asian="normal" style:font-weight-complex="normal"/>
    </style:style>
    <style:style style:name="T32" style:family="text">
      <style:text-properties fo:font-weight="normal" officeooo:rsid="00a1ef8d" style:font-weight-asian="normal" style:font-weight-complex="normal"/>
    </style:style>
    <style:style style:name="T33" style:family="text">
      <style:text-properties fo:font-weight="normal" officeooo:rsid="00a904e1" style:font-weight-asian="normal" style:font-weight-complex="normal"/>
    </style:style>
    <style:style style:name="T34" style:family="text">
      <style:text-properties fo:font-weight="normal" officeooo:rsid="00aa72a8" style:font-weight-asian="normal" style:font-weight-complex="normal"/>
    </style:style>
    <style:style style:name="T35" style:family="text">
      <style:text-properties fo:font-weight="normal" officeooo:rsid="00aac701" style:font-weight-asian="normal" style:font-weight-complex="normal"/>
    </style:style>
    <style:style style:name="T36" style:family="text">
      <style:text-properties fo:font-weight="normal" officeooo:rsid="00ab9c28" style:font-weight-asian="normal" style:font-weight-complex="normal"/>
    </style:style>
    <style:style style:name="T37" style:family="text">
      <style:text-properties fo:font-weight="normal" officeooo:rsid="00ad4738" style:font-weight-asian="normal" style:font-weight-complex="normal"/>
    </style:style>
    <style:style style:name="T38" style:family="text">
      <style:text-properties fo:font-weight="normal" officeooo:rsid="00ae69c3" style:font-weight-asian="normal" style:font-weight-complex="normal"/>
    </style:style>
    <style:style style:name="T39" style:family="text">
      <style:text-properties fo:font-weight="normal" officeooo:rsid="00aee275" style:font-weight-asian="normal" style:font-weight-complex="normal"/>
    </style:style>
    <style:style style:name="T40" style:family="text">
      <style:text-properties fo:font-weight="normal" officeooo:rsid="00b1d7e8" style:font-weight-asian="normal" style:font-weight-complex="normal"/>
    </style:style>
    <style:style style:name="T41" style:family="text">
      <style:text-properties fo:font-weight="normal" officeooo:rsid="00b329e7" style:font-weight-asian="normal" style:font-weight-complex="normal"/>
    </style:style>
    <style:style style:name="T42" style:family="text">
      <style:text-properties fo:font-weight="normal" officeooo:rsid="00764aaf" style:font-weight-asian="normal" style:font-weight-complex="normal"/>
    </style:style>
    <style:style style:name="T43" style:family="text">
      <style:text-properties fo:font-weight="normal" officeooo:rsid="00b44246" style:font-weight-asian="normal" style:font-weight-complex="normal"/>
    </style:style>
    <style:style style:name="T44" style:family="text">
      <style:text-properties fo:font-weight="normal" officeooo:rsid="00c15b8c" style:font-weight-asian="normal" style:font-weight-complex="normal"/>
    </style:style>
    <style:style style:name="T45" style:family="text">
      <style:text-properties fo:font-weight="normal" officeooo:rsid="00c2c9ee" style:font-weight-asian="normal" style:font-weight-complex="normal"/>
    </style:style>
    <style:style style:name="T46" style:family="text">
      <style:text-properties fo:font-weight="normal" officeooo:rsid="00c8f803" style:font-weight-asian="normal" style:font-weight-complex="normal"/>
    </style:style>
    <style:style style:name="T47" style:family="text">
      <style:text-properties fo:font-weight="normal" officeooo:rsid="00c99423" style:font-weight-asian="normal" style:font-weight-complex="normal"/>
    </style:style>
    <style:style style:name="T48" style:family="text">
      <style:text-properties fo:font-weight="normal" officeooo:rsid="00cc2f23" style:font-weight-asian="normal" style:font-weight-complex="normal"/>
    </style:style>
    <style:style style:name="T49" style:family="text">
      <style:text-properties fo:font-weight="normal" officeooo:rsid="00d033aa" style:font-weight-asian="normal" style:font-weight-complex="normal"/>
    </style:style>
    <style:style style:name="T50" style:family="text">
      <style:text-properties fo:font-weight="normal" officeooo:rsid="00d2d47f" style:font-weight-asian="normal" style:font-weight-complex="normal"/>
    </style:style>
    <style:style style:name="T51" style:family="text">
      <style:text-properties fo:font-weight="normal" officeooo:rsid="00d4cb78" style:font-weight-asian="normal" style:font-weight-complex="normal"/>
    </style:style>
    <style:style style:name="T52" style:family="text">
      <style:text-properties officeooo:rsid="00280253"/>
    </style:style>
    <style:style style:name="T53" style:family="text">
      <style:text-properties officeooo:rsid="00297c68"/>
    </style:style>
    <style:style style:name="T54" style:family="text">
      <style:text-properties officeooo:rsid="002a28db"/>
    </style:style>
    <style:style style:name="T55" style:family="text">
      <style:text-properties officeooo:rsid="002d5a6d"/>
    </style:style>
    <style:style style:name="T56" style:family="text">
      <style:text-properties officeooo:rsid="0030c791"/>
    </style:style>
    <style:style style:name="T57" style:family="text">
      <style:text-properties officeooo:rsid="003f90d2"/>
    </style:style>
    <style:style style:name="T58" style:family="text">
      <style:text-properties officeooo:rsid="004b4547"/>
    </style:style>
    <style:style style:name="T59" style:family="text">
      <style:text-properties officeooo:rsid="00559636"/>
    </style:style>
    <style:style style:name="T60" style:family="text">
      <style:text-properties officeooo:rsid="0058fbe7"/>
    </style:style>
    <style:style style:name="T61" style:family="text">
      <style:text-properties officeooo:rsid="005a7abb"/>
    </style:style>
    <style:style style:name="T62" style:family="text">
      <style:text-properties style:text-underline-style="solid" style:text-underline-width="auto" style:text-underline-color="font-color"/>
    </style:style>
    <style:style style:name="T63" style:family="text">
      <style:text-properties fo:font-size="12pt" fo:font-weight="normal" style:font-size-asian="10.5pt" style:font-weight-asian="normal" style:font-size-complex="12pt" style:font-weight-complex="normal"/>
    </style:style>
    <style:style style:name="T64" style:family="text">
      <style:text-properties fo:font-size="12pt" fo:font-weight="normal" officeooo:rsid="005ac61c" style:font-size-asian="10.5pt" style:font-weight-asian="normal" style:font-size-complex="12pt" style:font-weight-complex="normal"/>
    </style:style>
    <style:style style:name="T65" style:family="text">
      <style:text-properties fo:font-size="12pt" fo:font-weight="normal" officeooo:rsid="0088507c" style:font-size-asian="10.5pt" style:font-weight-asian="normal" style:font-size-complex="12pt" style:font-weight-complex="normal"/>
    </style:style>
    <style:style style:name="T66" style:family="text">
      <style:text-properties fo:font-size="12pt" fo:font-weight="normal" officeooo:rsid="00892475" style:font-size-asian="10.5pt" style:font-weight-asian="normal" style:font-size-complex="12pt" style:font-weight-complex="normal"/>
    </style:style>
    <style:style style:name="T67" style:family="text">
      <style:text-properties fo:font-size="12pt" fo:font-weight="normal" officeooo:rsid="008a6c6c" style:font-size-asian="10.5pt" style:font-weight-asian="normal" style:font-size-complex="12pt" style:font-weight-complex="normal"/>
    </style:style>
    <style:style style:name="T68" style:family="text">
      <style:text-properties fo:font-size="12pt" fo:font-weight="normal" officeooo:rsid="008c3875" style:font-size-asian="10.5pt" style:font-weight-asian="normal" style:font-size-complex="12pt" style:font-weight-complex="normal"/>
    </style:style>
    <style:style style:name="T69" style:family="text">
      <style:text-properties fo:font-size="12pt" fo:font-weight="normal" officeooo:rsid="008f018f" style:font-size-asian="10.5pt" style:font-weight-asian="normal" style:font-size-complex="12pt" style:font-weight-complex="normal"/>
    </style:style>
    <style:style style:name="T70" style:family="text">
      <style:text-properties fo:font-size="12pt" fo:font-weight="normal" officeooo:rsid="008fa953" style:font-size-asian="10.5pt" style:font-weight-asian="normal" style:font-size-complex="12pt" style:font-weight-complex="normal"/>
    </style:style>
    <style:style style:name="T71" style:family="text">
      <style:text-properties fo:font-size="12pt" fo:font-weight="normal" officeooo:rsid="0090a4d9" style:font-size-asian="10.5pt" style:font-weight-asian="normal" style:font-size-complex="12pt" style:font-weight-complex="normal"/>
    </style:style>
    <style:style style:name="T72" style:family="text">
      <style:text-properties fo:font-size="12pt" fo:font-weight="normal" officeooo:rsid="0092dac2" style:font-size-asian="10.5pt" style:font-weight-asian="normal" style:font-size-complex="12pt" style:font-weight-complex="normal"/>
    </style:style>
    <style:style style:name="T73" style:family="text">
      <style:text-properties fo:font-size="12pt" fo:font-weight="normal" officeooo:rsid="00b44246" style:font-size-asian="10.5pt" style:font-weight-asian="normal" style:font-size-complex="12pt" style:font-weight-complex="normal"/>
    </style:style>
    <style:style style:name="T74" style:family="text">
      <style:text-properties fo:font-size="12pt" fo:font-weight="normal" officeooo:rsid="00b5fa72" style:font-size-asian="10.5pt" style:font-weight-asian="normal" style:font-size-complex="12pt" style:font-weight-complex="normal"/>
    </style:style>
    <style:style style:name="T75" style:family="text">
      <style:text-properties fo:font-size="12pt" style:text-underline-style="solid" style:text-underline-width="auto" style:text-underline-color="font-color" fo:font-weight="bold" officeooo:rsid="005ac61c" style:font-size-asian="10.5pt" style:font-weight-asian="bold" style:font-size-complex="12pt" style:font-weight-complex="bold"/>
    </style:style>
    <style:style style:name="T76" style:family="text">
      <style:text-properties fo:font-size="12pt" style:text-underline-style="none" fo:font-weight="bold" officeooo:rsid="006b58fc" style:font-size-asian="10.5pt" style:font-weight-asian="bold" style:font-size-complex="12pt" style:font-weight-complex="bold"/>
    </style:style>
    <style:style style:name="T77" style:family="text">
      <style:text-properties fo:font-size="12pt" style:text-underline-style="none" fo:font-weight="normal" style:font-size-asian="10.5pt" style:font-weight-asian="normal" style:font-size-complex="12pt" style:font-weight-complex="normal"/>
    </style:style>
    <style:style style:name="T78" style:family="text">
      <style:text-properties fo:font-size="12pt" style:text-underline-style="none" fo:font-weight="normal" officeooo:rsid="006b58fc" style:font-size-asian="10.5pt" style:font-weight-asian="normal" style:font-size-complex="12pt" style:font-weight-complex="normal"/>
    </style:style>
    <style:style style:name="T79" style:family="text">
      <style:text-properties fo:font-size="12pt" style:text-underline-style="none" fo:font-weight="normal" officeooo:rsid="00a53364" style:font-size-asian="10.5pt" style:font-weight-asian="normal" style:font-size-complex="12pt" style:font-weight-complex="normal"/>
    </style:style>
    <style:style style:name="T80" style:family="text">
      <style:text-properties fo:font-size="12pt" style:text-underline-style="none" fo:font-weight="normal" officeooo:rsid="00aee275" style:font-size-asian="10.5pt" style:font-weight-asian="normal" style:font-size-complex="12pt" style:font-weight-complex="normal"/>
    </style:style>
    <style:style style:name="T81" style:family="text">
      <style:text-properties fo:font-size="12pt" style:text-underline-style="none" style:font-size-asian="10.5pt" style:font-size-complex="12pt"/>
    </style:style>
    <style:style style:name="T82" style:family="text">
      <style:text-properties fo:font-size="12pt" style:font-size-asian="10.5pt" style:font-size-complex="12pt"/>
    </style:style>
    <style:style style:name="T83" style:family="text">
      <style:text-properties fo:font-size="12pt" officeooo:rsid="008c3875" style:font-size-asian="10.5pt" style:font-size-complex="12pt"/>
    </style:style>
    <style:style style:name="T84" style:family="text">
      <style:text-properties fo:font-size="12pt" officeooo:rsid="008f018f" style:font-size-asian="10.5pt" style:font-size-complex="12pt"/>
    </style:style>
    <style:style style:name="T85" style:family="text">
      <style:text-properties fo:font-size="12pt" fo:font-weight="bold" style:font-size-asian="10.5pt" style:font-weight-asian="bold" style:font-size-complex="12pt" style:font-weight-complex="bold"/>
    </style:style>
    <style:style style:name="T86" style:family="text">
      <style:text-properties style:text-underline-style="none"/>
    </style:style>
    <style:style style:name="T87" style:family="text">
      <style:text-properties style:text-underline-style="none" officeooo:rsid="005ac61c"/>
    </style:style>
    <style:style style:name="T88" style:family="text">
      <style:text-properties style:text-underline-style="none" officeooo:rsid="005d75b3"/>
    </style:style>
    <style:style style:name="T89" style:family="text">
      <style:text-properties style:text-underline-style="none" fo:font-weight="bold" style:font-weight-asian="bold" style:font-weight-complex="bold"/>
    </style:style>
    <style:style style:name="T90" style:family="text">
      <style:text-properties style:text-underline-style="none" fo:font-weight="bold" officeooo:rsid="005d75b3" style:font-weight-asian="bold" style:font-weight-complex="bold"/>
    </style:style>
    <style:style style:name="T91" style:family="text">
      <style:text-properties style:text-underline-style="none" officeooo:rsid="00aee275"/>
    </style:style>
    <style:style style:name="T92" style:family="text">
      <style:text-properties officeooo:rsid="0061d6c2"/>
    </style:style>
    <style:style style:name="T93" style:family="text">
      <style:text-properties officeooo:rsid="00657896"/>
    </style:style>
    <style:style style:name="T94" style:family="text">
      <style:text-properties officeooo:rsid="0067c2a6"/>
    </style:style>
    <style:style style:name="T95" style:family="text">
      <style:text-properties officeooo:rsid="006e841b"/>
    </style:style>
    <style:style style:name="T96" style:family="text">
      <style:text-properties officeooo:rsid="006fa821"/>
    </style:style>
    <style:style style:name="T97" style:family="text">
      <style:text-properties officeooo:rsid="0070009d"/>
    </style:style>
    <style:style style:name="T98" style:family="text">
      <style:text-properties officeooo:rsid="0072a36d"/>
    </style:style>
    <style:style style:name="T99" style:family="text">
      <style:text-properties officeooo:rsid="00851014"/>
    </style:style>
    <style:style style:name="T100" style:family="text">
      <style:text-properties officeooo:rsid="0097c950"/>
    </style:style>
    <style:style style:name="T101" style:family="text">
      <style:text-properties officeooo:rsid="0099a6d6"/>
    </style:style>
    <style:style style:name="T102" style:family="text">
      <style:text-properties officeooo:rsid="009f5cdb"/>
    </style:style>
    <style:style style:name="T103" style:family="text">
      <style:text-properties officeooo:rsid="00a53364"/>
    </style:style>
    <style:style style:name="T104" style:family="text">
      <style:text-properties officeooo:rsid="00a5f48f"/>
    </style:style>
    <style:style style:name="T105" style:family="text">
      <style:text-properties officeooo:rsid="0027136a"/>
    </style:style>
    <style:style style:name="T106" style:family="text">
      <style:text-properties officeooo:rsid="00a70663"/>
    </style:style>
    <style:style style:name="T107" style:family="text">
      <style:text-properties officeooo:rsid="00a802a8"/>
    </style:style>
    <style:style style:name="T108" style:family="text">
      <style:text-properties officeooo:rsid="00a904e1"/>
    </style:style>
    <style:style style:name="T109" style:family="text">
      <style:text-properties officeooo:rsid="00aa72a8"/>
    </style:style>
    <style:style style:name="T110" style:family="text">
      <style:text-properties officeooo:rsid="00aac701"/>
    </style:style>
    <style:style style:name="T111" style:family="text">
      <style:text-properties officeooo:rsid="00ab9c28"/>
    </style:style>
    <style:style style:name="T112" style:family="text">
      <style:text-properties officeooo:rsid="00ad4738"/>
    </style:style>
    <style:style style:name="T113" style:family="text">
      <style:text-properties officeooo:rsid="00ae69c3"/>
    </style:style>
    <style:style style:name="T114" style:family="text">
      <style:text-properties fo:font-style="italic" style:font-style-asian="italic" style:font-style-complex="italic"/>
    </style:style>
    <style:style style:name="T115" style:family="text">
      <style:text-properties fo:font-style="italic" officeooo:rsid="00ae69c3" style:font-style-asian="italic" style:font-style-complex="italic"/>
    </style:style>
    <style:style style:name="T116" style:family="text">
      <style:text-properties fo:font-style="italic" officeooo:rsid="00aee275" style:font-style-asian="italic" style:font-style-complex="italic"/>
    </style:style>
    <style:style style:name="T117" style:family="text">
      <style:text-properties fo:font-style="normal" officeooo:rsid="00ae69c3" style:font-style-asian="normal" style:font-style-complex="normal"/>
    </style:style>
    <style:style style:name="T118" style:family="text">
      <style:text-properties officeooo:rsid="00aee275"/>
    </style:style>
    <style:style style:name="T119" style:family="text">
      <style:text-properties officeooo:rsid="00afdb9e"/>
    </style:style>
    <style:style style:name="T120" style:family="text">
      <style:text-properties officeooo:rsid="00b21c4d"/>
    </style:style>
    <style:style style:name="T121" style:family="text">
      <style:text-properties officeooo:rsid="00b329e7"/>
    </style:style>
    <style:style style:name="T122" style:family="text">
      <style:text-properties officeooo:rsid="00b44246"/>
    </style:style>
    <style:style style:name="T123" style:family="text">
      <style:text-properties officeooo:rsid="00bacd51"/>
    </style:style>
    <style:style style:name="T124" style:family="text">
      <style:text-properties officeooo:rsid="00bcb90a"/>
    </style:style>
    <style:style style:name="T125" style:family="text">
      <style:text-properties officeooo:rsid="00bcc3b0"/>
    </style:style>
    <style:style style:name="T126" style:family="text">
      <style:text-properties officeooo:rsid="00bef24b"/>
    </style:style>
    <style:style style:name="T127" style:family="text">
      <style:text-properties officeooo:rsid="00bf55b3"/>
    </style:style>
    <style:style style:name="T128" style:family="text">
      <style:text-properties officeooo:rsid="00bfee33"/>
    </style:style>
    <style:style style:name="T129" style:family="text">
      <style:text-properties officeooo:rsid="00c685e7"/>
    </style:style>
    <style:style style:name="T130" style:family="text">
      <style:text-properties officeooo:rsid="00d69d6e"/>
    </style:style>
    <style:style style:name="T131" style:family="text">
      <style:text-properties officeooo:rsid="00d75b8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i"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slide sono già su teams.</text:p>
      <text:p text:style-name="P1">Prof. Mauro Pistello</text:p>
      <text:p text:style-name="P13">Corso diviso in 3 blocchi: Batteriologia (generale e speciale), Virologia (generale e speciale) e Micologia <text:span text:style-name="T1">(generale e speciale).</text:span></text:p>
      <text:p text:style-name="P13"/>
      <text:p text:style-name="P2">Virologia Generale:</text:p>
      <text:p text:style-name="P14">Antibiotici: Alezander Fleming, 1928: Osservò che sulle piastre Petri contaminate da muffa i batteri non crescevano in un alone attorno alla muffa, dalla muffa isolò la penicillina.</text:p>
      <text:p text:style-name="P14"/>
      <text:p text:style-name="P14">L’uso massiccio di antibiotici sta rendendo l’antibiotico-resistenza un problema in continuo peggioramento.</text:p>
      <text:p text:style-name="P14"/>
      <text:p text:style-name="P14">Per quanto riguarda la virologia invece stiamo assistendo ad un periodo d’oro degli antivirali.</text:p>
      <text:p text:style-name="P14">Lo sviluppo degli antivirali è iniziato più tardi rispetto aglia ntibiotici perché i virus per replicarsi usano i meccanismi molecolari della cellula, quindi c’è <text:span text:style-name="T104">un</text:span> rischio <text:span text:style-name="T104">maggiore </text:span>che il farmaco risulti tossico.</text:p>
      <text:p text:style-name="P14"/>
      <text:p text:style-name="P15">Jenner, 1700: Vaccino del vaiolo.</text:p>
      <text:p text:style-name="P15"/>
      <text:p text:style-name="P15">Esistono vari tipi di vaccino:</text:p>
      <text:list text:style-name="L1">
        <text:list-item>
          <text:p text:style-name="P201"><text:span text:style-name="T2">Vaccini vivi attenuati</text:span>: Efficaci ma con controindicazioni, specialmente in pazienti immunodepressi <text:span text:style-name="T104">per il rischio di riattivazione del patogeno</text:span>, <text:span text:style-name="T104">sono i primi ad essere stati sviluppati ma sono</text:span> tuttora usati.</text:p>
        </text:list-item>
        <text:list-item>
          <text:p text:style-name="P206">Vaccini inattivati:<text:span text:style-name="T15"> Possono contenere subunità virali, virus interi, toxoidi, RNA o DNA.</text:span></text:p>
        </text:list-item>
      </text:list>
      <text:p text:style-name="P15"/>
      <text:p text:style-name="P15">I virus sono diventati visibili solo dopo l’invenzione del microscopio elettronico, prima si era <text:span text:style-name="T104">dedotta</text:span> la loro esistenza ma non erano mai stati osservati direttamente <text:span text:style-name="T104">a causa delle loro ridottissime dimensioni</text:span>.</text:p>
      <text:p text:style-name="P15"/>
      <text:p text:style-name="P16">Osserva<text:span text:style-name="T104">nd</text:span>o l’anomalo tasso di sarcomi in alcuni pollai è stata <text:span text:style-name="T104">teorizzata (e poi confermata)</text:span> l’esistenza dei virus oncogeni.</text:p>
      <text:p text:style-name="P16"/>
      <text:p text:style-name="P3">I Virus</text:p>
      <text:p text:style-name="P17">Il nome deriva da Venom = veleno. È un patogeno che veicola informazione genetica e usa i macchinari molecolari della cellulaospite per generare copie di se stesso. È costituito da una porzione di materiale genetico variamente strutturato (RNA <text:span text:style-name="T104">o </text:span>DNA, singolo o doppio filamento, <text:span text:style-name="T104">polarità positiva o negativa</text:span>).</text:p>
      <text:p text:style-name="P17">Caratterizzati da alta velocità di mutazione. Non cotengono molecole ad attività enzimatica <text:span text:style-name="T104">(a volte però contengono enzimi utili sopratutto nelle prime fasi di infezioni) </text:span>quindi non sono capaci di sintesi proteica o di metabolismo energetico.</text:p>
      <text:p text:style-name="P17"/>
      <text:p text:style-name="P3">Morfologia e struttura:</text:p>
      <text:p text:style-name="P17">Materiale genetico complessato con proteine (che costituiscono il <text:span text:style-name="T2">capside</text:span>) a sua volta ricoperto <text:span text:style-name="T104">in alcuni casi </text:span>da un <text:span text:style-name="T2">envelope</text:span> (che deriva dalla membrana della cellula da cui si è originato) sul quale vengono esposti i recettori virali, necessari all’entrata del virus nella cellula bersaglio. <text:span text:style-name="T10">Le singole proteine che formano il virus sono dette </text:span><text:span text:style-name="T3">capsomeri</text:span><text:span text:style-name="T10">. </text:span><text:span text:style-name="T11">La maggior parte dei virus (virus nudi) non hanno l’envelope. L’envelope caratterizza i virus detti </text:span><text:span text:style-name="T4">rivestiti</text:span><text:span text:style-name="T11">. </text:span><text:span text:style-name="T12">Le proteine recettori (spike) non sono sempre esposte perché potrebbero essere riconosciute facilmente dal sistema immunitario quindi sarebbe un punto di vulnerabilità </text:span><text:span text:style-name="T104">(esistono sistemi di mascheramento)</text:span><text:span text:style-name="T12">.</text:span></text:p>
      <text:p text:style-name="P17"/>
      <text:p text:style-name="P18">La struttura del capside è molto variabile e caratterstica delle famiglie di virus, ad esempio Ebola apparteiene ai <text:span text:style-name="T2">filovirus</text:span> <text:span text:style-name="T13">(genoma compattato da proteine disposto a spirale con i capsomeri attaccati </text:span><text:soft-page-break/><text:span text:style-name="T13">intorno a difenderlo, </text:span><text:span text:style-name="T104">ha forma allungata che ricorda un filo</text:span><text:span text:style-name="T13">)</text:span>, altri virus hanno struttura ad icosaedro o altre forme ancora.</text:p>
      <text:p text:style-name="P19">Esistono virus con genomi molto più complessi, come ad esempio l’Herpes virus, altri virus ancora hanno la necessità di portare enzimi virali che non sono disponibili nella cellula. Per contenere questo materiale aggiuntivo si è sviluppata la struttura icosaedrica (approssimazione più facile da costruire rispetto alla sfera <text:span text:style-name="T104">con minima perdita di volume</text:span>).</text:p>
      <text:p text:style-name="P18"/>
      <text:p text:style-name="P19">I processi di replicazione ed assemblaggio virale devono essere veloci per evitare che i meccanismi di difesa della cellula abbiano il tempo di attivarsi.</text:p>
      <text:p text:style-name="P20"/>
      <text:p text:style-name="P20">I virus nudi tendono ad essere più resistenti ai disinfettanti <text:span text:style-name="T104">e variazioni di pH e temperatura. Sono tendenzialmente più virulenti perché causano di solito la lisi delle cellule in cui replicano. I virus</text:span> rivestiti sono favoriti all’interno dell’organismo ospite <text:span text:style-name="T104">perché l’envelope maschera gli antigeni e facilità la fusione con le membrana cellulari e quindi l’entrata nella cellula</text:span>, inoltre i virus rivestiti possono uscire dalla cellula <text:span text:style-name="T104">per gemmazione o esocitosi</text:span> senza rompere la membrana (infezioni persistenti).</text:p>
      <text:p text:style-name="P21">Nei virus rivestiti si trovano proteine tra l’envelope e il capside dette <text:span text:style-name="T2">proteine della matrice</text:span>.</text:p>
      <text:p text:style-name="P21"/>
      <text:p text:style-name="P22">L<text:span text:style-name="T104">a</text:span> presenza o meno di un envelope porta a differenze sostanziali nelle modalità di entrata e di uscita dalla cellula.</text:p>
      <text:p text:style-name="P22">I virus nudi escono quasi sempre per lisi della cellula, quelli rivestiti per esocitosi (infezioni persistenti).</text:p>
      <text:p text:style-name="P22"/>
      <text:p text:style-name="P22">I virus rivestiti presentato una matrice proteica tra il capside e l’envelope, queste proteine aumentano la rigidità della struttura del virus.</text:p>
      <text:p text:style-name="P22">L’involucro esterno è perso nelle prime fasi di entrata nella cellula e va ad inattivare alcuni meccanismi di difesa.</text:p>
      <text:p text:style-name="P22"/>
      <text:p text:style-name="P22">Il genoma dei virus è molto piccolo rispetto al genoma delle cellule, alcuni si sono ridotti a 3-4 kb. Le proteine virali svolgono molte funzioni (<text:span text:style-name="T2">moonlighting: </text:span>aumenta la compattezza del codice).</text:p>
      <text:p text:style-name="P22">Il genoma virale, tranne pochissime eccezioni, non presenta introni.</text:p>
      <text:p text:style-name="P22">Alcuni genomi virali presentano geni sovrapposti <text:span text:style-name="T104">che </text:span>danno origine a prodotti proteici differenti se la traduzione inizia in punti diversi.</text:p>
      <text:p text:style-name="P22">Nei virus a doppia elica alcuni geni sono codificati in una catena e altri nell’altra.</text:p>
      <text:p text:style-name="P40">Tutte questi espedienti di compressione del materiale genetico sono utili al virus per velocizzare la replicazione in modo che la cellula non abbia tempo di mettere in atto meccanismi di difesa prima che il virus si sia replicato e massimizzare il numero di virioni efficaci prodotti (è più facile inserire nel capside un genoma più corto).</text:p>
      <text:p text:style-name="P22"/>
      <text:p text:style-name="P4">Nomenclatura dei virus:</text:p>
      <text:p text:style-name="P23">Classicamente <text:span text:style-name="T104">son </text:span>classificati in base alle malattie che causano <text:span text:style-name="T104">è un </text:span>metodo inconsistente perché <text:span text:style-name="T104">alcuni </text:span>virus possono dare malattie differenti e virus diversi possono dare sintomi molto simili.</text:p>
      <text:p text:style-name="P23">Esempio: virus dell’epatite, ne esistono molti tipi (A, B, C, D, E, F, G, forse altri) estremamente diversi tra loro come struttura, biochimica, modalità di trasmissione <text:span text:style-name="T14">e quindi approccio terapeutico</text:span>.</text:p>
      <text:p text:style-name="P24">I virus erpetici invece danno malattie molto diverse pur essendo strutturalmente indistinguibili al microscopio elettronico.</text:p>
      <text:p text:style-name="P24"/>
      <text:p text:style-name="P24">I virus, a differenza degli organismi superiori, hanno un tasso di mutazione genetica molto alto, nel giro di ore o giorni si generano nuove varianti e ceppi.</text:p>
      <text:p text:style-name="P24">Nella nomenclatura dei virus si parla di quasi-specie e non di specie appunto per questo.</text:p>
      <text:p text:style-name="P24"/>
      <text:p text:style-name="P24"><text:soft-page-break/>Nella nomenclatura corrente si segue un approccio gerarchico organizzato in famiglie, sottofamiglie, generi e quasi-specie <text:span text:style-name="T104">basandosi su: morfologia, proprietà antigeniche, tipo di materiale genetico ed omologia di sequenza genetica</text:span>.</text:p>
      <text:p text:style-name="P24"/>
      <text:p text:style-name="P5">Ciclo replicativo dei Virus:</text:p>
      <text:p text:style-name="P6">Fase precoce:</text:p>
      <text:list text:style-name="L2">
        <text:list-item>
          <text:p text:style-name="P202"><text:span text:style-name="T2">Attacco</text:span> (adsorbimento) alla cellula ospite. Fase più critica, se ha successo quasi sempre il virus arriverà a replicarsi. <text:span text:style-name="T104">Per iniziare è necessario che le proteine virali riconoscano un recettore cellulare che può essere una proteina, un carboidrato o un lipide sulla membrana cellulare. Di solito un recettore è specifico per un virus. Esistono virus capaci di riconoscere più recettori e quindi di entrare attraverso più vie.<text:line-break/>Per evitare che l’anti-recettore (virale) venga riconosciuto dal sistema immunitario si sono evolute strategie come, ad esempio localizzarlo in fosse profonde dette “</text:span><text:span text:style-name="T6">canyon</text:span><text:span text:style-name="T104">” sulla superficie del virus.</text:span></text:p>
        </text:list-item>
        <text:list-item>
          <text:p text:style-name="P202"><text:span text:style-name="T2">Penetrazione nel citoplasma: </text:span><text:span text:style-name="T104">Per i virus rivestiti avviene di solito tramite fusione dell’envelope con la membrana cellulare, per i virus nudi avviene tramite endocitosi.</text:span></text:p>
        </text:list-item>
        <text:list-item>
          <text:p text:style-name="P203"><text:span text:style-name="T2">Uncoating</text:span> (scapsidizzazione): disassemblaggio della particella infettiva. Il punto in cui avviene dipende dal tipo di genoma, i virus a DNA lo fanno nel nucleo, i virus a RNA lo fanno nel citoplasma. È il momento in cui il virus è più vulnerabile, in cui la cellula può riconoscere il materiale genetico esogeno e i farmaci antivirali possono agire. Questa fase è anche detta eclissi perché il virione non è più vi<text:span text:style-name="T104">s</text:span>ibile.</text:p>
        </text:list-item>
        <text:list-item>
          <text:p text:style-name="P203"><text:span text:style-name="T2">Replicazione del genoma virale:</text:span> Il virus esprime i propri geni in un ordine ben preciso, ci sono geni precoci, geni intermedi e tradivi. Il genoma <text:span text:style-name="T104">virale </text:span>serve per produrre enzimi e altre proteine necessari<text:span text:style-name="T104">e</text:span> alla replicazione ed all’assemblaggio ma deve anche replicarsi per <text:span text:style-name="T104">essere incluso nei</text:span> nuovi virioni.</text:p>
        </text:list-item>
      </text:list>
      <text:p text:style-name="P6">Fase tardiva:</text:p>
      <text:list text:style-name="L3">
        <text:list-item>
          <text:p text:style-name="P204"><text:span text:style-name="T2">Assemblaggio</text:span> dei virioni figli. Avviene nel punto dove si è replicato il genoma, i virus a DNA importano le proteine del capside nel nucleo e si assemblano lì, i virus a RNA si assemblano nel citoplasma.</text:p>
        </text:list-item>
        <text:list-item>
          <text:p text:style-name="P205"><text:span text:style-name="T2">Rilascio</text:span> dalla cellula ospite. Dipende dalla natura del virus, <text:s/>virus nudi generalmente escono per lisi, i virus rivestiti per gemmazione.</text:p>
        </text:list-item>
      </text:list>
      <text:p text:style-name="P39"/>
      <text:p text:style-name="P40">Infine si ha la <text:span text:style-name="T2">maturazione</text:span> che in alcuni casi avviene prima del rilascio ma può avvenire anche nelle vescicole esocitotiche (esempio della casa che sta crollando: la cellula infetta potrebbe morire da un momento all’altro quindi nella vescicola esocitotica vengono inserite tutte le componenti e viene rilasciata il prima possibile. Successivamente all’interno della vescicola le varie componenti finiscono di assemblarsi).</text:p>
      <text:p text:style-name="P39"/>
      <text:p text:style-name="P39">I virus infettano preferenzialmente cellule in attiva replicazione (es. mucose) perché hanno il metabolismo più attivo, il virus può accelerare il metabolismo di cellule quiescenti ma risulta meno efficiente.</text:p>
      <text:p text:style-name="P39"><text:span text:style-name="T105">Virus che replicano più lentamente generano pochi virioni per cellula infettata (10^3) ma sono quasi tutti infettanti, virus più veloci generano molti più virioni figli (10^6 – 10^8) ma molti sono incompleti </text:span><text:span text:style-name="T104">e quindi incapaci di infettare a loro volta</text:span><text:span text:style-name="T105">.</text:span></text:p>
      <text:p text:style-name="P31"/>
      <text:p text:style-name="P7">Fase <text:span text:style-name="T53">I,</text:span> attacco:</text:p>
      <text:p text:style-name="P25">Legame tra una proteina virale (anti-recettore) ed un elemento della membrana della cellula ospite (recettore). </text:p>
      <text:p text:style-name="P25">I recettori possono essere proteine, carboidrati, glicoproteine o glicolipidi.</text:p>
      <text:p text:style-name="P25">Il recettore cellulare è specifico per un virus.</text:p>
      <text:p text:style-name="P25">Alcuni virus hanno più anti-recettori diversi quindi hanno multiple vie di entrata nella cellula (anche 5 diverse).</text:p>
      <text:p text:style-name="P25">In alcuni casi (es. dengue) il dominio Fc degli anticorpi facilita il legame del virione alla cellula (tramite i recettori per il dominio Fc). <text:span text:style-name="T52">In questi casi la presenza di una risposta immune è uno svantaggio.</text:span></text:p>
      <text:p text:style-name="P25"/>
      <text:p text:style-name="P26"><text:soft-page-break/>I recettori ovviamente non esistono per far entrare il virus ma servono alla funzione normale della cellula, molte sono integrine o molecole di adesione (molti virus infatti infettano gli epiteli, come detto prima). Oppure sono proteine transmembrana o canali. <text:span text:style-name="T106">(esistono anche recettori la cui funzione fisiologica è ignota, come ad esempio CCR5).</text:span></text:p>
      <text:p text:style-name="P27">Ad esempio il virus HIV lega la molecola CD4 sui linfociti.</text:p>
      <text:p text:style-name="P27">Gli anticorpi neutralizzanti legano l’anti-recettore virale nel punto di legame con il recettore impedendo così l’entrata (problema risolto). Lo sviluppo di anticorpi neutralizzanti è l’obiettivo del sistema immunitario e dello sviluppo dei vaccini.</text:p>
      <text:p text:style-name="P28">Per difendersi i virus hanno sviluppato strategie, ad esempio alcuni presentano i recettori introflessi (canyon) </text:p>
      <text:p text:style-name="P28"><text:span text:style-name="T7"/></text:p>
      <text:p text:style-name="P9">Fase II, entrata nel citoplasma:</text:p>
      <text:p text:style-name="P12">Virus Rivestiti</text:p>
      <text:p text:style-name="P41">Avviene solitamente per fusione dell’envelope con la membrana della cellula ospite.</text:p>
      <text:p text:style-name="P27">Es. HIV presenta due glicoproteine: una responsabile dell’atttacco ed una della fusione delle membrane. La glicoproteina di superficie CD4 è il recettore primario, CCR5, CXCR4 ed altre sono i co-recettori. Una volta realizzata l’interazione con il recettore principale e con i co-recettori <text:span text:style-name="T106">viene estesa</text:span> la glicoproteina necessaria alla fusione e si procede alla fusione delle membrane.</text:p>
      <text:p text:style-name="P27">Il recettore in questo caso è una struttura dinamica che cambia nel tempo, la prima glicoproteina (gp120) varia molto spesso impedendo al sistema immunitario di sviluppare anticorpi neutralizzanti, pur mantenendo la stessa struttura per gli altri <text:span text:style-name="T53">attori coinvolti </text:span><text:span text:style-name="T106">(i quali vengono mantenuti “nascosti” fino a quando non sono necessari qindi il sistema immunitario non può riconoscerli)</text:span>.</text:p>
      <text:p text:style-name="P29"/>
      <text:p text:style-name="P8">Virus Nudi</text:p>
      <text:p text:style-name="P29">Entrano principalmente per endocitosi.</text:p>
      <text:p text:style-name="P29"/>
      <text:p text:style-name="P29">Esistono molte situazioni intermedie in cui, ad esempio, virus rivestiti entrano per endocitosi.</text:p>
      <text:p text:style-name="P29"/>
      <text:p text:style-name="P8">Fase II, uncoating:</text:p>
      <text:p text:style-name="P29">Virus con genoma a DNA raggiungono i pori nucleari e penetrano nel nucleo. In questa fase i virus modificano il citoscheletro per attraversare il citoplasma più velocemente.</text:p>
      <text:p text:style-name="P41">Virus ad RNA agiscono generalmente nel citoplasma.</text:p>
      <text:p text:style-name="P29"><text:span text:style-name="T106">Nei</text:span> virus che entrano per endocitosi il capside si disgrega parzialmente ad opera della vescicola endocitotica liberando il materiale genetico.</text:p>
      <text:p text:style-name="P29">HIV è un virus ad RNA che però d<text:span text:style-name="T106">à</text:span> origine ad un DNA a doppio filamento <text:span text:style-name="T106">il quale</text:span> viene trasportato nel nucleo ed integrato nel genoma ospite, la produzione del DNA avviene nel citoplasma ad opera dell’enzima <text:span text:style-name="T2">retrotrascrittasi</text:span> (virale).</text:p>
      <text:p text:style-name="P29"/>
      <text:p text:style-name="P8">Fase V: Assemblaggio</text:p>
      <text:p text:style-name="P29">Abbiamo molte copie dell’acido nucleico e delle proteine che compongono il capside. È una fase in cui la cellula è molto danneggiata, non ha capacità di sintetizzare proteine perché il sistema ribosomiale è sfruttato per la sintesi di proteine virali e perché<text:span text:style-name="T107"> alcune proteine virali bloccano la traduzione di trascritti cellulari in modo </text:span>impedire la sintesi di molecole necessarie ai meccanismi di difesa. I nucleotidi servono invece per sintetizzare genoma virale e per il metabolismo energetico. Deve essere veloce per terminare prima che la cellula muoia.</text:p>
      <text:p text:style-name="P29">Si assemblano le protene del capside lasciando un orifizio dal quale viene “tirato dentro” l’acido nucleico. Le molecole di acido nucleico vengono prodotte tutte in serie attaccate <text:span text:style-name="T107">le une alle altre</text:span> e tramite il riconoscimento delle sequenze di inizio e di fine alcune nucleasi taglia<text:span text:style-name="T107">no</text:span> le porzioni destinate a ciascun virione.</text:p>
      <text:p text:style-name="P29"/>
      <text:p text:style-name="P8">Fase VI: Rilascio</text:p>
      <text:p text:style-name="P29">Virus nudi: lisi cellulare.</text:p>
      <text:p text:style-name="P29"><text:soft-page-break/>Virus con involucro: escono per gemmazione, si assemblano in prossimità della membrana.</text:p>
      <text:p text:style-name="P29">I virus rivestiti che assemblano nel nucleo prendono il proprio rivestimento dalla membrana nucleare, altrimenti lo prendono dalla membrana citoplasmatica.</text:p>
      <text:p text:style-name="P29">Durante l’inserzione delle proteine virali nella membrana il virus cerca il più possibile di eliminare le proteine le proteine naturalmente presenti nella membrana perché potrebbero presentare ostaclo alla diffusione essendo riconosciute come non-self da altri organismi ospiti.</text:p>
      <text:p text:style-name="P42">In realtà appunto perché il virus elimina il più possibile le proteine transmembrana cellulari non fa molta differenza da dove derivi la membrana dell’envelope.</text:p>
      <text:p text:style-name="P29"/>
      <text:p text:style-name="P8">Fase VII: Maturazione</text:p>
      <text:p text:style-name="P30">Avviene quando il virus è gemmato <text:span text:style-name="T107">(non sempre)</text:span> <text:span text:style-name="T107">tramite </text:span>specifici tagli o cambiamenti conformazionali nelle proteine virali (sintetizzate come precursosi) operate da proteasi virali <text:span text:style-name="T107">o</text:span> enzimi cellulari. <text:span text:style-name="T107">Eseguendo questo</text:span> processo <text:span text:style-name="T107">dopo la gemmazione</text:span> il virione neoformato spende meno tempo all’interno della cellula morente.</text:p>
      <text:p text:style-name="P30"/>
      <text:p text:style-name="P34">L’espressione genica virale, la replicazione del genoma virale e la sintesi proteica sono determinate dalla struttura del genoma virale.</text:p>
      <text:p text:style-name="P32">Buona parte dei geni <text:span text:style-name="T2">precoci</text:span> virali servono a fare il dirottam<text:span text:style-name="T107">e</text:span>nto (<text:span text:style-name="T2">hijack</text:span>) dei meccanismi metabolici della cellula.</text:p>
      <text:p text:style-name="P34">Le DNA/RNA polimerasi virali funzionano a velocità più che tripla rispetto a quelle eucariotiche, ciò si traduce in un tasso di mutazione molto più elevato, in congiunzione con la mancanza (tranne poche eccezioni) di un sistema di proof-reading ciò porta ad una molto rapida produzione di nuove varianti. </text:p>
      <text:p text:style-name="P34">I geni <text:span text:style-name="T2">intermedi</text:span> codificano per proteine che tengono sotto controllo il processo replicativo. </text:p>
      <text:p text:style-name="P34">I geni <text:span text:style-name="T2">tardivi</text:span> infine realizzano proteine necessarie all’assemblaggio <text:span text:style-name="T107">(ad esempio proteine del capside ed anti-recettori. </text:span><text:span text:style-name="T108">Ci sono eccezioni, ad esempio le proteine emagglutinina e neuraminidasi dei virus influenzali non sono considerate geni tardivi</text:span><text:span text:style-name="T107">)</text:span>.</text:p>
      <text:p text:style-name="P32"/>
      <text:p text:style-name="P32"><text:span text:style-name="T5">DNA a doppia catena</text:span><text:span text:style-name="T54">: </text:span><text:span text:style-name="T108">I</text:span>l materiale genetico virale è replicato nel nucleo <text:span text:style-name="T108">ed</text:span> è trascritto dalle RNA polimerasi cellulari.</text:p>
      <text:p text:style-name="P32"><text:span text:style-name="T2">Virus con DNA a singola catena</text:span>: deve diventare a doppia catena, per fare ciò si porta una DNA polimerasi virale <text:span text:style-name="T108">(all’interno del capside)</text:span> che sintetizza l’altro filamento. Si procede poi come i virus a DNA <text:span text:style-name="T108">a doppio filamento</text:span>.</text:p>
      <text:p text:style-name="P33"><text:span text:style-name="T2">Virus ad RNA</text:span>: tranne alcune eccezioni si replicano nel citoplasma e quasi sempre usano RNA polimerasi virali.</text:p>
      <text:p text:style-name="P33"><text:span text:style-name="T2">RNA singolo filament</text:span><text:span text:style-name="T5">o</text:span><text:span text:style-name="T2"> a </text:span><text:span text:style-name="T5">polarità</text:span><text:span text:style-name="T2"> positiva</text:span>: filamento di RNA sufficiente a produrre la progenie, viene tradotto dai ribosomi, il prodotto è tagliato nelle varie proteine virali tra cui la RNA polimerasi che duplica il genoma virale. <text:span text:style-name="T54">Si produce così un filamento di RNA a polarità negativa che è usato come stampo per produrre i nuovi filamenti a polarità positiva.</text:span></text:p>
      <text:p text:style-name="P35"><text:span text:style-name="T2">RNA a singolo filamento a polarità negativa</text:span>: portano nel capside (up-front) la RNA polimerasi che produce i filamenti positivi che fungono da stampi per i nuovi filamenti a polarità negativa <text:span text:style-name="T108">e da messaggeri per la sintesi proteica (necessitano di cap per essere riconosciuti dai ribosomi cellulari, questi cap vengono “rubati” da mRNA cellulari ed aggiunti ai trascritti virali tramite un altro enzima up-front)</text:span>.</text:p>
      <text:p text:style-name="P10">RNA a doppia catena<text:span text:style-name="T15">: Anche questi hanno bisogno di una RNA polimerasi up-front.</text:span></text:p>
      <text:p text:style-name="P10">Retrovirus: <text:span text:style-name="T15">Hanno all’interno della particella virale due molecole di RNA a polarità positiva che sono retrotrascritte in DNA (da</text:span><text:span text:style-name="T33">ll’enzima virale </text:span><text:span text:style-name="T108">trascrittasi inversa </text:span><text:span text:style-name="T33">o </text:span><text:span text:style-name="T108">retrotrascrittasi,</text:span><text:span text:style-name="T33"> </text:span><text:span text:style-name="T15">up-front) che è integrato nel DNA ospite e trascritto da polimerasi cellular</text:span><text:span text:style-name="T33">i</text:span><text:span text:style-name="T15"> per ottenere i messaggeri per le proteine virali e RNA per i nuovi virioni. </text:span><text:span text:style-name="T33">La doppia molecola di RNA rende più efficiente il processo: una delle due funge da genoma (viene retrotrascritta) mentre l’altra funge da messaggero per iniziare subito la sintesi proteica.</text:span></text:p>
      <text:p text:style-name="P35"/>
      <text:p text:style-name="P43"><text:soft-page-break/>Impatto sulla cellula</text:p>
      <text:p text:style-name="P66">Si possono avere vari tipi di infezione:</text:p>
      <text:list text:style-name="L4">
        <text:list-item>
          <text:p text:style-name="P208"><text:span text:style-name="T2">Produttiva (citolitica)</text:span>: la cellula produce virioni e poi muore, maggior parte dei casi.</text:p>
        </text:list-item>
        <text:list-item>
          <text:p text:style-name="P208"><text:span text:style-name="T2">Abortiva</text:span>: i meccanismi di difesa della cellula funzionano e bloccano uno stadio della replicazione virale, <text:span text:style-name="T109">non si producono virioni</text:span>.</text:p>
        </text:list-item>
        <text:list-item>
          <text:p text:style-name="P220">Persistente attiva<text:span text:style-name="T15">: Il virus continua a replicare </text:span><text:span text:style-name="T34">provocando </text:span><text:span text:style-name="T15">danno al substrato o all’organo nel quale il virus si replica.</text:span></text:p>
        </text:list-item>
        <text:list-item>
          <text:p text:style-name="P220">Persistente latente<text:span text:style-name="T15">: Produzione di virioni intermittente o assente, </text:span><text:span text:style-name="T34">può rimanere in questo stato per anni, es. herpes, HIV</text:span><text:span text:style-name="T15">.</text:span></text:p>
        </text:list-item>
        <text:list-item>
          <text:p text:style-name="P220">Persistente trasformante<text:span text:style-name="T15">: Il virus </text:span><text:span text:style-name="T34">viene danneggiato e </text:span><text:span text:style-name="T15">perde la capacità di replicare </text:span><text:span text:style-name="T34">dopo essersi integrato nel genoma cellulare ed averlo modificato. N</text:span><text:span text:style-name="T15">on può terminare la replicazione ed uccidere la cellula. La cellula può diventare tumorale </text:span><text:span text:style-name="T34">perché uno dei primi meccanismi con cui interferisce il virus è proprio l’apoptosi</text:span><text:span text:style-name="T15">.</text:span></text:p>
        </text:list-item>
      </text:list>
      <text:p text:style-name="P66"/>
      <text:p text:style-name="P45">Infezione Produttiva o Citolitica:</text:p>
      <text:p text:style-name="P66">Una delle prime cose che fa il virus è il blocco della sintesi proteica cellulare per avere a disposizione l’intero macchinario ribosomiale e per bloccare l<text:span text:style-name="T110">a sintesi delle</text:span> proteine dei sistemi di difesa cellulari. I meccanismi sono diversi ma il concetto di fondo è che rendono molto difficile la traduzione dei messaggeri cellulari. Alcuni bloccano componenti proteiche dei ribosomi, altri rimuovono i cap dagli RNA messaggeri, altri degradano la coda di poli-A, ecc… La sintesi virale può procedere perché RNA virali hanno cap diversi che sono riconosciuti ugualmente dal ribosoma ma con meccanismi diversi rispetto a come vengono riconosciuti i messaggeri cellulari <text:span text:style-name="T110">oppure perché i cap rimossi dagli mRNA cellulari vengono attaccati sui trascritti virali</text:span>. </text:p>
      <text:p text:style-name="P66">Quest’operazione è realizzata dalle proteine dei geni precoci o da proteine già presenti nel capside o nella matrice del virus.</text:p>
      <text:p text:style-name="P66">Un altro effetto precoce è <text:span text:style-name="T55">il rallentamento/blocco della replicazione del DNA cellulare, </text:span><text:span text:style-name="T110">necessario perché i nucleotidi servono alla replicazione del genoma virale e come substrati energetici</text:span><text:span text:style-name="T55">.</text:span></text:p>
      <text:p text:style-name="P67">Avvengono molte altre alterazioni delle vie metaboliche della cellula, in ogni fase di replicazione il virus interagisce con 300-500 o più proteine cellulari. Le proteine con cui interagiscono i virus dipendono dalla tipologia del virus, alcune vie metaboliche (circa 150 proteine) però sono alterate da praticamente tutti i virus indipendentemente dalla loro natura.</text:p>
      <text:p text:style-name="P67"/>
      <text:p text:style-name="P46">Alterazioni osservabili dell’infezione virale (effetti citopatici)</text:p>
      <text:list text:style-name="L5">
        <text:list-item>
          <text:p text:style-name="P209">Corpi di inclusione</text:p>
        </text:list-item>
        <text:list-item>
          <text:p text:style-name="P209">Cambiamenti morfologici</text:p>
        </text:list-item>
        <text:list-item>
          <text:p text:style-name="P209">Distruzione del nucleo</text:p>
        </text:list-item>
        <text:list-item>
          <text:p text:style-name="P209">Vacuoli</text:p>
        </text:list-item>
        <text:list-item>
          <text:p text:style-name="P209">Sincizi</text:p>
        </text:list-item>
        <text:list-item>
          <text:p text:style-name="P209">Gemmazione di virioni sulla membrana</text:p>
        </text:list-item>
      </text:list>
      <text:p text:style-name="P68"/>
      <text:p text:style-name="P46">Corpi di inclusione:<text:span text:style-name="T15"> Si osservano nel punto dove avviene l’assemblaggio dei virioni (nucleo o citoplasma). </text:span></text:p>
      <text:p text:style-name="P47">Sicnizi:<text:span text:style-name="T15"> vengono dati principalmente da virus con involucro esterno che entrano per fusione della membrana. </text:span><text:span text:style-name="T16">Le proteine virali che agganciano la membrana della cellula ospite durante la replicazione virale vengono inserite sulla membrana della cellula ospite, può succedere che interagisca con il recettore delle cellule vicine e che induca la fusione tra cellule vicine </text:span><text:span text:style-name="T35">(come farebbe tra membrana cellulare ed envelope)</text:span><text:span text:style-name="T16">. Per il virus è un vantaggio perché aumentano le risorse disponibili per la replicazione virale e perché la diffusione cosiddetta cell-to-cell è molto più efficiente: non uscendo nell’ambiente esterno il virus non può essere bloccato dal sistema immunitario.</text:span></text:p>
      <text:p text:style-name="P70"/>
      <text:p text:style-name="P176"><text:soft-page-break/>Come può la cellula cercare di bloccare il ciclo replicativo?</text:p>
      <text:p text:style-name="P69">Uno dei sistemi più filogeneticamente conservati è la sintesi di small-RNA. Hanno la funzione di modulare l’espressione genica ma si possono associare e bloccare l’espressione di materiale genetico virale. Alcuni invece hanno effetto indiretto: vanno a distruggere messaggeri cellulari di proteine che aiutano la replicazione virale. HIV ad esempio nelle prime fasi aumenta l’espressione di alcune proteine cellulari perché queste proteine sono utili ad aumentare la trascrizione del genoma virale. Per ostacolare questo passaggio la cellula produce sRNA o miRNA che bloccano questi messaggeri. <text:span text:style-name="T56">Anche i virus hanno i propri miRNA che ostacolano </text:span><text:span text:style-name="T111">proteine necessarie</text:span><text:span text:style-name="T56"> ad esempio </text:span><text:span text:style-name="T111">nel</text:span><text:span text:style-name="T56">la presentazione dell’antigene e </text:span><text:span text:style-name="T111">nel</text:span><text:span text:style-name="T56">l’apoptosi.</text:span></text:p>
      <text:p text:style-name="P71">Le cellule contengono intrinsecamente proteine che ostacolano i virus: alcune cercano di bloccar<text:span text:style-name="T111">n</text:span>e l’ingresso, altr<text:span text:style-name="T111">e</text:span> l’uncoating, l’uscita dalla cellula, ecc… </text:p>
      <text:p text:style-name="P71"/>
      <text:p text:style-name="P48">Esempio HIV e APOBEC3:<text:span text:style-name="T15"> Meccanismo che riduce la produzione di virioni di circa 1 milione di volte. Sono molecole presenti a livello dei linfociti T, </text:span><text:span text:style-name="T36">realizzano l’ipermutazione dei recettori</text:span><text:span text:style-name="T15">. In ambito antivirale esse vengono incluse nelle particelle virali che si formano, quando questa particella infetta una nuova cellula le due molecole di RNA virali vengono normalmente usate per produrre un DNA a doppio filamento (retrotrascrizione). Se APOBEC</text:span><text:span text:style-name="T36">3</text:span><text:span text:style-name="T15"> è stata incorporata nella particella essa toglie un gruppo amminico alla maggior parte delle citosine del genoma virale convertendo la citosina in uracile, la trascrittasi inversa inserisce adenina (complementare dell’uracile) invece di guanina. (ipermutazione G-to-A). I trascritti prodotti dal materiale genetico ipermutato portano a prodotti proteici aberranti </text:span><text:span text:style-name="T36">inutili al virus</text:span><text:span text:style-name="T15">.</text:span></text:p>
      <text:p text:style-name="P49"><text:span text:style-name="T15">Altro meccanismo è rappresentato dalla produzione di </text:span>interferoni<text:span text:style-name="T15"> </text:span><text:span text:style-name="T36">(</text:span><text:span text:style-name="T15">in risposta alla captazione di molecole non-self</text:span><text:span text:style-name="T36">)</text:span><text:span text:style-name="T15"> che stimolano la produzione di proteine necessarie alla difesa ed essendo rilasciati in maniera paracrina stimolano lo stesso aumento di produzione nelle cellule vicine </text:span><text:span text:style-name="T36">(dicono ai vicini di proteggersi)</text:span><text:span text:style-name="T15">. </text:span><text:span text:style-name="T17">Ovviamente i virus antagonizzano anche la produzione di interferoni.</text:span></text:p>
      <text:p text:style-name="P72"/>
      <text:p text:style-name="P50">Meccanismo di Trasformazione:</text:p>
      <text:p text:style-name="P73">Si tratta di un processo multi-step con inizio, promozione e progressione.</text:p>
      <text:p text:style-name="P74">I virus sono responsabili probabilmente del 20% dei tumori umani, fattore di rischio secondo solo al tabacco.</text:p>
      <text:p text:style-name="P74">Il ciclo di replicazione cellulare è strettamente regolato da fattori positivi e negativi, tra i regolatori positivi principali si trovano circa 150 proteine captate da recettori transmembrana con una porzione esterna che lega il fattore <text:span text:style-name="T111">di crescita </text:span>ed una parte interna che cambia conformazione <text:span text:style-name="T111">attivando </text:span>una catena di trasduzione <text:span text:style-name="T111">la quale</text:span> attiva geni che stimolano la cellula a replicare. In caso di mutazioni che causano ad esempio legame irreversibile del fattore o cambiamento conformazionale della porzione interna del recettore si ha <text:span text:style-name="T111">la trasduzione sempre attiva e </text:span>segnale pro-replicativo anomal<text:span text:style-name="T111">o</text:span>.</text:p>
      <text:p text:style-name="P74">Tra i regolatori negativi troviamo i sistemi di controllo che bloccano la replicazione in situazioni anomale, ad esempio in caso di danno al DNA: se la replicazione non è possibile la cellula viene indirizzata verso l’apoptosi, purtroppo non funzionano sempre.</text:p>
      <text:p text:style-name="P74">Esistono virus ad RNA trasformanti (es. retrovirus) e virus differenti che pur senza avere meccanismi simili ai retrovirus promuovono la mutazione cellulare (es. epatite C HCV).</text:p>
      <text:p text:style-name="P74">I virus trasformanti ad RNA agiscono sui regolatori positivi. I virus trasformanti a DNA agiscono sui regolatori negativi.</text:p>
      <text:p text:style-name="P51">I retrovirus: <text:span text:style-name="T15">I retrovirus si dividono in acutamente trasformanti e virus </text:span><text:span text:style-name="T36">trasformanti </text:span><text:span text:style-name="T15">cronici.</text:span></text:p>
      <text:p text:style-name="P74"/>
      <text:p text:style-name="P51"><text:span text:style-name="T15">I </text:span>retrovirus acutamente trasformanti<text:span text:style-name="T15"> inducono </text:span><text:span text:style-name="T36">la formazione di </text:span><text:span text:style-name="T15">tumore da 1 a qualche settimana dopo l’infezione, agiscono così perché portano nel loro genoma un oncogene cellulare (</text:span><text:span text:style-name="T36">si sospetta l’</text:span><text:span text:style-name="T15">origine eucariotica data l’omologia di sequenza, è stato integrato nel genoma virale e successivamente mutato). Questi virus sono quasi sempre difettivi, cioè non sono in grado di portare a compimento il processo replicativo a causa dell’inclusione dell’oncogene </text:span><text:span text:style-name="T36">(che è molto grande)</text:span><text:span text:style-name="T15"> a </text:span><text:soft-page-break/><text:span text:style-name="T15">scapito di </text:span><text:span text:style-name="T18">alcuni </text:span><text:span text:style-name="T15">geni virali. Riescono a replicare in natura grazie al fatto che parte del genoma eucariotico è costituito da retrovirus che sono stati integrati nel genoma ed hanno perso la capacità di replicare </text:span><text:span text:style-name="T18">ma sono comunque in grado di produrre sintesi proteica</text:span><text:span text:style-name="T15">, il retrovirus trasformante può “prendere in prestito” proteine prodotte da questi geni.</text:span></text:p>
      <text:p text:style-name="P77"/>
      <text:p text:style-name="P52"><text:span text:style-name="T15">I </text:span>virus trasformanti cronici/lenti<text:span text:style-name="T15"> prevedono una fase in cui integano il loro genoma nel genoma cellulare. Se l’inclusione del genoma virale si inserisce in prossimità di un gene cellulare si possono verificare varie situazioni: Si può perdere l’LTR di destra (di norma sono presenti LTR ad entrambe le estremità del genoma retrovirale) e quindi produrre proteine ibride virale/cellulare, oppure può succedere che il virus si inserisca in corrispondenza del promotore cellulare e che quindi il gene cellulare si </text:span><text:span text:style-name="T36">venga a trovare </text:span><text:span text:style-name="T15">sotto il </text:span><text:span text:style-name="T36">controllo del</text:span><text:span text:style-name="T15"> promotore virale (più forte, sovraespressione).</text:span></text:p>
      <text:p text:style-name="P78">L’inclusione dei retrovirus si pensava avvenisse a caso, poi si è scoperto che prevalentemente si integrano nell’eucromatina (attivamente trascritta) e che esistono alcuni punti nei quali l’inserzione è più probabile.</text:p>
      <text:p text:style-name="P78"/>
      <text:p text:style-name="P79">Per quanto riguarda la capacità trasformante per i virus trasformanti acuti non ha importanza il sito di integrazione <text:span text:style-name="T111">(hanno il loro oncogene)</text:span>. Invece nei virus trasformanti cronici ha importanza il sito di integrazione (ecco perché il tempo di latenza dei virus trasformanti acuti è così tanto più bassa).</text:p>
      <text:p text:style-name="P79"/>
      <text:p text:style-name="P53">Human T-cell leuk<text:span text:style-name="T113">e</text:span>mia virus (HTLV-1 e 2)</text:p>
      <text:p text:style-name="P75">Hanno bassa capacità di indurre tumori ma si tratta di tumori molto aggressivi.</text:p>
      <text:p text:style-name="P53"><text:span text:style-name="T15">Sono virus più complessi dal punto di vista genetico, che ricorda in qualche modo HIV. Sia HIV che HTLV producono una proteina (rispettivamente TAK e TAX) che va ad interagire con le proteine cellulari attivando il sito di riconoscimento dell’LTR </text:span><text:span text:style-name="T19">e inducendo</text:span><text:span text:style-name="T15"> la trascrizione virale. </text:span><text:span text:style-name="T19">Oltre ad attivare l’attivazione dei geni virali TAX </text:span><text:span text:style-name="T38">interferisce con molti geni cellulari tramite numerose vie di segnalazione. Accelera la transizione dalla fase G1 alla fase S del ciclo cellulare, interferisce con i meccanismi di riparazione BER e NER e può causare aneuploidia.</text:span></text:p>
      <text:p text:style-name="P80">TAX va anche ad attivare <text:s/>la trascrizione di interleuchina-2 (IL-2) e del suo recettore (IL-2R) (fattori di crescita per i linfociti-T). IL-2 viene rilasciato all’esterno ed ha effetto <text:span text:style-name="T113">sia </text:span>paracrino <text:span text:style-name="T113">che</text:span> autocrino.</text:p>
      <text:p text:style-name="P80"/>
      <text:p text:style-name="P54">Virus trasformanti a DNA</text:p>
      <text:p text:style-name="P81">Inducono tumori in misura poco efficiente e lenta. Producono proteine precoci che hanno la capacità di legare ed inattivare regolatori negativi come p53 o RB. Il meccanismo è la poli-ubiquitinazione, oppure il legame ed inattivazione o il legame e successiva degradazione.</text:p>
      <text:p text:style-name="P54"><text:span text:style-name="T15">p53 è una proteina coinvolta nell’apoptosi, </text:span><text:span text:style-name="T37">che bloccherebbe</text:span><text:span text:style-name="T15"> la replicazione virale. Spesso i virus che hanno un ciclo di replicazione lento bloccano le proteine pro-apoptotiche come p53, può succedere che il virus non riesca a portare a compimento il suo ciclo replicativo (e quindi lisare la cellula) e </text:span><text:span text:style-name="T37">lasci la cellula</text:span><text:span text:style-name="T15"> bloccata in uno stato in cui ha p53 disattivata, </text:span><text:span text:style-name="T20">questa cellula può accumulare mutazioni </text:span><text:span text:style-name="T37">successive </text:span><text:span text:style-name="T20">che possono portarla a diventare tumorale. </text:span></text:p>
      <text:p text:style-name="P82"/>
      <text:p text:style-name="P55"><text:span text:style-name="T20">N</text:span><text:span text:style-name="T15">on sempre il contatto con il virus porta a infezione e non sempre l’infezione produce lisi celllulare, si può rappresentare </text:span><text:span text:style-name="T37">la diffusione del virus </text:span><text:span text:style-name="T15">come un “iceberg” con all’apice le manifestazioni cliniche più gravi ed alla base l’esposizione senza infezione.</text:span></text:p>
      <text:p text:style-name="P83"/>
      <text:p text:style-name="P62">Tipi di infezione:</text:p>
      <text:p text:style-name="P83">Si possono avere diverse dinamiche di infezione:</text:p>
      <text:list text:style-name="L6">
        <text:list-item>
          <text:p text:style-name="P210">Infezione acuta.</text:p>
        </text:list-item>
        <text:list-item>
          <text:p text:style-name="P210">Infezione acuta e a distanza di molti anni si può manifestare una malattia dovuta alla risposta dell’organismo.</text:p>
        </text:list-item>
        <text:list-item>
          <text:p text:style-name="P210">Infezione acuta con altra manifestazione differente a distanza di anni (es. varicella / zoster).</text:p>
        </text:list-item>
        <text:list-item>
          <text:p text:style-name="P210"><text:soft-page-break/>Infezione latente: continua produzione e rilascio di virus anche dopo l’attenuazione dei sintomi (es. HBV).</text:p>
        </text:list-item>
        <text:list-item>
          <text:p text:style-name="P210">Infezione che dà manifestazioni cliniche solo nelle fasi tardive (es. HIV).</text:p>
        </text:list-item>
        <text:list-item>
          <text:p text:style-name="P221"><text:span text:style-name="T15">Infezione lenta (es. Creutzfeldt-Jakob) (Cosa c’entra con i virus? </text:span><text:span text:style-name="T21">Niente ma è interessante per le malattie neurodegenerative che dipendono da accumuli proteici anomali, es. Alzheimer</text:span><text:span text:style-name="T15">).</text:span></text:p>
        </text:list-item>
      </text:list>
      <text:p text:style-name="P83"/>
      <text:p text:style-name="P84">Si può avere infezione asintomatica alla quale può o meno seguire la scomparsa del virus, infezione a cui segue convalescenza e guarigione, soggetto che presenta malattie ricorrenti <text:span text:style-name="T112">oppure</text:span> infezione con progressivo peggioramento fino alla morte.</text:p>
      <text:p text:style-name="P85">Le condizioni dell’ospite modificano la risposta all’esposizione ad un agente infettivo, tra cui: gravidanza, malnutrizione, età, terapia steroidea, inquinamento atmosferico.</text:p>
      <text:p text:style-name="P85"/>
      <text:p text:style-name="P44">Vie di ingresso dei virus</text:p>
      <text:p text:style-name="P76">La principale via di ingresso risulta l’apparato respiratorio, che è anche il distretto che presenta più difese. Nei paesi in via di sviluppo il secondo apparato più colpito è quello gastroenterico, nei paesi sviluppati è il sistema genito-urinario.</text:p>
      <text:p text:style-name="P76">In aumento sono le infezioni per via ematica (per-cutanee) <text:span text:style-name="T57">e tramite vettori (insetti).</text:span></text:p>
      <text:p text:style-name="P87">I virus hanno un minimo di attività replicativa nella sede di infezione, poi si riversano nel sangue e raggiungono altre sedi di replicazione intermedie da cui vengono rilasciati nel sangue e raggiungono l’organo bersaglio.</text:p>
      <text:p text:style-name="P88">Altre possibili vie di ingresso sono il tratto digerente, le mucose, la cute lesa, occhi, orecchie, le vie genitali e la placenta.</text:p>
      <text:p text:style-name="P76"/>
      <text:p text:style-name="P86">In generale ogni virus ha una via di ingresso predefinita, ciò non toglie che il virus possa entrare tramite altre vie in condizioni particolari, ad esempio un virus a trasmissione alimentare <text:span text:style-name="T113">potrebbe essere trasmesso </text:span>tramite trasfusioni ematiche. </text:p>
      <text:p text:style-name="P88">Il virus si può replicare e riversar<text:span text:style-name="T113">si</text:span> nel torrente circolatorio a livello di capillari ematici ma più spesso tende a raggiungere capillari linfatici. </text:p>
      <text:p text:style-name="P88"><text:span text:style-name="T2">Viremia</text:span>: presenza del virus nel sangue.</text:p>
      <text:p text:style-name="P88"/>
      <text:p text:style-name="P56">Esempio: <text:span text:style-name="T115">Herpes varicella-zoster </text:span><text:span text:style-name="T117">(</text:span><text:span text:style-name="T115">Human herpesvirus 3</text:span><text:span text:style-name="T117">)</text:span></text:p>
      <text:p text:style-name="P89">Entra per via respiratoria, si replica inizialmente a livello della rinofaringe, dopo 3-4 giorni tramite il torrente ematico raggiunge altre sedi come polmoni, reni, tratto gastrointestinale. Dopo 9 giorni circa dal contagio il virus raggiunge la cute di nuovo per via ematica e manifesta i sintomi tipici.</text:p>
      <text:p text:style-name="P89"/>
      <text:p text:style-name="P89">Il sistema immunitario efficiente può bloccare il virus in sede ematica, evitando che raggiunga<text:span text:style-name="T113">no</text:span> l’organo bersaglio. </text:p>
      <text:p text:style-name="P89"/>
      <text:p text:style-name="P57">Infezioni respiratorie:</text:p>
      <text:p text:style-name="P90">Di solito durano poco perché il sistema immunitario è organizzato in modo da bloccare rapidamente virus in questa sede, sono però facili le reinfezioni.</text:p>
      <text:p text:style-name="P90">Virus diversi si sono adattati a sostenere infezioni a livelli diversi dell’albero respiratorio, ad esempio i virus delle riniti <text:span text:style-name="T113">si </text:span>sono adattati a replicare a temperature intorno ai 33°C perché l’epitelio nasale è naturalmente più freddo <text:span text:style-name="T113">rispetto al resto del corpo</text:span>, sono rapidamente inattivati dal calore, ecco perché la febbre <text:span text:style-name="T113">è</text:span> un meccanismo di difesa così conservato nell’evoluzione.</text:p>
      <text:p text:style-name="P91">I virus che causano il comune raffreddore o comunque infezioni delle prime vie respiratorie sono molti <text:span text:style-name="T113">e sono </text:span>molto diversi <text:span text:style-name="T113">tra loro </text:span>ma hanno più o meno quadri sintomatici sovrapponibili, perché devono contrastare le stesse misure di difesa delle prime vie respiratorie. </text:p>
      <text:p text:style-name="P92">L’epitelio respiratorio superiore, proprio per la sua esposizione presenta importanti misure di protezione, la cosiddetta <text:span text:style-name="T2">immunità innata</text:span><text:span text:style-name="T113"> incentrata sul sistema mucociliare. Le </text:span><text:span text:style-name="T8">c</text:span><text:span text:style-name="T2">iglia</text:span> creano un’onda che porta verso l’alto il muco, questo muco riveste e protegge le cellule ciliate <text:soft-page-break/>intrappolando particolato inspirato. Il virus infatti una volta entrato tende a bloccare il movimento ciliare. La morte delle cellule in seguto all’infezione causa il rilascio di fatori pro-infiammatori <text:span text:style-name="T58">che inducono aumento della produzione di muco (e muco più denso del normale) da parte delle cellule mucipare (spiega i sintomi del raffreddore). La perdita dell’orletto a spazzola </text:span><text:span text:style-name="T113">e conseguente ristagno di muco</text:span><text:span text:style-name="T58"> permette la crescita batterica quindi apre la strada a sovra-infezioni. Dopo pochi giorni il sistema immunitario </text:span><text:span text:style-name="T113">generalmente</text:span><text:span text:style-name="T58"> prevale e le cellule dell’epitelio si rigenerano.</text:span></text:p>
      <text:p text:style-name="P93">La suscettibilità dell’individuo dipende dall’efficienza delle misure di difesa, innate <text:span text:style-name="T113">e non</text:span>, ad esempio la fibrosi cistica producendo muco denso facilita i virus respiratori, <text:span text:style-name="T113">così come il fumo di sigaretta che paralizza le ciglia.</text:span></text:p>
      <text:p text:style-name="P93">La frazione di incidenza delle infezioni respiratorie cambia molto con l’età: è molto diffusa nei primi anni di vita.</text:p>
      <text:p text:style-name="P93"/>
      <text:p text:style-name="P94">Nel tratto gastrointestinale come misure di difesa innate abbiamo il pH gastrico ed i sali biliari che emulsionando i lipidi danneggiano i virus con involucro esterno, di natura lipidica. </text:p>
      <text:p text:style-name="P95">Il bersaglio principale dei virus che entrano tramite il tratto gastrointestinale sono le cellule dell’epitelio intestinale, queste cellule vanno incontro a ricambio velocissimo e la loro desquamazione rilascia particelle virali. La morte delle cellule per l’infezione e la loro uccisione da parte del sistema immunitario portano ad accorciamento dei villi e perdita della capacità assorbente con accumulo di fluido nel lume (diarrea). </text:p>
      <text:p text:style-name="P96">Nei bambini le infezioni più comuni <text:span text:style-name="T113">a carico del sistema gastroenterico</text:span> sono dovute a <text:span text:style-name="T2">rotavirus</text:span> mentre negli adulti diventano più comuni i <text:span text:style-name="T2">norovirus</text:span>. <text:span text:style-name="T113">I</text:span>n Italia la prevalenza di questi ultimi è più bassa rispetto a molti altri stati grazie ai sistemi di controllo che abbiamo messo in atto sugli alimenti.</text:p>
      <text:p text:style-name="P97">Molti virus che infettano per via gastroenterica utilizzano le cellule M come punto di ingresso.</text:p>
      <text:p text:style-name="P97"/>
      <text:p text:style-name="P58">Infezioni del tratto urogenitale</text:p>
      <text:p text:style-name="P97">Per quanto riguarda i virus è generalmente una via di importanza minore.</text:p>
      <text:p text:style-name="P97">L’infezione virale più diffusa in questa sede è il <text:span text:style-name="T2">papillomavirus </text:span><text:span text:style-name="T113">(può colpire anche altre sedi cutanee)</text:span>, per il quale esiste un vaccino.</text:p>
      <text:p text:style-name="P97">Altra infezione importante sono gli <text:span text:style-name="T113">h</text:span>erpes, per i quali non abbiamo un vaccino e le cui lesioni aumentano la possibilità di contrarre altre infezioni (ad esempio il rischio di HIV è aumentato di 100-1000 volte <text:span text:style-name="T113">a causa delle lesioni che permettono l’ingresso del virus, del richiamo di linfociti CD4+ che sono il target di HIV, dell’attivazione cellulare che fa esprimere recettori di membrana che facilitano l’ingresso di HIV nella cellula, oltre a fattori comportamentali come la tendenza ad avere più partner sessuali che causa sia una più alta probabilità di herpes genitale che di contrarre HIV</text:span>).</text:p>
      <text:p text:style-name="P98"><text:span text:style-name="T113">Ovviamente non possiamo trascurare</text:span> HIV.</text:p>
      <text:p text:style-name="P98">Epatite B, che si trasmette <text:span text:style-name="T113">preferenzialmente</text:span> per via ematica ma grazie ai controlli sulle <text:span text:style-name="T113">trasfusione</text:span> di sangue <text:span text:style-name="T113">e sull’utilizzo di emoderivati</text:span> la via più comune <text:span text:style-name="T113">è diventata</text:span> quella sessuale. Vaccini <text:span text:style-name="T113">sono </text:span>disponibili <text:span text:style-name="T113">ed obbligatori in molti paesi</text:span>, quasi tutti i soggetti delle nuove generazioni sono vaccinati nei paesi sviluppat<text:span text:style-name="T113">i</text:span>.</text:p>
      <text:p text:style-name="P98"/>
      <text:p text:style-name="P59">Infezioni a trasmissione <text:span text:style-name="T113">verticale</text:span> madre-bambino</text:p>
      <text:p text:style-name="P98">Si distinguono in 3 categorie:</text:p>
      <text:list text:style-name="L7">
        <text:list-item>
          <text:p text:style-name="P211"><text:span text:style-name="T2">Infezioni per via verticale propriamente dette o congenite:</text:span> per continuità del sangue materno con quello del feto, le conseguenze per il feto sono molto gravi, inversamente proporzionali con la fase dello sviluppo a cui avviene il contagio <text:span text:style-name="T113">(prima avviene l’infezione più sono gravi)</text:span>. <text:span text:style-name="T60">Spesso quando l’infezione </text:span><text:span text:style-name="T113">è </text:span><text:span text:style-name="T60">trasmessa nei primi 2 trimestri si ha aborto spontaneo. </text:span><text:span text:style-name="T59">Principalmente sostenute da virus (batteriemie sono possibili ma rare). </text:span><text:span text:style-name="T61">I casi più comuni di trasmissione congenita sono il citomegalovirus ed il parvovirus.</text:span></text:p>
        </text:list-item>
        <text:list-item>
          <text:p text:style-name="P211"><text:span text:style-name="T2">Infezioni perinatali:</text:span> avvengono al momento della nascita. <text:span text:style-name="T59">Si distinguono dalle precedenti per il passaggio dall’esterno del patogeno.</text:span></text:p>
        </text:list-item>
        <text:list-item>
          <text:p text:style-name="P212"><text:soft-page-break/><text:span text:style-name="T2">Infezioni postnatali:</text:span> contratte entro un anno dalla nascita. (tramite latte, sangue, saliva).</text:p>
        </text:list-item>
      </text:list>
      <text:p text:style-name="P99"/>
      <text:p text:style-name="P60">Infezioni virali e SNC</text:p>
      <text:p text:style-name="P100">Interessato spesso dalle infezioni virali, a volte in maniera indiretta.</text:p>
      <text:p text:style-name="P100">Vie di ingresso:</text:p>
      <text:list text:style-name="L8">
        <text:list-item>
          <text:p text:style-name="P213"><text:span text:style-name="T2">Neurale</text:span>: Sfrutta il trasporto assonale retrogrado, es. herpes, rabbia.</text:p>
        </text:list-item>
        <text:list-item>
          <text:p text:style-name="P213"><text:span text:style-name="T2">Nervo</text:span> <text:span text:style-name="T2">olfattivo</text:span>: es. coronavirus.</text:p>
        </text:list-item>
        <text:list-item>
          <text:p text:style-name="P213"><text:span text:style-name="T2">Ematica</text:span>: meno diffusa a causa della barriera emato-encefalica.</text:p>
        </text:list-item>
      </text:list>
      <text:p text:style-name="P60"/>
      <text:p text:style-name="P60">Trasmissione neurale: <text:span text:style-name="T15">Usata anche da molte infezioni che fanno il loro ingresso tramite l’apparato digerente, asse cervello-intestino rappresentato dal nervo vago.</text:span></text:p>
      <text:p text:style-name="P60"><text:span text:style-name="T15"/></text:p>
      <text:p text:style-name="P60">Trasmissione olfattiva:<text:span text:style-name="T15"> Fanno il loro ingresso tramite l’epitelio olfattivo, danneggiando le fibre stesse (causa della perdita di sensibilità olfattiva nel COVID).</text:span></text:p>
      <text:p text:style-name="P60"><text:span text:style-name="T15"/></text:p>
      <text:p text:style-name="P60">Via ematica:<text:span text:style-name="T15"> In condizioni fisiologiche la barriera emato-encefalica impedisce il passaggio di molte proteine e virus. A seguito di traumi, somministrazione di farmaci, processi infiammatori </text:span><text:span text:style-name="T38">o altro</text:span><text:span text:style-name="T15"> la sua permeabilità si altera permettendo il passaggio di agenti infettivi. </text:span><text:span text:style-name="T38">Da ricordare che la barriera ematoencefalica risulta permeabile anche nel feto e nel primo periodo post-natale.</text:span><text:span text:style-name="T15"> Modalità poco utilizzata, la maggior parte passa attraverso cellule che possono </text:span><text:span text:style-name="T38">attraversare</text:span><text:span text:style-name="T15"> la barriera naturalmente, es. macrofagi. (HIV fa così). </text:span><text:span text:style-name="T22">Queste cellule infettate sono irriconoscibili dall’esterno (meccanismo noto come “cavallo di Troia”).</text:span></text:p>
      <text:p text:style-name="P60"><text:span text:style-name="T22"/></text:p>
      <text:p text:style-name="P101">I pazienti possono essere predisposti ad aggressione autoimmune del sistema nervoso, in questi casi un vaccino può indurre encefalite di tipo autoimmune. Questi pazienti sono <text:span text:style-name="T113">anche </text:span>più predisposti ad encefalite indotta da agenti virali e malattie degenerative.</text:p>
      <text:p text:style-name="P61"><text:span text:style-name="T15"/></text:p>
      <text:p text:style-name="P101">Il <text:span text:style-name="T2">liquido cefalo-rachidiano</text:span> è, in condizioni normali, <text:span text:style-name="T118">sterile e </text:span>completamente trasparen<text:span text:style-name="T118">t</text:span>e, acellulato e con concentrazioni proteiche e di glucosio inferiori rispetto al plasma.</text:p>
      <text:p text:style-name="P101">Si presenta opalescente nelle meningiti purulente, con aumento di neutrofili, le cause sono di solito infezioni da amebe o batteri.</text:p>
      <text:p text:style-name="P101">Le meningiti a “liquor limpido” possono presentare aumento di cellularità, principalmente dovuto a polimorfonucleati. Le cause sono infezioni virali, tubercolosi, funghi, infezioni batteriche parzialmente trattate.</text:p>
      <text:p text:style-name="P101"/>
      <text:p text:style-name="P101">Nel caso in cui si sospett<text:span text:style-name="T118">i</text:span> infezione da <text:span text:style-name="T114">H. simplex</text:span> si valuta la concentrazione di anticorpi contro <text:span text:style-name="T114">H. simplex</text:span> rispetto <text:span text:style-name="T118">ad </text:span>altri virus. Se il li<text:span text:style-name="T118">v</text:span>ello di IgG contro <text:span text:style-name="T114">H. </text:span><text:span text:style-name="T116">s</text:span><text:span text:style-name="T114">implex</text:span> nel liquor si presenta più alta rispetto al plasma si deduce produzione intratecale di IgG. Se invece aumentano anche a livello plasmatico si deduce un aumento di permeabilità della EBB.</text:p>
      <text:p text:style-name="Standard"><text:span text:style-name="T64">Se si riscontrano IgM a livello plasmatico (infezione acuta) e a livello cerebrale si deduce infezione diffusa anche in questa sede (encefalite) perché le IgM </text:span><text:span text:style-name="T75">NON</text:span><text:span text:style-name="T62"> </text:span><text:span text:style-name="T87">oltrepassano la EBB.</text:span></text:p>
      <text:p text:style-name="P177"><text:span text:style-name="T87">P</text:span><text:span text:style-name="T86">rocedura simile si applica anche per indagare eventuali infezioni trasmesse al feto: IgM nel liquido amniotico sono necessariamente prodotte dal feto perché non passano la barriera emato-placentare.</text:span></text:p>
      <text:p text:style-name="P177"><text:span text:style-name="T86"/></text:p>
      <text:p text:style-name="P178">Infezioni della cute</text:p>
      <text:p text:style-name="P179">Frequentemente bersaglio di infezioni, protetto da uno strato (epidermide) di cellule morte che quindi non possono subire infezione virale.</text:p>
      <text:p text:style-name="P179">Es. Papilloma virus: penetra nell’epidermide per raggiungere lo strato sottostante di cellule in attiva replicazione. Non d<text:span text:style-name="T118">à</text:span> infezione a livello sistemico.</text:p>
      <text:p text:style-name="P36"><text:span text:style-name="T86">Altri virus possono dare infezione a livello mucosale e poi dare infezione sistemica oppure fare il percorso “al contrario” cioè diffondersi a livello sistemico e poi dare infezione mucosale</text:span><text:span text:style-name="T88">: si presentano nelle fasi iniziali con la presenza di chiazze rossastre appiattite (macule) che evolvono in </text:span><text:soft-page-break/><text:span text:style-name="T88">papule (chiazze rossastre rilevate, palpabili). Si parla di </text:span><text:span text:style-name="T90">esantemi</text:span><text:span text:style-name="T88"> </text:span><text:span text:style-name="T90">maculo</text:span><text:span text:style-name="T88">-</text:span><text:span text:style-name="T90">papulati</text:span><text:span text:style-name="T88">. </text:span><text:span text:style-name="T91">L</text:span><text:span text:style-name="T88">a formazione di questi esantemi avviene con meccanismo immuno-mediato. </text:span></text:p>
      <text:p text:style-name="P37"><text:span text:style-name="T86">In altri tipi di esantemi il processo replicativo del virus porta a necrosi del tessuto (</text:span><text:span text:style-name="T89">esantemi vescicolari</text:span><text:span text:style-name="T86">), questo tipo di esantemi sono in</text:span><text:span text:style-name="T91">f</text:span><text:span text:style-name="T86">ettivi perché il liquido liberato nella rottura delle vescicole è ricco di </text:span><text:span text:style-name="T91">particelle virali</text:span><text:span text:style-name="T86">. </text:span></text:p>
      <text:p text:style-name="P180">Le verruche (sostenute da agenti infettanti sopraggiunti dall’esterno che replicano in sede <text:span text:style-name="T118">cutanea</text:span>) sono anch’esse infettanti, sia per contatto diretto che indiretto.</text:p>
      <text:p text:style-name="P180">Virus come epatite ed HIV possono dare manifestazioni esantematiche papulate nella fase acuta dovute a deposito di immunocomplessi.</text:p>
      <text:p text:style-name="P180">Il deposito di immunocomplessi può <text:span text:style-name="T118">causare</text:span> infiammazioni a livello articolare.</text:p>
      <text:p text:style-name="P38"><text:span text:style-name="T86"/></text:p>
      <text:p text:style-name="P181">Caratteristiche dell’immunità adattiva ed innata</text:p>
      <text:p text:style-name="P107">Nelle due sottocategorie si hanno altre classificazioni.</text:p>
      <text:p text:style-name="P107">Nell’immunità innata si hanno le difese di prima linea, ovvero la cute, mucose, secrezioni delle stesse. E di seconda linea rappresentate da cellule bianche fagocitiche, proteine antimicrobiche, ecc…</text:p>
      <text:p text:style-name="P107">Tra gli elementi di protezione si annovera anche il microbioma, costituito da virus, batteri e funghi, a composizione diversa a seconda del disretto in cui risiede <text:span text:style-name="T118">e del soggetto.</text:span> <text:span text:style-name="T118">P</text:span>er competizione ostacola l’infezione da parte di patogeni.</text:p>
      <text:p text:style-name="P107"/>
      <text:p text:style-name="P108">Durante la prima fase, in cui si attivano le risposte innnate, si assiste ad una produzione di citochine come gli <text:span text:style-name="T2">interferoni di tipo I</text:span> poche ore o pochi giorni dopo l’infezione, queste citochine iniziano a rallentare la produzione di particelle virali. Successivamente si attiva la risposta cellulo-mediata, incentrata sull’eliminazione delle cellule infette. Gli interferoni favoriscono la degradazione degli RNA, specialmente quelli a doppia elica <text:span text:style-name="T118">(caratteristici di alcuni virus) </text:span>e stimolano la trascrizion<text:span text:style-name="T118">e</text:span> di geni che codificano per proteine che tentano di bloccare varie fasi della replicazione virale.</text:p>
      <text:p text:style-name="P108">Si conoscono 6 tipi di interferoni, i più importanti in ambito virologico sono 3 tipi: alfa, beta e gamma. Prima si usava una nomenclatura basata sui citotipi che li producono ma è <text:span text:style-name="T118">imprecisa: </text:span>alfa e beta sono prodotti da praticamente tutti i citotipi. <text:span text:style-name="T92">IFN-gamma è prodotto dai linfociti T che hanno riconosciuto l’antigene, fa parte della risposta adattiva.</text:span></text:p>
      <text:p text:style-name="P109">Più tardivamente rispetto agli IFN si attivano le cellule Natural Killer. Nel complesso si ha l’induzione di un processo infiammatorio.</text:p>
      <text:p text:style-name="P109"/>
      <text:p text:style-name="P109">La risposta infiammatoria decide l’outcome dell’infezione, alcuni virus realizzano principalmente un danno diretto ai distretti infettati, in altri casi il danno è principalmente causato dai processi di risposta immunitaria. <text:span text:style-name="T93">Ad esempio nell’epatite B si ha massiccia morte di epatociti ma si tratta di epatociti infetti </text:span><text:span text:style-name="T118">uccisi dalla risposta immunitaria</text:span><text:span text:style-name="T93">, invece in caso di infezion</text:span><text:span text:style-name="T118">e</text:span><text:span text:style-name="T93"> in soggetti immunodeficienti non si ha epatite.</text:span></text:p>
      <text:p text:style-name="P109"/>
      <text:p text:style-name="P146">Attivazione della risposta adattiva:</text:p>
      <text:p text:style-name="P110">Prima si pensava che fosse necessaria la presentazione dell’antigene da parte di cellule professioniste come macrofagi e cellule dendritiche. Ovviamente insieme all’antigene vengono presentati altri segnali che comunicano la necessità di stimolare la produzione di anticorpi. <text:span text:style-name="T94">Principalmente la presentazione antigenica avvine nel circolo linfatico.</text:span></text:p>
      <text:p text:style-name="P111">La risposta adattiva si realizza in modo cellulo-mediato e umorale. Come si sceglie una via rispetti all’altra?</text:p>
      <text:p text:style-name="P111">Se l’antigene viene processato in sede intracellulare porta a presentazione tramite MHC-I ed attivazione di risposta <text:span text:style-name="T2">citotossica</text:span> (<text:span text:style-name="T118">linfociti </text:span>CD8+).</text:p>
      <text:p text:style-name="P111">Se l’antigene è in sede extracellulare viene presentato tramite MHC-II con attivazione di risposta <text:span text:style-name="T2">umorale</text:span> (<text:span text:style-name="T118">linfociti </text:span>CD4+).</text:p>
      <text:p text:style-name="P112">L’azione dei linfociti T citotossici consiste nel riconoscere ed uccidere le cellule infettate.</text:p>
      <text:p text:style-name="P112"><text:soft-page-break/>La produzione di anticorpi invece presenta meccanismi più variegati. Si hanno innanzitutto anticorpi di tipo diverso: IgM, prodotte nella prima fase, di solito indice di infezione acuta, hanno affinità inferiore. IgA e IgM sono anticorpi detti “secretori” perché sono presenti nelle mucose e hanno un importante ruolo nel contrastare le reinfezioni. Le IgA hanno una sequenza peptidica che ne favorisce l’esternalizzazione. </text:p>
      <text:p text:style-name="P113">In ambito antivirale gli anticorpi agiscono in 5 modi:</text:p>
      <text:list text:style-name="L9">
        <text:list-item>
          <text:p text:style-name="P238"><text:span text:style-name="T2">Agglutinazione</text:span>: formano un reticolo immobilizzano le particelle virali che poi possono essere eliminate per fagocitosi.</text:p>
        </text:list-item>
        <text:list-item>
          <text:p text:style-name="P242">Lisi da complemento:<text:span text:style-name="T15"> Meccanismo di difesa che si realizza soprattutto sulle cellule infettate, molto efficace nelle prime fasi dopo l’infezione. </text:span><text:span text:style-name="T23">Molto importanti per attivare questo meccanismo sono le IgM che legano molto bene la proteina del complemento C1.</text:span></text:p>
        </text:list-item>
        <text:list-item>
          <text:p text:style-name="P238"><text:span text:style-name="T2">Neutralizzazione</text:span>: Sfrutta gli anticorpi neutralizzanti, che si legano sull’antirecettore impedendo il legame con il recettore cellulare.</text:p>
        </text:list-item>
        <text:list-item>
          <text:p text:style-name="P238"><text:span text:style-name="T2">Opsonizzazione</text:span>: simile alla neutralizzazione ma avviene a livello della singola particella virale, alcuni virus sfruttano questa via per essere fagocitati ed infettare le cellule.</text:p>
        </text:list-item>
        <text:list-item>
          <text:p text:style-name="P242">Attività citotossica anticorpo-mediata:<text:span text:style-name="T15"> sfruttano anticorpi che legano le cellule infette che richiamano cellule NK e inducono la lisi cellulare.</text:span></text:p>
        </text:list-item>
      </text:list>
      <text:p text:style-name="P147"><text:span text:style-name="T15"/></text:p>
      <text:p text:style-name="P148">Meccanismi virali per evadere i processi immunitari</text:p>
      <text:list text:style-name="L10">
        <text:list-item>
          <text:p text:style-name="P243">Variazione antigenica.</text:p>
        </text:list-item>
        <text:list-item>
          <text:p text:style-name="P243">Espressione ristretta dei geni virali.</text:p>
        </text:list-item>
        <text:list-item>
          <text:p text:style-name="P243">Regolazione dei geni cellulari: es. inattivazione degli MHC-I</text:p>
        </text:list-item>
        <text:list-item>
          <text:p text:style-name="P243">Regolazione di molecole accessorie coinvolte nel riconoscimento immunitario.</text:p>
        </text:list-item>
        <text:list-item>
          <text:p text:style-name="P243">Infezione di siti privilegiati <text:span text:style-name="T118">(</text:span><text:span text:style-name="T39">a cui il sistema immunitario ha accesso ristretto</text:span><text:span text:style-name="T118">)</text:span>: es. sistema nervoso centrale, siti della gametogenesi.</text:p>
        </text:list-item>
        <text:list-item>
          <text:p text:style-name="P243">Infezione diretta delle cellule immunitarie.</text:p>
        </text:list-item>
        <text:list-item>
          <text:p text:style-name="P243">Induzione dell’espressione di antigeni self (tolleranza).</text:p>
        </text:list-item>
        <text:list-item>
          <text:p text:style-name="P243">Induzione di linfociti T soppressori.</text:p>
        </text:list-item>
      </text:list>
      <text:p text:style-name="P148"/>
      <text:p text:style-name="P114">Possiamo <text:span text:style-name="T118">produrre</text:span> artificialmente una risposta immunitari<text:span text:style-name="T118">a</text:span> in due classi di modi:</text:p>
      <text:list text:style-name="L11">
        <text:list-item>
          <text:p text:style-name="P249"><text:span text:style-name="T76">Immunità attiva: </text:span><text:span text:style-name="T78">Es. vaccini, la risposta è indotta nel sistema immunitario dell’ospite e dura anni o decenni.</text:span></text:p>
        </text:list-item>
        <text:list-item>
          <text:p text:style-name="P207"><text:span text:style-name="T81">Immunità passiva:</text:span><text:span text:style-name="T77"> </text:span><text:span text:style-name="T80">si trasferiscono direttamente anticorpi, </text:span><text:span text:style-name="T77">la protezione è trasferita da un soggetto all’altro </text:span><text:span text:style-name="T80">e </text:span><text:span text:style-name="T77">dura al più qualche settimana </text:span><text:span text:style-name="T80">(finché sono disponibili gli anticorpi inoculati, non si ha produzione di nuovi anticorpi)</text:span><text:span text:style-name="T77">. Ha il vantaggio di essere attiva molto velocemente.</text:span></text:p>
        </text:list-item>
      </text:list>
      <text:p text:style-name="P11"><text:span text:style-name="T77"/></text:p>
      <text:p text:style-name="P115">Si ha <text:span text:style-name="T95">anche </text:span>un’immunità passiva naturale, trasferita dalla mamma al bambino <text:span text:style-name="T118">tramite il latte</text:span>, questi anticorpi durano 12-16 o 18 mesi, c’è variabilità individuale e dipende dal fatto <text:span text:style-name="T118">ch</text:span>e il bambino sia allattato al seno o meno.</text:p>
      <text:p text:style-name="P115"/>
      <text:p text:style-name="P116">L’immunità attiva si ottiene tramite la vaccinazione o tramite l’infezione.</text:p>
      <text:p text:style-name="P116">I vaccini si suddividono in 2 grandi categorie: i <text:span text:style-name="T2">vaccini vivi attenuati</text:span> che cercano di riprodurre artificialmente l’infezione naturale tramite un agente patogeno <text:span text:style-name="T118">indebolito</text:span> in modo da essere capace di infettare ma non di dare malattia.</text:p>
      <text:p text:style-name="P116">I vaccini vivi attenuati possono essere somministrati a bambini ad un’età più tardiva perché il neonato ha ancora un’alta quantità di anticorpi materni che porterebbero ad un<text:span text:style-name="T118">a veloce distruzione </text:span>del vaccino attenuato. (<text:span text:style-name="T2">i vaccini attenuati risentono della presenza di anticorpi circolanti</text:span>). <text:span text:style-name="T118">Tra i vantaggi riconrdiamo la similarità con l’infezione vera e quindi l’induzione di una protezione efficace e duratura, tra gli svantaggi c’è principalmente il rischio di riattivazione del patogeno, soprattutto nei soggetti immunodepressi.</text:span></text:p>
      <text:p text:style-name="P116"/>
      <text:p text:style-name="P116"><text:soft-page-break/>I <text:span text:style-name="T2">vaccini inattivati</text:span> invece non sono capaci di replicare <text:span text:style-name="T118">possono conenere solo alcune subunità oppure solo il materiale genetico che codifica per alcune componenti immunogeniche chiave</text:span>, generalmente non sono efficaci come i vaccini vivi e richiedono la somministrazioni di più dosi. Non replica quindi non risente della risposta anticorpale. La risposta anticorpale indotta è principalmente umorale (l’antigene è captato dall’esterno) e tende a ridursi nel tempo in modo più marcato rispetto alla risposta indotta da vaccino attenuato.</text:p>
      <text:p text:style-name="P116"/>
      <text:p text:style-name="P116">I vaccini vivi attenuati più usati oggi contro infezioni virali sono:</text:p>
      <text:list text:style-name="L12">
        <text:list-item>
          <text:p text:style-name="P239">Morbillo</text:p>
        </text:list-item>
        <text:list-item>
          <text:p text:style-name="P239">Varicella</text:p>
        </text:list-item>
        <text:list-item>
          <text:p text:style-name="P239">Influenza</text:p>
        </text:list-item>
        <text:list-item>
          <text:p text:style-name="P239">Poliomelite</text:p>
        </text:list-item>
      </text:list>
      <text:p text:style-name="P116">La tecnologia classica per produrre vaccini attenuati consisteva nel prendere un il virione e farlo replicare per centinaia di generazioni in cellule di una specie diversa. Per adattarsi alla crescita in un ospite diverso il virus accumula mutazioni che lo rendono più adatto a replicare nel nuovo ospite e meno adatto all’ospite umano. In alcuni individui le mutazioni accumulate venivano perse (processo noto come “reversione”) ripristinando il genotipo (ed il fenotipo) del virus patogeno iniziale.</text:p>
      <text:p text:style-name="P117">Uno important<text:span text:style-name="T119">e</text:span> esempi<text:span text:style-name="T119">o</text:span> di vaccino a virus attenuato è stato <text:span text:style-name="T119">quello contro </text:span>la poliomelite, abbandonato intorno agli anni ‘70 perché il rischio di reversione era maggiore del rischio di contrarre la poliomelite senza vaccino <text:span text:style-name="T118">(grazie alla vaccinazione infatti si era enormemente ridotta la circolazione del virus)</text:span>, <text:span text:style-name="T118">è stato</text:span> sostituito con vaccini <text:span text:style-name="T118">inattivati, più sicuri</text:span> ma meno efficaci. </text:p>
      <text:p text:style-name="P117">Adesso i vaccini attenuati si usano contro virus con genoma molto grande in cui l’adattamento non avviene grazie a mutazioni ma a delezioni. Più modernamente i virus vengono attenuati tramite processi di ingegneria genetica.</text:p>
      <text:p text:style-name="P116"/>
      <text:p text:style-name="P149">Vaccini inattivati:</text:p>
      <text:p text:style-name="P116">Possono essere costituiti da <text:span text:style-name="T2">virus vivo intero</text:span> (inattivato tramite fissativi che creano ponti tra le proteine impedendo la scapsidizzazione).</text:p>
      <text:p text:style-name="P116">Oppure da <text:span text:style-name="T2">subunità virale</text:span> iniettando solo alcune componenti proteiche del capside, la scelta su quali componenti usare nello specifico si fa per favorire lo sviluppo di anticorpi neutralizzanti.</text:p>
      <text:p text:style-name="P116">In concomitanza deve essere presente un <text:span text:style-name="T2">adiuvante</text:span> che ha funzione di deposito (viene miscelato con l’antigene, forma un deposito di antigene nel sito di iniezione, <text:span text:style-name="T119">rende la disponibilità più lunga ed aumenta la probabilità di produzione di una risposta immunitaria</text:span>), ha un effetto sul processo infiammatorio che poi porterà allo sviluppo della risposta immunitaria, un’altra funzione è “ingannare” le cellule per fare sì che l’antigene assorbito dall’esterno si comporti come se fosse di origine intracellulare (presentato con MHC-I, induce risposta cellulo-mediata anziché umorale).</text:p>
      <text:p text:style-name="P116"/>
      <text:p text:style-name="P149">Vaccini a mRNA o DNA:</text:p>
      <text:p text:style-name="P116">L’antigene è sintetizzato nella cellula, la risposta è cellulo-mediata. Il materiale genetico è contenuto in microparticelle che si fondono con la cellula portando l’mRNA nel citoplasma dove istruisce i ribosomi a produrre la proteina. <text:span text:style-name="T96">È stato tentato per anni ma veniva indotta una risposta immune immediatamente, poi si è scoperto (premio Nobel) che usare le basi azotate naturali non va bene, modificando le basi azotate si riduce la risposta immune, si rende il materiale genetico più stabile e si riduce l’attività delle nucleasi che tenderebbero a degradare il materiale genetico </text:span><text:span text:style-name="T119">prima che esso possa agire</text:span><text:span text:style-name="T96"> </text:span><text:span text:style-name="T97">(tecnica usata da Pfizer e Moderna, invece Astrazeneca, Sputnik e J&amp;J usano un vettore virale in cui è stata inserito il gene per la proteina spike)</text:span><text:span text:style-name="T96">. </text:span><text:span text:style-name="T97">Il vantaggio di questi virus è che è molto facile modificare il messaggero per adattarsi alle nuove varianti.</text:span></text:p>
      <text:p text:style-name="P116"/>
      <text:p text:style-name="P118">La sede e la schedule temporale con cui si somministrano i vaccini non è casuale. Il tipo di risposta immunitaria dipende dalla via di ingresso dell’agente immunizzante.</text:p>
      <text:p text:style-name="P118">Le vie orale è quella che garantisce la stimolazione più completa del sistema immunitario che quindi porta a produzione di anticorpi in sedi diverse. La via nasale è in studio perché induce <text:soft-page-break/>produzione di anticorpi nella mucosa respiratoria e induce una risposta protettiva nei confronti delle infezioni contratte per via sessuale. </text:p>
      <text:p text:style-name="P118">La copertura vaccinale dipende anche dall’età di somministrazione, diminuire l’intervallo tra le dosi o somministrare il vaccino prima dell’età indicata può interferire con l’attività immunitaria e con la produzione anticorpale <text:span text:style-name="T98">riducendo l’efficacia del vaccino.</text:span></text:p>
      <text:p text:style-name="P119">La somministrazione di vaccio attenuato in gravidanza è controindicata perché esiste sempre il rischio che il virus dia infezione e attraversi la barriera emato-placentare.</text:p>
      <text:p text:style-name="P119">In età molto precoce (2 mesi) si somministra il vaccino esavalente (virus inattivati, richiedono 3 somministrazioni) per 2 motivi: aumentare la copertura vaccinale e ridurre i costi.</text:p>
      <text:p text:style-name="P120">Dopo i 65 anni (o prima in condizioni particolari) si consiglia il vaccino contro <text:span text:style-name="T114">H. zoster</text:span> (fuoco si sant’Antonio). Si è cercato di usare lo stesso vaccino che si usa contro la varicella ma non funziona <text:span text:style-name="T119">per motivi ignoti</text:span>.</text:p>
      <text:p text:style-name="P120"/>
      <text:p text:style-name="P182">Farmaci antivirali</text:p>
      <text:p text:style-name="P121">I target sui quali agiscono sono vari:</text:p>
      <text:list text:style-name="L13">
        <text:list-item>
          <text:p text:style-name="P244">Inibitori di fusione:<text:span text:style-name="T15"> Molto efficaci, molto difficili da produrre. Farmaci che perturbano l’interazione tra recettore ed anti-recettore rischiano di perturbare la funzione fisiologica del </text:span><text:span text:style-name="T40">recettore e quindi della</text:span><text:span text:style-name="T15"> cellula. Es. antagonista CCR5 contro HIV </text:span><text:span text:style-name="T40">(possibile grazie al fatto che CCR5 non sembra avere rilevanza biologica: i soggetti in cui si presenta mutato non mostrano alcun sintomo)</text:span><text:span text:style-name="T15">.</text:span></text:p>
        </text:list-item>
        <text:list-item>
          <text:p text:style-name="P244">Inibitori di scapsidizzazione:<text:span text:style-name="T15"> Processo realizzato </text:span><text:span text:style-name="T40">tramite enzimi</text:span><text:span text:style-name="T15"> cellula</text:span><text:span text:style-name="T40">ri</text:span><text:span text:style-name="T15">, si rischia anche qui di interferire con le funzioni fisiologiche.</text:span></text:p>
        </text:list-item>
        <text:list-item>
          <text:p text:style-name="P244">Inibitori di sintesi di acidi nucleici:<text:span text:style-name="T15"> I virus usano molto spesso polimerasi proprie che possono essere inibite indipendentemente dalle polimerasi normali della cellula.</text:span></text:p>
        </text:list-item>
      </text:list>
      <text:p text:style-name="P123">I farmaci che interferiscono con processi molecolari comuni a molti virus diversi sono preferibili <text:span text:style-name="T120">perché con un singolo farmaco si combattono infezioni diverse e perché un processo più diffuso tra virus diversi generalmente è fondamentale per il funzionamento del virus ed è meno probabile che si sviluppino mutazioni e quindi resistenza</text:span>.</text:p>
      <text:p text:style-name="P150"><text:span text:style-name="T15"/></text:p>
      <text:p text:style-name="P150">Inibitori di fusione ed ingresso: <text:span text:style-name="T15">es. </text:span><text:span text:style-name="T41">da quando si identificò CD4 come la via di ingresso di </text:span><text:span text:style-name="T15">HIV </text:span><text:span text:style-name="T41">si è iniziato a tentare la realizzazione di farmaci che bloccassero tale recettore. Per disturbare il meno possibile la normale funzione linfocitaria è necessario che il farmaco sia specifico nell’inibire le interazioni tra CD4 e HIV ma non le altre interazioni di CD4.</text:span><text:span text:style-name="T15"> </text:span><text:span text:style-name="T41">P</text:span><text:span text:style-name="T15">oi si è passati ad inibire CCR5 dopo aver visto che soggetti che la presentano mutata non mostrano segni patologici e sono resistenti all’infezione.</text:span></text:p>
      <text:p text:style-name="P145">In tempi recenti (approvazione FDA 2018) si sono sviluppati anticorpi monoclonali che legano il recettore CD4 ed impediscono il legame del virus.</text:p>
      <text:p text:style-name="P150"><text:span text:style-name="T15"/></text:p>
      <text:p text:style-name="P150">Inibitori della scapsidizzazione: <text:span text:style-name="T15">Usati per combattere virus come Influenza A. </text:span><text:span text:style-name="T41">I virus in questo caso v</text:span><text:span text:style-name="T15">engono introdotti come vescicole fagocitiche che poi vengono acidificate avviando la scapsidizzazione, una proteina virale aumenta l’attività della pompa prot</text:span><text:span text:style-name="T41">onica accelerando l’acidificazione</text:span><text:span text:style-name="T15">. Esistono farmaci che inibiscono la pompa prot</text:span><text:span text:style-name="T41">onica ma disturbano l’intero apparato fagocitico</text:span><text:span text:style-name="T15">.</text:span></text:p>
      <text:p text:style-name="P150"><text:span text:style-name="T15"/></text:p>
      <text:p text:style-name="P151">Inibitori della sintesi di acidi nucleici:<text:span text:style-name="T15"> Es. aciclovir </text:span><text:span text:style-name="T41">(chiamato anche acyclovir)</text:span><text:span text:style-name="T15">, analogo nucleosidico </text:span><text:span text:style-name="T41">usato spesso contro virus erpetici</text:span><text:span text:style-name="T15">, capostitipite della famiglia di farmaci che bloccano l’allungamento della catena </text:span><text:span text:style-name="T41">nucleotidica</text:span><text:span text:style-name="T15"> perché sono strutturalmente simili </text:span><text:span text:style-name="T41">a nucleotidi</text:span><text:span text:style-name="T15"> ma modificati in modo da non poter formare i legami necessari. Si tratta di profarmaci perché la forma attiva è quella trifosfata, che non è solubile </text:span><text:span text:style-name="T41">e non può essere somministrata</text:span><text:span text:style-name="T15">. </text:span></text:p>
      <text:p text:style-name="P175"><text:span text:style-name="T15">Aciclovir è solubile e si sposta liberamente attraverso le membrane cellulari. </text:span><text:span text:style-name="T42">Durante la replicazione il virus della varicella </text:span><text:span text:style-name="T15">(ad esempio) </text:span><text:span text:style-name="T42">produce la timidina chinasi virale che fosforila aciclovir bloccandolo nel citoplasma della cellula in questione. La forma monofosfato è un </text:span><text:soft-page-break/><text:span text:style-name="T42">substrato per le chinasi cellulari che completano la fosforilazione a</text:span><text:span text:style-name="T15">d acclovir trifosfato</text:span><text:span text:style-name="T42">. A questo punto viene usato come substrato dalla DNA polimerasi virale.</text:span></text:p>
      <text:p text:style-name="P152"><text:span text:style-name="T15">Meccanismo simile ha la zidovulina (AZT) contro HIV, </text:span><text:span text:style-name="T41">a differenza di aciclovir </text:span><text:span text:style-name="T15">v</text:span><text:span text:style-name="T41">iene</text:span><text:span text:style-name="T15"> fosforilat</text:span><text:span text:style-name="T41">a</text:span><text:span text:style-name="T15"> in tutte le cellule dagli enzimi cellulari, la selettività d’azione deriva dal fatto che la trascrittasi inversa ha un’affinità molto elevata per AZT-3P </text:span><text:span text:style-name="T41">(molto maggiore delle polimerasi cellulari) </text:span><text:span text:style-name="T15">e la introduce nella catena in allungamento bloccandolo. </text:span><text:span text:style-name="T24">Il problema è che pur avendo affinità minore, quando il farmaco è </text:span><text:span text:style-name="T41">presente in elevate concentrazioni</text:span><text:span text:style-name="T24"> anche dalle polimerasi cellulari risultando tossico a concentrazioni elevate. </text:span><text:span text:style-name="T25">Il problema di HIV è che sviluppa resistenza molto velocemente, quando l’unico farmaco era AZT si combatteva somministrando dosi elevate, adesso invece si usano più farmaci in concomitanza mirati contro molecole diverse.</text:span></text:p>
      <text:p text:style-name="P153"><text:span text:style-name="T25">Q</text:span><text:span text:style-name="T15">ueste classi di farmaci sono detti inibitori competitivi perché competono con il substrato naturale che sono i nucleotidi normali.</text:span></text:p>
      <text:p text:style-name="P124">Esistono poi inibitori non competitivi che si legano <text:span text:style-name="T121">in posizioni diverse</text:span> d<text:span text:style-name="T121">a</text:span>l sito attivo dell’enzima bloccandone l’attività.</text:p>
      <text:p text:style-name="P154"><text:span text:style-name="T15">Un altro target dei farmaci contro HIV è l’enzima </text:span>integrasi<text:span text:style-name="T15"> che </text:span><text:span text:style-name="T41">permette</text:span><text:span text:style-name="T15"> l’integrazione del genoma virale nel genoma cellulare.</text:span></text:p>
      <text:p text:style-name="P154"><text:span text:style-name="T15"/></text:p>
      <text:p text:style-name="P124"/>
      <text:p text:style-name="P124"><text:span text:style-name="T9">Inibitori delle proteasi:</text:span><text:span text:style-name="T121"> </text:span>Un target usato nelle infezioni contro i virus in generale sono le proteasi che tagliano le proteine precursori <text:span text:style-name="T121">(ricordiamoci che i geni virali sono tradotti in sequenza ed il prodotto genico deve essere tagliato)</text:span> realizzando la maturazione del virus. In questo modo la maggior parte delle particelle virali prodotte sono incapaci di infettare.</text:p>
      <text:p text:style-name="P124">In questo caso sono stati progettati inibitori non competitivi che legano la proteasi all’esterno del sito attivo facendole perdere la funzionalità.</text:p>
      <text:p text:style-name="P154"><text:span text:style-name="T15"/></text:p>
      <text:p text:style-name="P154">Inibitori del rilascio:<text:span text:style-name="T15"> Usati </text:span><text:span text:style-name="T26">ad esempio </text:span><text:span text:style-name="T15">contro i virus influenzali. Hanno come target le molecole neuraminidasi ed emagglutinina. L’interazione tra anti-recettore </text:span><text:span text:style-name="T41">(emagglutinina)</text:span><text:span text:style-name="T15"> e recettore (acido sialico) non è di per se sufficiente a far entrare il virus, è necessaria la neuraminidasi che taglia l’acido sialico permettendo l’ingresso. Un meccanismo praticamente speculare avviene quando il virus neoformato lascia la cellula in cui si è formato. Non potendo tagliare l’acido sialico il virus non può essere liberato in circolo. </text:span><text:span text:style-name="T26">È un meccanismo abbastanza diffuso, è stato tentato anche contro herpes ed HIV ma </text:span><text:span text:style-name="T41">questi</text:span><text:span text:style-name="T26"> virus sono “bravi” a sviluppare resistenza. </text:span><text:span text:style-name="T41">S</text:span><text:span text:style-name="T26">ono in sviluppo farmaci di nuova generazione.</text:span></text:p>
      <text:p text:style-name="P154"><text:span text:style-name="T26"/></text:p>
      <text:p text:style-name="P155"><text:span text:style-name="T26">P</text:span><text:span text:style-name="T15">er evitare lo sviluppo della malattia è necessario somministrare il farmaco </text:span><text:span text:style-name="T41">il prima possibile, idealmente</text:span><text:span text:style-name="T15"> ai primi sintomi della malattia. </text:span></text:p>
      <text:p text:style-name="P183">Diagnosi dell’infezione virale</text:p>
      <text:p text:style-name="P122">Importante distinguere tra diagnosi di infezione e diagnosi di malattia. </text:p>
      <text:p text:style-name="P156">Diagnosi diretta: <text:span text:style-name="T15">Determinazione della presenza dell’agente virale o suoi componenti nel materiale patologico.</text:span></text:p>
      <text:p text:style-name="P156">Diagnosi indiretta:<text:span text:style-name="T15"> Determinazione della presenza di reazione contro l’agente virale (anticorpi nel siero o fluidi corporei). </text:span></text:p>
      <text:p text:style-name="P125">L’approccio indiretto è da utilizzare nelle fasi tardive, quando il sistema immunitario ha avuto il tempo di sviluppare anticorpi specifici.</text:p>
      <text:p text:style-name="P126">La rilevabilità di agente virale e di anticorpi è variabile a seconda dello stadio dell’infezione.</text:p>
      <text:p text:style-name="P126">Per selezionare l’approccio diretto o indiretto si tiene conto di:</text:p>
      <text:list text:style-name="L14">
        <text:list-item>
          <text:p text:style-name="P245">Stadio dell’infezione.</text:p>
        </text:list-item>
        <text:list-item>
          <text:p text:style-name="P245">Tipo di infezione sistemica/locale<text:span text:style-name="T15"> (in caso di infezione locale la sede del prelievo deve corrispondere alla sede dell’infezione, o alle principali vie di ingresso).</text:span></text:p>
        </text:list-item>
        <text:list-item>
          <text:p text:style-name="P245">Presunto agente infettivo.</text:p>
        </text:list-item>
        <text:list-item>
          <text:p text:style-name="P245">Caratteristiche dell’agente infettivo<text:span text:style-name="T15"> </text:span><text:span text:style-name="T27">(es. nel caso di ricerca di virus o batteri tramite coltura è necessario prestare attenzione all</text:span><text:span text:style-name="T28">e condizioni ed alla durata della </text:span><text:span text:style-name="T27">conservazione del campione per evitare la morte del patogeno o la contaminazione del campione)</text:span><text:span text:style-name="T15">.</text:span></text:p>
        </text:list-item>
        <text:list-item>
          <text:p text:style-name="P245">Terapia antimicrobica in corso.</text:p>
        </text:list-item>
        <text:list-item>
          <text:p text:style-name="P245">Tecniche disponibili e preparazione del personale.</text:p>
        </text:list-item>
      </text:list>
      <text:p text:style-name="P157"/>
      <text:p text:style-name="P158">Tecniche di diagnosi diretta:</text:p>
      <text:list text:style-name="L15">
        <text:list-item>
          <text:p text:style-name="P246">Microscopia elettronica<text:span text:style-name="T15">: Richiede tempi lunghi, molto legato alle capacità dell’operatore, poco sensibile rispetto alle alternative. Uno dei virus per cui era più utilizzato </text:span><text:span text:style-name="T43">è </text:span><text:span text:style-name="T15">l’epatite B, che viene prodotto in quantità enormi in fase acuta ed è facilmente riconoscibile nelle microfotografie. </text:span><text:span text:style-name="T43">I</text:span><text:span text:style-name="T15"> virus erpetici invece hanno tutti la stessa morfologia visti al microscopi</text:span><text:span text:style-name="T43">o</text:span><text:span text:style-name="T15">. Anche in altre famiglie di virus è impossibile distinguere la tipologia precisa. </text:span></text:p>
        </text:list-item>
        <text:list-item>
          <text:p text:style-name="P247">Amplificazione biologica in coltura cellulare:<text:span text:style-name="T15"> Si fa riprodurre il virus su un substrato di cellule ospiti. In molti casi non è utilizzabile, es. papilloma virus o epatite perché crescono in tessuti molto difficili o impossibili da riprodurre in vitro. Puo richiedere molto tempo, a volte fino a 4 settimane per una risposta negativa. Un altro svantaggio è che si rischia di propagare il virus.<text:line-break/>Soprattutto per la ricerca di infezioni neonatali o di citomegalovirus in soggetti trapiantati si usa tuttora una tecnica chiamata </text:span>shell vials<text:span text:style-name="T15"> </text:span><text:span text:style-name="T43">che usa fialette </text:span><text:span text:style-name="T15">sul cui fondo si trova un vetrino con una coltura di cellule suscettibili al virus. Su questo terreno si inocula il campione e si centrifuga la provetta in modo da portare il virus sul fondo in corrispondenza delle cellule. Per capire se il virus replica si ricercano le proteine che il virus esprime per poter replicare, preferibilmente una prodotta nelle fasi iniziali. Si usano anticorpi monoclonali specifici legati a marcatore fluorescente per rilevare e quantificare la presenza di proteina.</text:span></text:p>
        </text:list-item>
        <text:list-item>
          <text:p text:style-name="P248">Metodi sierologici:<text:span text:style-name="T15"> Richiedono meno lavoro e possono essere automatizzati, stanno soppiantando le altre tipologie. La rilevazione del virus avviene anche su componenti residue, non solo sul virus intero.</text:span></text:p>
          <text:list>
            <text:list-item>
              <text:p text:style-name="P248">Ricerca degli antigeni:<text:span text:style-name="T15"> Sono generalmente semplici da eseguire e veloci, funzionano tramite agglutinazioni, anticorpi legati a porzioni ad attività enzimatica o </text:span><text:span text:style-name="T43">fluorescenti (</text:span><text:span text:style-name="T15">immunofluorescenza</text:span><text:span text:style-name="T43">)</text:span><text:span text:style-name="T15">. L’epidemia di COVID ha contribuito ad espandere enormemente la diffusione dei test ad immunocromatografia a flusso laterale (i “test rapidi”), nel caso del COVID la ricerca si fa verso la proteina nucleocapsidica </text:span><text:span text:style-name="T43">meglio nota come </text:span><text:span text:style-name="T122">spike</text:span><text:span text:style-name="T15">. [#TODO: rivedere].</text:span></text:p>
            </text:list-item>
          </text:list>
        </text:list-item>
        <text:list-item>
          <text:p text:style-name="P248">Metodi molecolari:<text:span text:style-name="T15"> Danno una valutazione quantitativa oltre che qualitativa. Sono relativamente rapidi </text:span><text:span text:style-name="T43">ed </text:span><text:span text:style-name="T15">estremamente sensibili. Uno dei problemi dei primi tentativi era la saturazione: oltre una certa concentrazione il risultato era sempre lo stesso. Adesso sono disponibili test con range di linearità molto ampio. </text:span><text:span text:style-name="T29">La sensibilità permette di rilevare anche poche particelle virali nel sangue che non indicano una fase replicativa acuta ma attiva </text:span><text:soft-page-break/><text:span text:style-name="T29">replicazione in un distretto, cosa che può </text:span><text:span text:style-name="T43">nel tempo </text:span><text:span text:style-name="T29">depauperare il sistema immunitario, è importante quindi che la terapia tenda a minimizzare il più possibile la viremia. </text:span><text:span text:style-name="T30">Parentesi </text:span><text:span text:style-name="T99">infezione da HIV: </text:span><text:span text:style-name="T30">suddivisibile in 3 fasi: all’inizio si ha un periodo di incubazione, poi i virioni diventano rilevabili nel sangue ed aumentano smpre più, parallelamente si osserva una riduzione di linfociti CD4+. Dopodiché il soggetto sviluppa una risposta immune che limita ma non riesce a bloccare la replicazione virale, la viremia raggiunge un equilibrio ed i sintomi scompaiono (</text:span><text:span text:style-name="T99">latenza clinica</text:span><text:span text:style-name="T30">) la riserva di linfociti T CD4+ continua però a scendere. Quando la presenza di linfociti non riesce più a mantenere sotto controllo </text:span><text:span text:style-name="T43">la proliferazione virale </text:span><text:span text:style-name="T30">i sintomi si riacutizzano, la viremia sale accelerando </text:span><text:span text:style-name="T43">ulteriormente </text:span><text:span text:style-name="T30">la perdita di linfociti ed iniziano a svilupparsi infezioni opportuniste e tumori che, in assenza di trattamento, portano il paziente a morte.<text:line-break/>Più elevata è la viremia nella fase di latenza clinica, più rapida è la degenerazione quindi un test quantitativo aiuta a prevedere il decorso clinico.<text:line-break/>Inoltre la viremia è direttamente correlata al rischio di trasmissione. </text:span><text:span text:style-name="T43">Un’a</text:span><text:span text:style-name="T30">ltra utilità del test quantitativo </text:span><text:span text:style-name="T43">è quindi stimare il rischio di trasmissione</text:span><text:span text:style-name="T30"> sia orizzontale (rapporti sessuali, per trasfusioni e trapianti non si considera accettabile comunque) che verticale (madre-figlio).<text:line-break/></text:span><text:span text:style-name="T31">Per alcuni virus (es. epatite B con terapia a base di interferoni) il livello di viremia è correlato a resistenza ad alcuni tipi di terapia.<text:line-break/>Il controllo della viremia è usato per misurare l’efficacia della terapia e quindi monitorare varianti virali resistenti alla terapia.</text:span></text:p>
        </text:list-item>
      </text:list>
      <text:p text:style-name="P159"><text:span text:style-name="T31"/></text:p>
      <text:p text:style-name="P184">Test di genotipizzazione:</text:p>
      <text:p text:style-name="P184"><text:span text:style-name="T63">Ne esistono 5 tipi principali, usati per avere indicazioni su base genomica. Prima si usavano sonde per sequenze specifiche, adesso grazie alla riduzione dei costi </text:span><text:span text:style-name="T73">s</text:span><text:span text:style-name="T63">i ricorre sempre più spesso al sequenziamento. In alcuni virus (es. epatite C) la genotipizzazione può aiutare a scegliere la terapia, ad esempio caratteristiche genomiche possono predisporre a resistenz</text:span><text:span text:style-name="T73">a ad alcune</text:span><text:span text:style-name="T63"> terapie.<text:line-break/></text:span><text:span text:style-name="T65">In alcuni virus (es. HPV) la tipizzazione genomica permette di prevedere la gravità e la progressione dell’infezione. </text:span><text:span text:style-name="T66">Si usano sonde contro sequenze che contraddistinguono i ceppi oncogeni oppure il sequenziamento. </text:span><text:span text:style-name="T73">I</text:span><text:span text:style-name="T66">l sequenziamento spesso da problemi perché sono comuni infezioni da più ceppi contemporaneamente.</text:span></text:p>
      <text:p text:style-name="P184"><text:span text:style-name="T66"/></text:p>
      <text:p text:style-name="P185"><text:span text:style-name="T82">Test di rilevazione dell’anticorpo:</text:span><text:span text:style-name="T63"> Meccanismo simile a quanto visto per la ricerca di antigeni ma “al contrario”: </text:span><text:span text:style-name="T73">si usa antigene per determinare la presenza di anticorpo</text:span><text:span text:style-name="T63">.</text:span></text:p>
      <text:p text:style-name="P185"><text:span text:style-name="T63"/></text:p>
      <text:p text:style-name="P185"><text:span text:style-name="T82">Test immunoenzimatici: </text:span><text:span text:style-name="T63">es. test ELISA, nei pozzetti si possono preparare differenti combinazioni di antigeni/anticorpi e quindi stabilire anche lo stadio dell’infezione (ad esempio analizzando la concentrazione relativa di IgG e IgM). </text:span><text:span text:style-name="T67">In realtà per i virus si hanno moltissime eccezioni: es. in soggetti con epatite C le IgG persistono per lunghi periodi. La presenza di IgM permette anche di distinguere una reinfezione da una riacutizzazione.</text:span></text:p>
      <text:p text:style-name="P185"><text:span text:style-name="T67"/></text:p>
      <text:p text:style-name="P186"><text:span text:style-name="T82">Test di avidità:</text:span><text:span text:style-name="T63"> Misura la forza di legame tra anticorpo ed antigene. Quando il sistema immunitario entra in contatto per la prima volta con l’antigene produce molti anticorpi a bassa affinità. Con il progredire del tempo ci si stabilizza su uno spettro di produzione di anticorpi con affinità superiore. </text:span><text:span text:style-name="T68">Si realizza aggiungendo quantità sempre più elevate di urea che destabilizza ed alla fine rompe il legame tra anticorpo ed antigene.</text:span></text:p>
      <text:p text:style-name="P186"><text:span text:style-name="T68"/></text:p>
      <text:p text:style-name="P187"><text:span text:style-name="T83">T</text:span><text:span text:style-name="T82">est di fissazione del complemento: </text:span><text:span text:style-name="T63">Implica la ricerca di anticorpi capaci di attivare il complemento (per definizione IgM). Si scalda il siero in modo da inattivare le proteine del complemento interne. Si aggiunge il siero trattat</text:span><text:span text:style-name="T73">o</text:span><text:span text:style-name="T63"> in un pozzetto contentente l’antigene. Si aggiunge poi una piccola quantità di proteine del complemento dall’esterno, se sono presenti anticorpi attivanti il complemento (adesso legati all’antigene) essi sequestrano il complemento aggiunto. Si aggiungono poi emazie (eritrociti) legati ad anticorpi anti-emazie fissanti il complemento. Se sono </text:span><text:soft-page-break/><text:span text:style-name="T63">presenti anticorpi fissanti il complemento nel campione in esame essi hanno fissato il complemento aggiunto e non si ha lisi delle emazie, e viceversa. </text:span><text:span text:style-name="T69">Alla fine si centrifuga per indurre la sedimentazione delle emazie eventualmente rimaste intere </text:span><text:span text:style-name="T73">e visualizzare i risultati</text:span><text:span text:style-name="T69">.</text:span></text:p>
      <text:p text:style-name="P187"><text:span text:style-name="T69"/></text:p>
      <text:p text:style-name="P188"><text:span text:style-name="T84">T</text:span><text:span text:style-name="T82">est di neutralizzazione:</text:span><text:span text:style-name="T63"> valuta la presenza di anticorpi neutralizzanti. Al siero diluito viene aggiunta una quantità titolata di virus, al termine del periodo di incubazione si aggiunge una preparazione di cellule suscettibili all’infezione. Se sono presenti anticorpi neutralizzanti essi hanno legato le particelle virali che non sono più in grado di dare infezione. Test eseguito ad esempio dopo il trapianto di midollo.</text:span></text:p>
      <text:p text:style-name="P188"><text:span text:style-name="T63"/></text:p>
      <text:p text:style-name="P188"><text:span text:style-name="T82">Western blot:</text:span><text:span text:style-name="T63"> Usato ad esempio nella conferma della diagnosi sierologica di HIV (l’estrema sensibilità dei test </text:span><text:span text:style-name="T73">di “prima linea” </text:span><text:span text:style-name="T63">porta a numeri rilevanti di falsi positivi, </text:span><text:span text:style-name="T73">è un compromesso per minimizzare i falsi negativi. C</text:span><text:span text:style-name="T63">onseguenze legali in caso di diagnosi </text:span><text:span text:style-name="T73">errata </text:span><text:span text:style-name="T63">). Per HIV, a differenza di altri virus, la presenza di anticorpi indica che il paziente è infetto. Si tratta di un test diverso dal western blot classico perché qui sappiamo quali proteine inoculiamo e cerchiamo se sono presenti. Si moltiplica il virus in coltura, si lisa nelle sue componenti proteiche e si fa l’elettroforesi. Il substrato è un foglio di nitrocellulosa appositamente preparato per questo test. </text:span><text:span text:style-name="T70">Il soggetto si dice positivo quando presenta anticorpi prodotti da due o più geni virali diversi. </text:span><text:span text:style-name="T71">Può risultare indeterminato (anticorpi presenti ma </text:span><text:span text:style-name="T73">verso il prodotto di</text:span><text:span text:style-name="T71"> meno di due geni) se il soggetto è effettivamente negativo (anticorpi naturalmente presenti, raro ma possibile) oppure se è nelle prime fasi dell’infezione: si ripete il test dopo un certo tempo </text:span><text:span text:style-name="T73">per discriminare </text:span><text:span text:style-name="T74">tra </text:span><text:span text:style-name="T73">queste due situazioni</text:span><text:span text:style-name="T71">.</text:span></text:p>
      <text:p text:style-name="P188"><text:span text:style-name="T71"/></text:p>
      <text:p text:style-name="P189">Virologia Speciale</text:p>
      <text:p text:style-name="P192">Herpesvirus<text:span text:style-name="T82">: </text:span><text:span text:style-name="T63">Famiglia molto varia, tutti danno persistenza. Sono virus mlto grandi (180-200 nm), hanno envelope esterno. Presentano un capside di forma icosaedrica, tra l’envelope e il capside si hanno proteine che prendono il nome di tegumento. Il genome è anch’esso molto grande, tra 130 e 230 kbp che naturalmente include molti geni, molti dei quali sono probabilmente di natura cellulare pesantemente modificati, ad esempio per citochine volte a ridurre la risposta cellulare.</text:span></text:p>
      <text:p text:style-name="P127">Entrano con un processo di fusione che provoca il rilascio delle proteine del tegumento, tra le funzioni di queste proteine si ha l’arresto della sintesi proteica dell’ospite ostacolando la produzione di molecole antivirali.</text:p>
      <text:p text:style-name="P127">Il capside raggiunge la membrana nucleare e vi inietta il proprio materiale genetico (il capside non entra nel nucleo anche se prima si pensava di sì). </text:p>
      <text:p text:style-name="P127">Il genoma è DNA lineare, in alcuni casi circolarizza.</text:p>
      <text:p text:style-name="P127">Una volta nel nucleo il genoma può entrare in fase di latenza, in cui esprime i trascritti LAT. Oppure può andare in replicazione produttiva: vengono spenti i geni LAT e si attivano quelli per la replicazione. Nella maggior parte dei casi lo switch tra latenza e replicazione avviene in risposta a segnali di sofferenza o senescenza cellulare (il virus “scappa” da una casa non più accogliente).</text:p>
      <text:p text:style-name="P127">Tra i geni espressi appena il virus entra in fase replicativa produttiva si hannoi geni alfa che hanno lo scopo di bloccare la sintesi proteica cellulare. I trascritti alfa realizzano un feedback negativo sui geni alfa stessi ed attivano i geni a valle. Tra i geni beta si hanno quelli che codificano per la replicazione. La replicazione avviene nel nucleo quindi i trascritti beta devono essere trasportati nel nucleo. Infine si attivano i geni gamma, o strutturali.</text:p>
      <text:p text:style-name="P127">Tutti i geni virali sono trascritti dalla RNA polimerasi cellulare.</text:p>
      <text:p text:style-name="P127">Diverne DNA polimerasi si associano al genoma circolarizzato contemporaneamente. Il materiale genetico neosintetizzato è composto di molti segmenti concatenati che vengono poi tagliati in fase di assemblaggio. Il genoma virale di questa famiglia infatti presenta molto spesso sequenze ripetute terminali che servono da segnale per il taglio.</text:p>
      <text:p text:style-name="P128">Se la produzione di virioni è importante la cellula è lisata, ma in condizioni normali il virus si assembla in prossimità della membrana nucleare, gemma attraverso il reticolo, il golgi e alla fine la membrana cellulare.</text:p>
      <text:p text:style-name="P193"><text:span text:style-name="T63"/></text:p>
      <text:p text:style-name="P128"><text:soft-page-break/>Per quanto riguarda l’uomo le 8 specie conosciute si dividono in 3 gruppi:</text:p>
      <text:list text:style-name="L16">
        <text:list-item>
          <text:p text:style-name="P250"><text:span text:style-name="T82">Alphaherpesviridae</text:span><text:span text:style-name="T63">: comprende i virus herpes simplex 1 e 2 e varicella zoster <text:s/>(Herpes virus umano tipo 3). Indipendentemente dalle modalità di trasmissione il target primario di replicazione sono le cellulemucose. Come sito di latenza usano i neuroni. Hanno un ciclo replicativo abbastanza breve (ca. 15 ore). Hanno replicazione essenzialmente citolitica.</text:span></text:p>
        </text:list-item>
        <text:list-item>
          <text:p text:style-name="P250"><text:span text:style-name="T82">Gammaherpesviridae:</text:span><text:span text:style-name="T63"> Virus che hanno proprietà tumoreli, si riconoscono Hepstein-Barr (tipo 4) e virus del sarcoma di Kaposi (tipo 8). Il sito di latenza sono le cellule linfoidi.</text:span></text:p>
        </text:list-item>
        <text:list-item>
          <text:p text:style-name="P250"><text:span text:style-name="T82">Betaherpesviridae:</text:span><text:span text:style-name="T63"> Citomegalovirus (tipo 5), herpes linfotropico (tipo 6) ed herpesvirus umano 7. Sono i virus a replicazione più lenta della famiglia, infettano una grande varietà di cellule. Non danno cross-immunità.</text:span></text:p>
        </text:list-item>
      </text:list>
      <text:p text:style-name="P193"><text:span text:style-name="T63"/></text:p>
      <text:p text:style-name="P160">Herpes simplex (HSV-1 e 2)</text:p>
      <text:p text:style-name="P128">Comunemente ritrovati nella saliva, nelle lacrime, nelle secrezioni genitali e altri fluidi.</text:p>
      <text:p text:style-name="P128">Sono tra i primi virus contratti. Le infezioni a livello della mucosa orale sono più gravi se date da HSV-1, quelle genitali da HSV-2, si hanno però infezioni da entrambi i ceppi in entrambe le sedi. A volte si hanno infezioni miste. Si hanno normalmente riacautizzazioni.</text:p>
      <text:p text:style-name="P196"><text:span text:style-name="T82"/></text:p>
      <text:p text:style-name="P128">Il tempo di incubazione è piuttosto breve, poi si ha la formazione di vescicole ricche di virus a cui segue risposta immunitaria. Si possono avere sintomi locali (dolore, prurito, ecc …) ed occasionalmente sintomi sistemici (febbre, mal di testa). Generalmente nell’arco di 1-2 settimane i sintomi acuti si risolvono.</text:p>
      <text:p text:style-name="P128">Per le infezioni genitali la sede di latenza sono generalmente i gangli sacarali, per le infezioni orali il ganglio trigemino.</text:p>
      <text:p text:style-name="P196"><text:span text:style-name="T82"/></text:p>
      <text:p text:style-name="P128">Le manifestazioni cliniche sono abbastanza varie e dipendono dal sito di ingresso del virus. A volte il movimento centripeto del virus non si arresta nel ganglio ma raggiunge il sistema nervoso centrale, può portare ad encefalite.</text:p>
      <text:p text:style-name="P128">In caso di infezione contratta allo stadio fetale è capaci di indurre aborto, se è contratta durante il parto può avere conseguenze fatali.</text:p>
      <text:p text:style-name="P196"><text:span text:style-name="T82"/></text:p>
      <text:p text:style-name="P128">Per la diagnosi si usano: immunofluorescenza, PCR, coltivazione (più facile con i sierotipi 1 e 2, risultati in 1-5 giorni). La classificazione del sierotipo si fa di solito per documentare un’infezione recente o riattivazione. Gli anticorpi impiegano 1-2 settimane per essere prodotti.</text:p>
      <text:p text:style-name="P196"><text:span text:style-name="T82"/></text:p>
      <text:p text:style-name="P197"><text:span text:style-name="T82">Per il </text:span><text:span text:style-name="T85">trattamento</text:span><text:span text:style-name="T82"> si usa principalmente Acyclovir, sono usati ance famciclovir, penciclovir e valacyclovir, tutti derivati da acyclovir ma più costosi, se il virus diventa resistente ad acyclovir diventa resistente anche a questi però.</text:span></text:p>
      <text:p text:style-name="P129">Prima si usavano altre molecole con effetti collaterali tossici.</text:p>
      <text:p text:style-name="P197"><text:span text:style-name="T82"/></text:p>
      <text:p text:style-name="P161">Varicella</text:p>
      <text:p text:style-name="P129">Malattia endemica, altamente trasmissibile, una delle malattie classiche dell’infanzia. Adesso esistono vaccini molto efficaci. Ha una certa stagionalità, la forma zoster invece si presenta uniformemente durante l’anno.</text:p>
      <text:p text:style-name="P194"><text:span text:style-name="T63">L’infezione avviene di solito a livello della mucosa respiratoria a cui segue replicazione nel tessuto linfoide circostante. Il virus poi si sposta a replicare in milza, fegato ed altri organi. La viremia non è data solo da virus libero ma anche da virus trasportato da cellule ematiche. A circa 16 giorni dal contagio appare il caratteristico rash cutaneo con rilascio di vescicole piene di particelle virali. </text:span><text:span text:style-name="T72">Il nome chickenpox deriva dalla somiglianza delle lesioni con quelle provocate da vaiolo. </text:span><text:span text:style-name="T63">Si hanno due picchi di viremia: uno poco dopo l’infezione e l’altro alla comparsa del rash. Si ha importante risposta immunitaria con produzione di anticorpi abbastanza duratura che previene la reinfezione e permette lo sviluppo di vaccini.</text:span></text:p>
      <text:p text:style-name="P129"><text:soft-page-break/>Le complicazioni sono rare, soprattutto in soggetti anziani e/o immunocompromessi. Tra di esse ricordiamo la varicella emorragica, in cui la formazione di vescicole avviene a livello del rivestimento degli organi interni.</text:p>
      <text:p text:style-name="P129">Viene trasportato a livello dei gangli dalle cellule linfoidi.</text:p>
      <text:p text:style-name="P129">Tende a riattivarsi, prima si riteneva questo fenomeno come causa dello zoster, adesso si è capito che la riattivazione è normale e migliora la risposta immunitaria, lo zoster si instaura in casi particolari a seguito della riattivazione. </text:p>
      <text:p text:style-name="P129">Il problema principale della forma zoster è la distruzione delle terminazioni nervose che è accompagnato da intenso dolore che può durare mesi, costringendo il paziente a ricorrere ad anestetici locali.</text:p>
      <text:p text:style-name="P129">Per il trattamento si usa anche in questo caso acyclovir.</text:p>
      <text:p text:style-name="P194"><text:span text:style-name="T63"/></text:p>
      <text:p text:style-name="P130">Si hanno due vaccini: uno usato in ambito pediatrico, contro la forma chickenpox, spesso in configurazione tetravalente insieme a morbillo, parotite e rosolia. Sono vaccini vivi attenuati con i classici pro e contro di questa tipologia. Ed uno a virus inattivato/subunità che si usa contro la forma zoster, è sicuro anche per soggetti immunodepressi.</text:p>
      <text:p text:style-name="P130">Per motivi non chiari i virus contro la forma chickenpox non sono molto efficaci contro la forma zoster.</text:p>
      <text:p text:style-name="P195"><text:span text:style-name="T63"/></text:p>
      <text:p text:style-name="P162">Cytomegalovirus (CMV)</text:p>
      <text:p text:style-name="P131">Trasmesso verticalmente od orizzontalmente, di solito ha pochi effetti sull’ospite. Estremamente diffuso, dal 2 al 10% dei bambini sono già stati infettati a 6 mesi nei paesi occidentali. L’infezione permane per tutta la vita e si può riattivare più volte l’anno con ricomparsa di virioni in urina e saliva. È possibile la reinfezione con un ceppo diverso o lo stesso ceppo, clinicamente non distinguibile da una riattivazione.</text:p>
      <text:p text:style-name="P198"><text:span text:style-name="T82">L’infezione è quasi sempre asintomatica ma il soggetto diventa portatore. Più tardi si contrae l’infezione, più grave è la malattia. La malattia classica da CMV è la </text:span><text:span text:style-name="T85">mononucleosi</text:span><text:span text:style-name="T82"> (data anche da Hepstein-Barr). La forma dipende dalla modalità di infezione. Uno dei problemi fondamentali dati da CMV è la sua azione nei soggetti trapiantati o immunodepressi (es. AIDS) (sindrome virale da CMV oppure malattia tissutale invasiva). Tra gli effetti indiretti si ha la riduzione dell’efficienza del sistema immunitario, produzione di citochine pro-infiammatorie, alloreattività.</text:span></text:p>
      <text:p text:style-name="P198"><text:span text:style-name="T82"/></text:p>
      <text:p text:style-name="P198"><text:span text:style-name="T82">Per prevenire CMV si usavano due strategie: </text:span><text:span text:style-name="T85">profilattica,</text:span><text:span text:style-name="T82"> che prevede la somministrazione di antivirale per un periodo prefissato e </text:span><text:span text:style-name="T85">preventiva</text:span><text:span text:style-name="T82"> che prevede la somministrazione di antivirale se la viremia supera un valore soglia determinato in base ai fattori di rischio dell’individuo.</text:span></text:p>
      <text:p text:style-name="P132">La terapia profilattica può risultare tossica, soprattutto a livello renale, e non si ha la debole riattivazione periodica che mantiene il sistema immunitario “allenato”.</text:p>
      <text:p text:style-name="P132"/>
      <text:p text:style-name="P163">Diagnosi:</text:p>
      <text:p text:style-name="P133">Ricerca di antigeni o anticorpi, per la diagnosi rapida in pazienti immunodepressi si cercano gli antigeni pp65 CMV. <text:span text:style-name="T100">Usate anche la ricerca di DNA e l’isolamento virale (4-5 settimane per il metodo convenzionale, 24-48h con il metodo rapido).</text:span></text:p>
      <text:p text:style-name="P133">La sierologia anche qui ha poco significato, soprattutto si analizzano gli anticorpi che si vanno a formare. </text:p>
      <text:p text:style-name="P133"/>
      <text:p text:style-name="P164">Terapia:</text:p>
      <text:p text:style-name="P134">I target sono principalmente: la polimerasi del virus, una chinasi virale ed il complesso proteico che include il materiale genetico nel capside.</text:p>
      <text:p text:style-name="P134">L’acyclovir non funziona perché CMV non ha la timidina chinasi. </text:p>
      <text:p text:style-name="P134">Il farmaco più usato si chiama ganciclovir che viene fosforilato da una chinasi (diversa dalla timidina chinasi) ed agisce da terminatore di catena come acyclovir. </text:p>
      <text:p text:style-name="P134"><text:soft-page-break/>In casi particolari si usa il letermovir che inibisce il complesso proteico che include il genoma virale nel capside (maturazione del virione).</text:p>
      <text:p text:style-name="P134">Le immunoglobuline sono a volte usate per la profilassi ma la loro efficacia è incerta.</text:p>
      <text:p text:style-name="P134"/>
      <text:p text:style-name="P165">Virus di <text:span text:style-name="T101">E</text:span>pstein-Barr</text:p>
      <text:p text:style-name="P135">Ha principalmente due target di replicazione. La modalità più diffusa di trasmissione è tramite secrezioni respiratorie o saliva. Il virus penetra nei linfociti B in fase di riposo che differenziano in plasmacellule e producono anticorpi e citochine. I linfociti B (ma anche linfociti T o cellule NK) infettati possono essere immortalizzati e continuare a produrre particelle virali, cellule in questo stato sono riconoscibili perché esprimono sulla loro superficie antigeni virali, contemporaneamente vengono prodotti antigeni nucleari che sostengono l’immortalizzazione.</text:p>
      <text:p text:style-name="P135">Il destino di maturazione in plasmacellule prevale nelle prime fasi di infezione.</text:p>
      <text:p text:style-name="P135">Il virus prodotto dai linfociti infetti può infettare le cellule epiteliali nelle quali ha un ulteriore ciclo replicativo e le particelle virali si ritrovano nuovamente nella saliva.</text:p>
      <text:p text:style-name="P135">L’infezione può bersagliare qualsiasi tessuto con componente linfoide.</text:p>
      <text:p text:style-name="P135"/>
      <text:p text:style-name="P165">Malattie</text:p>
      <text:p text:style-name="P135">È un infezione molto diffusa, quando colpisce gli adulti è più facile che innduca mononucleosi. In casi sporadici può indurre epatite acuta.</text:p>
      <text:p text:style-name="P135"/>
      <text:list text:style-name="L17">
        <text:list-item>
          <text:p text:style-name="P240">Mononucleosi.</text:p>
        </text:list-item>
        <text:list-item>
          <text:p text:style-name="P240">Linfoma di Burkitt. (nei soggetti immunocompetenti).</text:p>
        </text:list-item>
        <text:list-item>
          <text:p text:style-name="P240">Carcinoma nasofaringeo. (nei soggetti immunocompetenti).</text:p>
        </text:list-item>
        <text:list-item>
          <text:p text:style-name="P240">Malattia linfoproliferativa e linfoma. (negli immunodepressi, come tutte le seguenti).</text:p>
        </text:list-item>
        <text:list-item>
          <text:p text:style-name="P240">Sindrome linfoproliferativa legata al cromosoma X.</text:p>
        </text:list-item>
      </text:list>
      <text:p text:style-name="P135"/>
      <text:p text:style-name="P165">Mononucleosi infettiva:</text:p>
      <text:p text:style-name="P135">Tra i sintomi più caratteristici si ha splenomegalia, una delle complicazioni più gravi, soprattutto nell’infezione contratta in età adulta, è la rottura della membrana di rivestimento della milza. <text:span text:style-name="T101">Altri sintomi caratteristici sono faringite essudativa e linfoadenopatia insieme ad affaticamento, febbre, lieva mal di testa. Sebbene possibile la diagnosi clinica non è più correntemente usata, si ricorre al titolo virale nel sangue intero (importante la quantità, bassi livelli sono presenti in quasi tutti).</text:span></text:p>
      <text:p text:style-name="P135"/>
      <text:p text:style-name="P166">Linfoma di Burkitt:</text:p>
      <text:p text:style-name="P136">Tumore più diffuso nei bambini nei paesi in via di sviluppo. Risponde bene alla chemioterapia, è limitato alle zone con malaria endemica (che causa continua stimolazione del sistema immunitario, quindi anche dei linfociti contenenti il virus). Nelle zone in cui è stata eradicata o quasi la malaria è quasi scomparso anche questo.</text:p>
      <text:p text:style-name="P136"/>
      <text:p text:style-name="P166">Carcinoma naso-faringeo:</text:p>
      <text:p text:style-name="P136">Complicazione più prevalente in alcune aree geografiche, tumore maligno dell’epitelio squamoso della nasofaringe. Tumore più comune nell’uomo e secondo più comune nella cina del sud. Normalmente la speranza di vita è breve.</text:p>
      <text:p text:style-name="P136">Tra i fattori di rischio si conoscono: cucinare cibi su fiamma libera (presenza di nitrosammine) ed assumere alimenti molto caldi.</text:p>
      <text:p text:style-name="P136"/>
      <text:p text:style-name="P166">Neoplasie maligne in soggetti immunodepressi:</text:p>
      <text:p text:style-name="P136">Tendono a colpire il tratto gastrointestinale ed il sistema nervoso centrale.</text:p>
      <text:p text:style-name="P136"/>
      <text:p text:style-name="P166">Malattia linfoproliferativa da Epstein-Barr post-trapianto:</text:p>
      <text:p text:style-name="P136">Tra le cause principali di rigetto. I soggetti devono essere monitorati attentamente per evitare questa convenienza.</text:p>
      <text:p text:style-name="P167"><text:soft-page-break/>Human Herpes virus type 6-7-8:</text:p>
      <text:p text:style-name="P137">I virus 6 e 7 sono considerati “imparentati”, ubiquitari, quasi tutti i soggetti presentano anticorpi contro questi virus. Trasmessi tramite saliva ed allattamento al seno. L’infezion è contratta di solito dopo il 4° meso di vita, quando cala l’effetto degli anticorpi materni.</text:p>
      <text:p text:style-name="P137"/>
      <text:p text:style-name="P137">Herpes 7 non è associato a malattia.</text:p>
      <text:p text:style-name="P137">In herpes 6 si riconoscono le forme 6a e 6b, 6b è il più diffuso, associato a Roseola Infantum. In alcuni casi può portare ad encefalite o dare sintomi che ricordano la mononucleosi. La forma A è stata associata a patologie autoimmuni o infertilità femminile idiopatica.</text:p>
      <text:p text:style-name="P137">Herpes 8 è collegato al sarcoma di Kaposi ed alcune neoplasie meno note come la malattia di Castleman. A differenza delle altre forme di herpes virus non ha distribuzione ubiquitaria.</text:p>
      <text:p text:style-name="P137"/>
      <text:p text:style-name="P168">Diagnosi: <text:span text:style-name="T15">Isolamento virale poco praticabile, si usa la PCR per DNA virale.</text:span></text:p>
      <text:p text:style-name="P140">Sierologia poco rilevante.</text:p>
      <text:p text:style-name="P168">Terapia:<text:span text:style-name="T15"> Aciclovir funziona bene contro HHV-6, non esistono terapie specifiche contro le forme 7 ed 8.</text:span></text:p>
      <text:p text:style-name="P168"><text:span text:style-name="T15"/></text:p>
      <text:p text:style-name="P190">Virus influenzali</text:p>
      <text:p text:style-name="P169">Ortomixovirus:</text:p>
      <text:p text:style-name="P138">Genoma ad ssRNA <text:span text:style-name="T102">a polarità negativa (è necessario che il virus contenga una RNA polimerasi)</text:span>, segmentato. Presente envelope.</text:p>
      <text:p text:style-name="P138">In base alle nucleoproteine si riconoscono 4 forme:</text:p>
      <text:list text:style-name="L18">
        <text:list-item>
          <text:p text:style-name="P241">Infetta umani ed animali, malattia da moderata a grave.</text:p>
        </text:list-item>
        <text:list-item>
          <text:p text:style-name="P241">Infetta solo umani, malattia meno grave.</text:p>
        </text:list-item>
        <text:list-item>
          <text:p text:style-name="P241">Raramente riportato.</text:p>
        </text:list-item>
        <text:list-item>
          <text:p text:style-name="P241">Infetta animali, occasionalmente umani (con conseguenze gravi).</text:p>
        </text:list-item>
      </text:list>
      <text:p text:style-name="P138"/>
      <text:p text:style-name="P138">L’involucro esterno contiene due proteine per tutti i tipi, tranne il tipo A che presenta una proteina aggiuntiva. Le proteine comuni sono la emagglutinina e la neuroaminidasi. </text:p>
      <text:p text:style-name="P139">La particella virale assemblata può avere forma variabile (virioni pleiomorfi).</text:p>
      <text:p text:style-name="P139"/>
      <text:p text:style-name="P170">Emagglutinina:<text:span text:style-name="T15"> lega le molecole di acido sialico dell’epitelio che riveste l’orofaringe.</text:span></text:p>
      <text:p text:style-name="P170">Neuroaminidasi: <text:span text:style-name="T15">taglia la membrana permettendo l’endocitosi del virus.</text:span></text:p>
      <text:p text:style-name="P170"><text:span text:style-name="T15"/></text:p>
      <text:p text:style-name="P141">La discgregazione del capside avviene grazie all’acidificazione della vescicola endosomica. Nel sierotipo A l’acidificazione è favorita dalla proteina M2 (?).</text:p>
      <text:p text:style-name="P141">Il genoma del virus entra nel nucleo e da lì trascrive i messaggeri. Il trascritto non viene riconosciuto come mRNA, è necessaria un ulteriore enzima che trasferisce i CAP dai trascritti cellulari agli RNA trascritti a polarità positiva virali. Sono virus che inducono massiccia produzione di interferoni a causa di questa manipolazione delle vie di sintesi proteica cellulare.</text:p>
      <text:p text:style-name="P170"><text:span text:style-name="T15"/></text:p>
      <text:p text:style-name="P144">Hanno involucro esterno, capside a forma elicoidale. In realtà si tratta di più capsidi ognuno dei quali contiene un segmento del genoma.</text:p>
      <text:p text:style-name="P171"><text:span text:style-name="T15"/></text:p>
      <text:p text:style-name="P144">Il genoma è RNA a polarità negativa che viene trascritto in un filamento di RNA a polarità positiva dalla RNA polimerasi virale. Questo filamento positivo viene usato come stampo per produrre nuovo genoma virale e come messaggero (dopo aver trasferito i cap da mRNA cellulari a quelli virali).</text:p>
      <text:p text:style-name="P144">Emagglutinina e neuroaminidasi sono esposte sulla membrana dalle prime fasi, è facilmente riconosciuta la cellula infetta infatti la maggior parte dei sintomi sono riconducibili alla risposta immunitaria che in casi estremi può portare alla morte. Se il soggetto non riesce a mantenere <text:soft-page-break/>l’infezione contenuta nelle prime vie respiratorie si ha come complicazione la polmonite a cui segue il collasso cardiocircolatorio e la morte in poche ore senza tempestivo intervento. </text:p>
      <text:p text:style-name="P144">Può facilitara infezioni opportunistiche, ad esempio polmonite batterica secondaria. </text:p>
      <text:p text:style-name="P144">Mediamente si ha il 10-20% della popolazione totale colpita. L’ospedalizzazione riguarda principalmente anziani o bambini. </text:p>
      <text:p text:style-name="P171"><text:span text:style-name="T15"/></text:p>
      <text:p text:style-name="P171">Deriva antigenica:<text:span text:style-name="T15"> Piccoli cambiamenti di sequenza degli antigeni virali. Succede in tutti i sierotipi a causa delle imprecisioni nel funzionamento della RNA polimerasi. Grazie alla deriva il virus può evadere la protezione anticorpale e infettare altre persone (epidemia).</text:span></text:p>
      <text:p text:style-name="P171"><text:span text:style-name="T15"/></text:p>
      <text:p text:style-name="P172">Shift antigenico:<text:span text:style-name="T15"> Più raro ma molto più pericoloso della deriva. Succede principalmente nel sierotipo A a causa di riarrangiamento e mescolamento di segmenti di RNA, ad esempio in caso di infezione contestuale con virus diversi. Può succedere che il virus prodotto contenga emagglutinine e neuroamidasi diverse che non sono riconosciute da anticorpi. Inoltre se gli enzimi sono di origine aviaria sono pericolosi perché nel tratto respiratorio dei volatili sono presenti acidi sialici che nell’umano sono presenti nelle vie respiratorie profonde. È successo ad esempio nel 2009 con la pandemia di influenza suina. Conteneva 5 componenti suine, 2 aviarie e 1 umana. </text:span><text:span text:style-name="T32">Nell’epidemia di influenza spagnola i soggetti con sistema immunitario più attivo avevano le conseguenze peggiori, nel 2009 si osservò che gli anziani avevano mortalità più bassa ma il principio era diverso: avevano già visto un virus con antigeni simili che circolava negli anni ‘50.</text:span></text:p>
      <text:p text:style-name="P172"><text:span text:style-name="T32"/></text:p>
      <text:p text:style-name="P173">Diagnosi:</text:p>
      <text:p text:style-name="P142">Ricerca di anticorpi inutile: tutti ne hanno qualche forma e si instaurano quando ormai la malattia è finita. Si ricorre quindi all’isolamento virale. Prima si preleva il campione meglio è.</text:p>
      <text:p text:style-name="P143">Determinare se è presente un virus influenzale è inutile: per decidere il trattamento si deve conoscere il sierotipo tramite test antigenico o sequenziamento. Anche il vaccino stagionale è costruito in base al sequenziamento delle specie circolanti.</text:p>
      <text:p text:style-name="P143"/>
      <text:p text:style-name="P174">Terapia:</text:p>
      <text:p text:style-name="P199"><text:span text:style-name="T79">I target principali sono: neutralizzare la neuraminidasi (zanamivir e </text:span>Oseltamivir<text:span text:style-name="T103">) oppure la proteina N2 (presente solo nei sierotipi A, sono farmaci tossici e la maggior parte delle specie circolanti sono ormai resistenti). Si usa anche la ribavirina che è un analogo nucleotidico.</text:span></text:p>
      <text:p text:style-name="P199"/>
      <text:p text:style-name="P200">Per produrre il vaccino si coltiva virus nell’uovo, il problema è che esiste la possibilità di integrare proteine dell’uovo ed indurre allergia nei pazienti.</text:p>
      <text:p text:style-name="P200">È allo studio un processo più costoso e più rischioso che usa cellule invece dell’uovo, la regolamentazione sta spingendo verso questi metodi. I ceppi virali cambiano leggermente tra vaccini coltivati in uovo ed in cellule ingegnerizzate.</text:p>
      <text:p text:style-name="P200">Il tipo di vaccino cambia anche in base alla fascia d’età del soggetto.</text:p>
      <text:p text:style-name="P200"/>
      <text:p text:style-name="P191">H<text:span text:style-name="T124">uman </text:span>I<text:span text:style-name="T124">mmunodeficiency </text:span>V<text:span text:style-name="T124">irus</text:span></text:p>
      <text:p text:style-name="P102">Sembra trasmesso da primati, lo spillover nella specie umana sembra avvenuto più volte tra 300 e 150 anni fa.</text:p>
      <text:p text:style-name="P102">È rimasto a lungo confinato in Africa e poi sparso in tutto il mondo anche tramite lo schiavismo.</text:p>
      <text:p text:style-name="P102">Può essere trasmesso con rapporti sessuali non protetti, condivisione di siringhe tra tossicodipendenti, trasfusioni di sangue infetto e per trasmissione verticale dalla madre al figlio.</text:p>
      <text:p text:style-name="P103">All’inizio una componente rilevante dei soggetti affetti erano persone che avevano bisogno di procedure mediche invasive oppure somministrazione di emoderivati. <text:span text:style-name="T123">Uno dei motivi per cui c’erano così tante sacche di sangue contaminato è che la donazione di sangue in america avveniva a pagamento, quindi molti soggetti che lo facevano erano persone che avevano bisogno di soldi, tra cui tossicodipendenti.</text:span></text:p>
      <text:p text:style-name="P103"/>
      <text:p text:style-name="P104"><text:soft-page-break/>Fa parte della famiglia dei retrovirus, a sua volta divisa in sottofamiglie in base alle caratteristiche ed alle malattie causate. Nello specifico fa parte dei <text:span text:style-name="T2">lentivirus</text:span>, così chiamati perché la malattia ha una progressione molto lenta in seguto all’infezione. <text:span text:style-name="T125">Nella stessa famiglia si trovano virus che infettano altri animali, ad esempio capre, gatti, pecore ecc…</text:span></text:p>
      <text:p text:style-name="P104"/>
      <text:p text:style-name="P105">Il capside è tronco-conico, con envelope. Sull’envelope si trovano principalmente due proteine: gp120 e gp41, nella matrice si ha la proteina p17 ed a costituire il capside troviamo la proteina p24 (la componente più immunogena, si ricercano anticorpi contro questa per determinare la sieropositività). All’interno del capside si trovano due molecole di RNA, la trascrittasi inversa e la proteasi coinvolta nella maturazione.</text:p>
      <text:p text:style-name="P105"/>
      <text:p text:style-name="P63">Processo infettivo:</text:p>
      <text:p text:style-name="P105">Penetra per <text:span text:style-name="T128">fusione di membrana</text:span>, una volta nel citoplasma la trascrittasi inversa produce un frammento di DNA sulla base del genoma virale. Il DNA così retro-trascritto viene trasportato nel nucleo. I retrovirus a questo punto aspettano la disorganizzazione della membrana nucleare al momento della mitosi (replicano solo in cellule in fase di attiva replicazione). I lentivirus invece hanno proteine accessorie (anch’esse contenute nel capside) che formano un complesso attorno al DNA e gli fanno attraversare la membrana nucleare, di solito in corrispondenza dei pori (motivo per cui nella terapia genica si usano vettori retrovirali che rendono possibile agire anche su cellule quiescenti). L’integrazione nel genoma ospite avviene ad opera dell’enzima integrasi.</text:p>
      <text:p text:style-name="P105">Il virus inizia a trascrivere ed assemblarsi a livello della membrana citoplasmatica.</text:p>
      <text:p text:style-name="P105">Matura dopo la gemmazione.</text:p>
      <text:p text:style-name="P105"/>
      <text:p text:style-name="P105">L’integrazione dei retrovirus può indurre trasformazione perché i suoi promotori (LTR) sono molto forti e possono aumentare la trascrizione dei geni cellulari adiacenti. HIV non è trasformante perché i suoi LTR non sono forti ma sono inducibili (da una proteina virale detta tat). <text:span text:style-name="T126">Teoricamente può indurre trasformazione interrompendo geni cellulari, nella prativa non è mai stata osservata (in vivo l’osservazione è difficile perché tumori insorgono per soppressione del sistema immunitario</text:span><text:span text:style-name="T127">)</text:span><text:span text:style-name="T126">.</text:span></text:p>
      <text:p text:style-name="P106">Un’altra proteina, rev, trasporta i trascritti virali dal nucleo nel citoplasma.</text:p>
      <text:p text:style-name="P106"/>
      <text:p text:style-name="P106">Come fa il virus a regolare la replicazione se ha bisogno di tat e rev? I loro messaggeri come escono dal nucleo? I messaggeri per tat e rev sono abbastanza simili ai messaggeri cellulari da essere esportati normalmente come mRNA cellulari.</text:p>
      <text:p text:style-name="P106"/>
      <text:p text:style-name="P64">Metodo di adsorbimento:<text:span text:style-name="T15"> Esistono due classi di ceppi, uno macrofago-tropico che usa CD4 e CCR5 ed uno linfotropico che usa i recettori CD4 e CXCR4.</text:span></text:p>
      <text:p text:style-name="P214">Nel caso in cui il virus infetti per via mucosale è più probabile che l’infezione abbia inizio tramite una variante macrofago-tropica perché queste sono le cellule che il virus ha più probabilità di incontrare. Se l’infezione avviene per immissione diretta nel sangue è più probabile che abbia inizio con la variante linfotropica.</text:p>
      <text:p text:style-name="P214">Il virus legandosi attiva i linfociti CD4+, in questi linfociti attivi il virus replica velocemente ed induce lisi. Ecco perché l’infezione progredisce più velocemente in soggetti con sistema immunitario più attivo.</text:p>
      <text:p text:style-name="P64"><text:span text:style-name="T15"/></text:p>
      <text:p text:style-name="P64">Fasi dell’infezione:</text:p>
      <text:list text:style-name="L19">
        <text:list-item>
          <text:p text:style-name="P222">Infezione acuta:<text:span text:style-name="T15"> Dall’infezione alla sieroconversione, di solito 3-8 settimane, il virus replica raggiungendo un’alta viremia. Possono non essere presenti sintomi oppure sintomi vaghi simili a influenza, epatite oppure mononucleosi. Questa fase dura fino a quando il sistema immunitario reisce a limitare la replicazione virale e mantenere la viremia ad un equilibrio.</text:span></text:p>
        </text:list-item>
        <text:list-item>
          <text:p text:style-name="P222"><text:soft-page-break/>Fase latente:<text:span text:style-name="T15"> Dura da qualche mese ad oltre 15 anni, la replicazione virale continua con progressiva riduzione dei linfociti disponibili. Termina quando la concentrazione di linfociti CD4+ scende sotto a 200 mmm^-3.</text:span></text:p>
        </text:list-item>
        <text:list-item>
          <text:p text:style-name="P222">Fase 3:<text:span text:style-name="T15"> Progressione ad AIDS, insorgono infezioni opportunistiche.</text:span></text:p>
        </text:list-item>
      </text:list>
      <text:p text:style-name="P214">Il virus in sé non uccide, lo fanno le infezioni opportuniste o i tumori che si sviluppano a causa dell’immunodeficienza.</text:p>
      <text:p text:style-name="P64"><text:span text:style-name="T15"/></text:p>
      <text:p text:style-name="P64">Terapia: <text:span text:style-name="T15">Prima è iniziata meglio è. </text:span><text:span text:style-name="T45">Si usa una terapia che prende il nome di HART: per evitare il problema della resistenza usa una combinazione di farmaci mirati contro più processi virali.</text:span></text:p>
      <text:p text:style-name="P64"><text:span text:style-name="T15"/></text:p>
      <text:p text:style-name="P64">Suscettibilità:<text:span text:style-name="T15"> Dipende da molti fattori genetici, come la mutazione delta-32 del recettore CCR5 che previene o ritarda l’infezione oppure la mutazione P1 che in omozigosi accelera la progressione. </text:span><text:span text:style-name="T44">Esistono soggetti che in presenza di infezione non sviluppano malattia senza trattamento, alcuni soggetti invece sviluppano AIDS nonostante il trattamento.</text:span></text:p>
      <text:p text:style-name="P64"><text:span text:style-name="T44"/></text:p>
      <text:p text:style-name="P65"><text:span text:style-name="T44">L</text:span><text:span text:style-name="T15">a particolare aggressività dipende dal fatto che il virus produce miliardi di virioni ogni giorno ed ognuno presenta qualche mutazione: si sviluppano milioni di varianti al giorno in un singolo paziente.</text:span></text:p>
      <text:p text:style-name="P65"><text:span text:style-name="T15"/></text:p>
      <text:p text:style-name="P223">Diagnosi:<text:span text:style-name="T15"> Il test di eccellenza è il western blot.</text:span></text:p>
      <text:p text:style-name="P223"><text:span text:style-name="T15"/></text:p>
      <text:p text:style-name="P224">Epidemiologia:<text:span text:style-name="T15"> [Da fare]</text:span></text:p>
      <text:p text:style-name="P251">Epatite</text:p>
      <text:p text:style-name="P215">Possono essere dovute a vari fattori, tra cui infezioni virali (ma anche batteriche, fungine, parassiti, farmaci, sostanza tossiche, autoimmune, ecc…).</text:p>
      <text:p text:style-name="P215">Se non trattata può causare danni cronici e portare a cirrosi o cancro.</text:p>
      <text:p text:style-name="P215">Gli agenti infettivi virali si classificano in A, B, C, D ed E.</text:p>
      <text:p text:style-name="P215">Le forme A ed E si trasmette per via orofecale.</text:p>
      <text:p text:style-name="P215">Le forme B, C e D si trasmettono per via ematica.</text:p>
      <text:p text:style-name="P216">In realtà esistono molti virus che possono dare epatite perché a causa della sua irrorazione e funzione il fegato è “tappa obbligata” per quasi tutti i virus.</text:p>
      <text:p text:style-name="P216"/>
      <text:p text:style-name="P225">Epatite A</text:p>
      <text:p text:style-name="P216">Virus della famiglia dei <text:span text:style-name="T2">picornavirus</text:span> (virus piccoli con genoma a polarità positiva a singolo filamento). Sono virus nudi molto resistenti, epatite A nello specifico può resistere anche alla clorazione dell’acqua. <text:span text:style-name="T129">Appartengono alla stessa famiglia il poliovirus ed altri 200 circa virus trasmessi per via orofecale che possono dare epatite acuta, ed i rinovirus.</text:span></text:p>
      <text:p text:style-name="P226"/>
      <text:p text:style-name="P226">Replicazione:<text:span text:style-name="T15"> Semplice, il ccapside ha forma icosaedrica, il genoma è di circa 10 kbp ed è associato ad una proteina (Vpg) che gli permette di essere riconosciuto come messaggero. Sono presenti altre proteine che bloccano la sintesi proteica cellulare. Sono proteasi che agiscono su proteine cellulari.</text:span></text:p>
      <text:p text:style-name="P227"><text:span text:style-name="T15">Il virus inocula il suo genoma nel citoplasma che viene tradotto nei ribosomi come poliproteina (tutte le proteine virali una in serie all’altra). Le proteasi cellulari tagliano i primi prodotti genici fino ad ottenere la proteasi virale che continua il lavoro. </text:span><text:span text:style-name="T46">Tra le proteine virali otteute si trova anche una RNA polimerasi virale che produce a partire dal genoma uno stampo a polarità negativa in base al quale si replica il genoma virale. </text:span><text:span text:style-name="T47">Una buona parte dei genomi neosintetizzati va ai ribosomi per amplificare la sintesi proteica: la replicazione virale accelera ed uccide la cellula ospite in poche ore.</text:span></text:p>
      <text:p text:style-name="P228"><text:span text:style-name="T47">I</text:span><text:span text:style-name="T15">l solo RNA virale introdotto nel citoplasma è capace di dare infezione.</text:span></text:p>
      <text:p text:style-name="P228"><text:span text:style-name="T15"/></text:p>
      <text:p text:style-name="P228"><text:span text:style-name="T15">Per ora si è identificato un singolo sierotipo: tutti i virus isolati danno risposta immune che protegge dall’infezione da tutti gli altri isolati </text:span><text:span text:style-name="T48">(potrebbe cambiare a breve)</text:span><text:span text:style-name="T15">.</text:span></text:p>
      <text:p text:style-name="P228"><text:span text:style-name="T15"/></text:p>
      <text:p text:style-name="P229">Trasmissione:<text:span text:style-name="T15"> Tramite contatto personale, cibi o acqua contaminati, esposizione a sangue (rara).</text:span></text:p>
      <text:p text:style-name="P230"><text:span text:style-name="T15">Particolarmente diffusa nel sud europa perché un’ importante vettore di infezione sono crostacei ed organismi filtratori, che sono a volte consumati crudi.</text:span></text:p>
      <text:p text:style-name="P230"><text:span text:style-name="T15"/></text:p>
      <text:p text:style-name="P231">Patologia:<text:span text:style-name="T15"> La probabilità di sviluppare epatite aumenta con l’età perché l’epatite non è data direttamente dal danno che il virus apporta al fegato ma alla risposta immunitaria contro gli epatociti infetti.</text:span></text:p>
      <text:p text:style-name="P232"><text:span text:style-name="T15">Complicazioni: epatite filminante (gli epatociti danneggiati sono trippi ed il fegato non riesce a riparare il danno, se non si ricorre al trapianto entro poche ore il paziente muore), epatite colestatica, epatite ricorrente </text:span><text:span text:style-name="T49">(dopo qualche giorno i sintomi si attenuano per poi riacutizzarsi)</text:span><text:span text:style-name="T15">.</text:span></text:p>
      <text:p text:style-name="P233"><text:span text:style-name="T15">L’infezione cronica è molto rara perché si sviluppa risposta immune (sono disponibili anche vaccini).</text:span></text:p>
      <text:p text:style-name="P233">Tempo di incubazione:<text:span text:style-name="T15"> Piuttosto lungo, i sintomi compaiono tra le 2 e le 6 settimane dopo l’infezione.</text:span></text:p>
      <text:p text:style-name="P234">Guarigione: <text:span text:style-name="T15">di solito il virus viene eliminato spontaneamente, la scomparsa del virus nel sangue precede la scomparsa del virus nelle feci di qualche settimana </text:span><text:span text:style-name="T50">(il virus ha piccole sacche di replicazione all’interno del fegato e permane nella cistifellea da dove viene riversato nell’intestino)</text:span><text:span text:style-name="T15">.</text:span></text:p>
      <text:p text:style-name="P235">Prevenzione:<text:span text:style-name="T15"> Miglioramento delle condizioni igieniche, sanificazione delle sorgenti d’acqua, vaccino, immunoglobuline (pre- e post-esposizione, </text:span><text:span text:style-name="T51">utilità dubbia perché devono essere somministrate entro pochissimo tempo dall’infezione</text:span><text:span text:style-name="T15">).</text:span></text:p>
      <text:p text:style-name="P235"><text:soft-page-break/><text:span text:style-name="T15"/></text:p>
      <text:p text:style-name="P236">Epatite E</text:p>
      <text:p text:style-name="P217">Importanza sottostimata, ogni anno porta a morte circa 60 mln di persone. Fa parte della famiglia herpes. Presente in moltissime <text:span text:style-name="T130">specie animali (esempio: praticamente tutti i cinghiali sono infetti). Sono eliminati con le feci e sono molto stabili, possibilità di c</text:span><text:span text:style-name="T131">ontaminare cibi</text:span><text:span text:style-name="T130">.</text:span></text:p>
      <text:p text:style-name="P218">La presenza del virus nel sangue precede l’insorgenza dei sintomi. Tra l’infezione e la comparsa dei sintomi si hanno 2-3 settimane.</text:p>
      <text:p text:style-name="P237">Prevenzione:<text:span text:style-name="T15"> Controllo su cibo ed acqua, efficacia delle ig scarsa o nulla, vaccino inattivato approvato in Cina ma non in altri paesi.</text:span></text:p>
      <text:p text:style-name="P237"><text:span text:style-name="T15"/></text:p>
      <text:p text:style-name="P237">Epatite B</text:p>
      <text:p text:style-name="P219">Ha un diametro di 42 nm, presenta una proteina, HbsAg, che si presenta nell’involucro esterno in varie forme. Funge da anti-recettore ed è il target contro cui si sviluppano anticorpi neutralizzanti (usata nel vaccino). Viene prodotta in eccesso, molta più di quella necessaria al virus: nel soggetto oltre a trovare le particelle infettanti si riconoscono corpuscoli formati dalla proteina in surplus come agglomerati sferoidali oppure allungati.</text:p>
      <text:p text:style-name="P219">All’interno del rivestimento si ha un capside icosaedrico che contiene il DNA circolare parzialmente bicatenato: il filamento negativo è completo, quello positivo è completo dal 50 all’80%, il filamento è completato nelle prime fasi di infezione. Sembra che dato che tale DNA è sintetizzato nel capside la polimerasi ad un certo punto finisca i nucleotidi da aggiungere. Il fatto di non essere veramente a singolo filamento né a doppio complica il riconoscimento del materiale genetico esogeno da parte della cellula.</text:p>
      <text:p text:style-name="P219">I metodi diagnostici non hanno bisogno di essere estremamente sensibili perché vengono prodotti virioni in quantità enorme.</text:p>
      <text:p text:style-name="P219">Tra i geni abbiamo la DNA polimerasi che svolge varie funzioni, HBsG, la proteina C (capside) e la proteina E che serve al virus per infettare altri distretti. I geni sono parzialmente sovrapposti. Si ha una regione detta X che non ha una funzione ben identificata, probabilmente coinvolta nella regolazione e forse nella trasformazione.</text:p>
      <text:p text:style-name="P219"/>
      <text:p text:style-name="P237">Ciclo vitale:<text:span text:style-name="T15"> il virus non è mai eliminato del tutto, sangue, organi, cordone ombelicale ecc… di un soggetto guarito possono indurre infezione nel ricevente.</text:span></text:p>
      <text:p text:style-name="P237"><text:span text:style-name="T15">Una volta entrato nella cellula la doppia catena viene completata e passa alla forma cccDNA, DNA a doppia catena covalentemente chiuso. Che si comporta come un “mini-cromosoma” che può indurre la produzione di nuovi virioni. Tra i trascritti che si ottengono dal cccDNA si ha anche un pgRNA (RNA pre-genomico) che viene inserito nel capside viene introdotta anche una polimerasi che trasforma l’RNA in un filamento di DNA negativo e poi quello positivo (il secondo filamento non arriva a completamento, DNA parzialmente bicatenario). A questo punto il virione può raggiungere il Golgi e ricevere lì il suo rivestimento (il Golgi sarà pieno di proteina HBsAg). Oppure vescicole di HBsAg vengono rilasciate formando i corpuscoli non infettanti visti prima.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Noto Serif" fo:font-family="'Noto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2T08:34:47.843299251</meta:creation-date>
    <dc:date>2023-11-30T12:33:55.998213403</dc:date>
    <meta:editing-duration>P1DT8H5M29S</meta:editing-duration>
    <meta:editing-cycles>182</meta:editing-cycles>
    <meta:generator>LibreOffice/7.6.3.2$Linux_X86_64 LibreOffice_project/60$Build-2</meta:generator>
    <meta:document-statistic meta:table-count="0" meta:image-count="0" meta:object-count="0" meta:page-count="29" meta:paragraph-count="482" meta:word-count="14385" meta:character-count="96916" meta:non-whitespace-character-count="83055"/>
  </office:meta>
</office:document-meta>
</file>